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9.525113828846" calcext:value-type="float">
            <text:p>189.525113828846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16.523166855178" calcext:value-type="float">
            <text:p>216.523166855178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79.580229533742" calcext:value-type="float">
            <text:p>179.580229533742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253.049696882376" calcext:value-type="float">
            <text:p>253.0496968823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6.3432083" calcext:value-type="float">
            <text:p>6.3432083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.6709785" calcext:value-type="float">
            <text:p>3.6709785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3" calcext:value-type="float">
            <text:p>96.9999999999463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8" calcext:value-type="float">
            <text:p>388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8" calcext:value-type="float">
            <text:p>388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68.6" calcext:value-type="float">
            <text:p>368.6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17137028" calcext:value-type="float">
            <text:p>0.0001713702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52943" calcext:value-type="float">
            <text:p>0.00054752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4374955" calcext:value-type="float">
            <text:p>0.00000437495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861758" calcext:value-type="float">
            <text:p>0.00028617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75095" calcext:value-type="float">
            <text:p>0.00016750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305145" calcext:value-type="float">
            <text:p>0.000573051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672" calcext:value-type="float">
            <text:p>0.00051636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656541" calcext:value-type="float">
            <text:p>0.000106565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8917843" calcext:value-type="float">
            <text:p>0.000389178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5608" calcext:value-type="float">
            <text:p>0.00066560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860044" calcext:value-type="float">
            <text:p>0.000638600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491689" calcext:value-type="float">
            <text:p>0.000024916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0382382" calcext:value-type="float">
            <text:p>0.000203823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6922447" calcext:value-type="float">
            <text:p>0.0000469224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324087" calcext:value-type="float">
            <text:p>0.0000163240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584277" calcext:value-type="float">
            <text:p>0.000525842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77185" calcext:value-type="float">
            <text:p>0.000400771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80127" calcext:value-type="float">
            <text:p>0.0003618012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1923" calcext:value-type="float">
            <text:p>0.0006219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735207" calcext:value-type="float">
            <text:p>0.0004173520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85599" calcext:value-type="float">
            <text:p>0.00070855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4523" calcext:value-type="float">
            <text:p>0.0003045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134" calcext:value-type="float">
            <text:p>0.00051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2014507" calcext:value-type="float">
            <text:p>0.00082014507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4514621" calcext:value-type="float">
            <text:p>0.0004514621</text:p>
          </table:table-cell>
          <table:table-cell office:value-type="float" office:value="349.45514" calcext:value-type="float">
            <text:p>349.4551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64951624" calcext:value-type="float">
            <text:p>0.00064951624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24550414" calcext:value-type="float">
            <text:p>0.00024550414</text:p>
          </table:table-cell>
          <table:table-cell office:value-type="float" office:value="349.2072" calcext:value-type="float">
            <text:p>349.20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82015" calcext:value-type="float">
            <text:p>0.0004182015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31705626" calcext:value-type="float">
            <text:p>0.00031705626</text:p>
          </table:table-cell>
          <table:table-cell office:value-type="float" office:value="349.20447" calcext:value-type="float">
            <text:p>349.20447</text:p>
          </table:table-cell>
          <table:table-cell office:value-type="float" office:value="0.0009237735" calcext:value-type="float">
            <text:p>0.00092377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7532142" calcext:value-type="float">
            <text:p>0.0007532142</text:p>
          </table:table-cell>
          <table:table-cell office:value-type="float" office:value="349.2071" calcext:value-type="float">
            <text:p>349.2071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521369" calcext:value-type="float">
            <text:p>0.00021521369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53018" calcext:value-type="float">
            <text:p>0.0004953018</text:p>
          </table:table-cell>
          <table:table-cell office:value-type="float" office:value="349.29666" calcext:value-type="float">
            <text:p>349.29666</text:p>
          </table:table-cell>
          <table:table-cell office:value-type="float" office:value="0.00082703354" calcext:value-type="float">
            <text:p>0.0008270335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85257296" calcext:value-type="float">
            <text:p>0.00085257296</text:p>
          </table:table-cell>
          <table:table-cell office:value-type="float" office:value="349.3949" calcext:value-type="float">
            <text:p>349.3949</text:p>
          </table:table-cell>
          <table:table-cell office:value-type="float" office:value="0.00013897636" calcext:value-type="float">
            <text:p>0.00013897636</text:p>
          </table:table-cell>
          <table:table-cell office:value-type="float" office:value="349.2034" calcext:value-type="float">
            <text:p>349.203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42104372" calcext:value-type="float">
            <text:p>0.00042104372</text:p>
          </table:table-cell>
          <table:table-cell office:value-type="float" office:value="349.2065" calcext:value-type="float">
            <text:p>349.2065</text:p>
          </table:table-cell>
          <table:table-cell office:value-type="float" office:value="0.0009544528" calcext:value-type="float">
            <text:p>0.0009544528</text:p>
          </table:table-cell>
          <table:table-cell office:value-type="float" office:value="349.2272" calcext:value-type="float">
            <text:p>349.22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27526967" calcext:value-type="float">
            <text:p>0.00027526967</text:p>
          </table:table-cell>
          <table:table-cell office:value-type="float" office:value="349.20776" calcext:value-type="float">
            <text:p>349.20776</text:p>
          </table:table-cell>
          <table:table-cell office:value-type="float" office:value="0.0008886884" calcext:value-type="float">
            <text:p>0.0008886884</text:p>
          </table:table-cell>
          <table:table-cell office:value-type="float" office:value="349.21088" calcext:value-type="float">
            <text:p>349.2108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00247" calcext:value-type="float">
            <text:p>0.0005100247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591211" calcext:value-type="float">
            <text:p>0.000591211</text:p>
          </table:table-cell>
          <table:table-cell office:value-type="float" office:value="349.20688" calcext:value-type="float">
            <text:p>349.20688</text:p>
          </table:table-cell>
          <table:table-cell office:value-type="float" office:value="0.00075958186" calcext:value-type="float">
            <text:p>0.0007595818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787942" calcext:value-type="float">
            <text:p>0.000787942</text:p>
          </table:table-cell>
          <table:table-cell office:value-type="float" office:value="349.2111" calcext:value-type="float">
            <text:p>349.2111</text:p>
          </table:table-cell>
          <table:table-cell office:value-type="float" office:value="0.0009325124" calcext:value-type="float">
            <text:p>0.0009325124</text:p>
          </table:table-cell>
          <table:table-cell office:value-type="float" office:value="349.2067" calcext:value-type="float">
            <text:p>349.2067</text:p>
          </table:table-cell>
          <table:table-cell office:value-type="float" office:value="0.00045081263" calcext:value-type="float">
            <text:p>0.00045081263</text:p>
          </table:table-cell>
          <table:table-cell office:value-type="float" office:value="349.33325" calcext:value-type="float">
            <text:p>349.33325</text:p>
          </table:table-cell>
          <table:table-cell office:value-type="float" office:value="0.00062639156" calcext:value-type="float">
            <text:p>0.00062639156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92776085" calcext:value-type="float">
            <text:p>0.00092776085</text:p>
          </table:table-cell>
          <table:table-cell office:value-type="float" office:value="349.298" calcext:value-type="float">
            <text:p>349.2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3555" calcext:value-type="float">
            <text:p>5.667355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" calcext:value-type="float">
            <text:p>5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7604" calcext:value-type="float">
            <text:p>5.666760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726206" calcext:value-type="float">
            <text:p>9.726206</text:p>
          </table:table-cell>
          <table:table-cell office:value-type="float" office:value="187.20447" calcext:value-type="float">
            <text:p>187.2044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8.371723" calcext:value-type="float">
            <text:p>8.371723</text:p>
          </table:table-cell>
          <table:table-cell office:value-type="float" office:value="154.80708" calcext:value-type="float">
            <text:p>154.80708</text:p>
          </table:table-cell>
          <table:table-cell office:value-type="float" office:value="5.0007687" calcext:value-type="float">
            <text:p>5.000768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654" calcext:value-type="float">
            <text:p>5.333654</text:p>
          </table:table-cell>
          <table:table-cell office:value-type="float" office:value="176.40323" calcext:value-type="float">
            <text:p>176.40323</text:p>
          </table:table-cell>
          <table:table-cell office:value-type="float" office:value="5.66719" calcext:value-type="float">
            <text:p>5.66719</text:p>
          </table:table-cell>
          <table:table-cell office:value-type="float" office:value="166.51093" calcext:value-type="float">
            <text:p>166.51093</text:p>
          </table:table-cell>
          <table:table-cell office:value-type="float" office:value="6.0006766" calcext:value-type="float">
            <text:p>6.000676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44195" calcext:value-type="float">
            <text:p>5.34419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73117" calcext:value-type="float">
            <text:p>5.3373117</text:p>
          </table:table-cell>
          <table:table-cell office:value-type="float" office:value="176.49664" calcext:value-type="float">
            <text:p>176.49664</text:p>
          </table:table-cell>
          <table:table-cell office:value-type="float" office:value="5.998421" calcext:value-type="float">
            <text:p>5.998421</text:p>
          </table:table-cell>
          <table:table-cell office:value-type="float" office:value="165.60483" calcext:value-type="float">
            <text:p>165.60483</text:p>
          </table:table-cell>
          <table:table-cell office:value-type="float" office:value="6.20598" calcext:value-type="float">
            <text:p>6.20598</text:p>
          </table:table-cell>
          <table:table-cell office:value-type="float" office:value="154.99489" calcext:value-type="float">
            <text:p>154.99489</text:p>
          </table:table-cell>
          <table:table-cell office:value-type="float" office:value="5.0006595" calcext:value-type="float">
            <text:p>5.0006595</text:p>
          </table:table-cell>
          <table:table-cell office:value-type="float" office:value="187.2034" calcext:value-type="float">
            <text:p>187.2034</text:p>
          </table:table-cell>
          <table:table-cell office:value-type="float" office:value="5.333842" calcext:value-type="float">
            <text:p>5.333842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71557" calcext:value-type="float">
            <text:p>5.6671557</text:p>
          </table:table-cell>
          <table:table-cell office:value-type="float" office:value="165.6065" calcext:value-type="float">
            <text:p>165.6065</text:p>
          </table:table-cell>
          <table:table-cell office:value-type="float" office:value="6.000482" calcext:value-type="float">
            <text:p>6.000482</text:p>
          </table:table-cell>
          <table:table-cell office:value-type="float" office:value="154.8272" calcext:value-type="float">
            <text:p>154.8272</text:p>
          </table:table-cell>
          <table:table-cell office:value-type="float" office:value="8.036506" calcext:value-type="float">
            <text:p>8.036506</text:p>
          </table:table-cell>
          <table:table-cell office:value-type="float" office:value="187.22998" calcext:value-type="float">
            <text:p>187.22998</text:p>
          </table:table-cell>
          <table:table-cell office:value-type="float" office:value="9.428126" calcext:value-type="float">
            <text:p>9.428126</text:p>
          </table:table-cell>
          <table:table-cell office:value-type="float" office:value="176.40775" calcext:value-type="float">
            <text:p>176.40775</text:p>
          </table:table-cell>
          <table:table-cell office:value-type="float" office:value="7.8882947" calcext:value-type="float">
            <text:p>7.8882947</text:p>
          </table:table-cell>
          <table:table-cell office:value-type="float" office:value="165.61087" calcext:value-type="float">
            <text:p>165.6108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0.304357" calcext:value-type="float">
            <text:p>10.304357</text:p>
          </table:table-cell>
          <table:table-cell office:value-type="float" office:value="176.40686" calcext:value-type="float">
            <text:p>176.40686</text:p>
          </table:table-cell>
          <table:table-cell office:value-type="float" office:value="10.418603" calcext:value-type="float">
            <text:p>10.418603</text:p>
          </table:table-cell>
          <table:table-cell office:value-type="float" office:value="165.6041" calcext:value-type="float">
            <text:p>165.6041</text:p>
          </table:table-cell>
          <table:table-cell office:value-type="float" office:value="20.998264" calcext:value-type="float">
            <text:p>20.998264</text:p>
          </table:table-cell>
          <table:table-cell office:value-type="float" office:value="154.81108" calcext:value-type="float">
            <text:p>154.81108</text:p>
          </table:table-cell>
          <table:table-cell office:value-type="float" office:value="5.0000434" calcext:value-type="float">
            <text:p>5.0000434</text:p>
          </table:table-cell>
          <table:table-cell office:value-type="float" office:value="187.2067" calcext:value-type="float">
            <text:p>187.2067</text:p>
          </table:table-cell>
          <table:table-cell office:value-type="float" office:value="5.3337793" calcext:value-type="float">
            <text:p>5.3337793</text:p>
          </table:table-cell>
          <table:table-cell office:value-type="float" office:value="176.53323" calcext:value-type="float">
            <text:p>176.5332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344" calcext:value-type="float">
            <text:p>6.000344</text:p>
          </table:table-cell>
          <table:table-cell office:value-type="float" office:value="154.898" calcext:value-type="float">
            <text:p>154.898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629" calcext:value-type="float">
            <text:p>5.667629</text:p>
          </table:table-cell>
          <table:table-cell office:value-type="float" office:value="165.63817" calcext:value-type="float">
            <text:p>165.6381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876" calcext:value-type="float">
            <text:p>5.666876</text:p>
          </table:table-cell>
          <table:table-cell office:value-type="float" office:value="165.60344" calcext:value-type="float">
            <text:p>165.60344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819366" calcext:value-type="float">
            <text:p>9.819366</text:p>
          </table:table-cell>
          <table:table-cell office:value-type="float" office:value="189.99928" calcext:value-type="float">
            <text:p>189.99928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10.875" calcext:value-type="float">
            <text:p>10.875</text:p>
          </table:table-cell>
          <table:table-cell office:value-type="float" office:value="321.87997" calcext:value-type="float">
            <text:p>321.87997</text:p>
          </table:table-cell>
          <table:table-cell office:value-type="float" office:value="8.375778" calcext:value-type="float">
            <text:p>8.375778</text:p>
          </table:table-cell>
          <table:table-cell office:value-type="float" office:value="154.92874" calcext:value-type="float">
            <text:p>154.92874</text:p>
          </table:table-cell>
          <table:table-cell office:value-type="float" office:value="5.0009117" calcext:value-type="float">
            <text:p>5.0009117</text:p>
          </table:table-cell>
          <table:table-cell office:value-type="float" office:value="187.33029" calcext:value-type="float">
            <text:p>187.33029</text:p>
          </table:table-cell>
          <table:table-cell office:value-type="float" office:value="5.334007" calcext:value-type="float">
            <text:p>5.334007</text:p>
          </table:table-cell>
          <table:table-cell office:value-type="float" office:value="176.72467" calcext:value-type="float">
            <text:p>176.72467</text:p>
          </table:table-cell>
          <table:table-cell office:value-type="float" office:value="5.6673207" calcext:value-type="float">
            <text:p>5.6673207</text:p>
          </table:table-cell>
          <table:table-cell office:value-type="float" office:value="166.51485" calcext:value-type="float">
            <text:p>166.51485</text:p>
          </table:table-cell>
          <table:table-cell office:value-type="float" office:value="6.0008526" calcext:value-type="float">
            <text:p>6.0008526</text:p>
          </table:table-cell>
          <table:table-cell office:value-type="float" office:value="154.96025" calcext:value-type="float">
            <text:p>154.96025</text:p>
          </table:table-cell>
          <table:table-cell office:value-type="float" office:value="5.3463287" calcext:value-type="float">
            <text:p>5.3463287</text:p>
          </table:table-cell>
          <table:table-cell office:value-type="float" office:value="187.26399" calcext:value-type="float">
            <text:p>187.26399</text:p>
          </table:table-cell>
          <table:table-cell office:value-type="float" office:value="5.5638084" calcext:value-type="float">
            <text:p>5.5638084</text:p>
          </table:table-cell>
          <table:table-cell office:value-type="float" office:value="183.29155" calcext:value-type="float">
            <text:p>183.29155</text:p>
          </table:table-cell>
          <table:table-cell office:value-type="float" office:value="5.9993834" calcext:value-type="float">
            <text:p>5.9993834</text:p>
          </table:table-cell>
          <table:table-cell office:value-type="float" office:value="165.6337" calcext:value-type="float">
            <text:p>165.6337</text:p>
          </table:table-cell>
          <table:table-cell office:value-type="float" office:value="6.3290787" calcext:value-type="float">
            <text:p>6.3290787</text:p>
          </table:table-cell>
          <table:table-cell office:value-type="float" office:value="158.68785" calcext:value-type="float">
            <text:p>158.68785</text:p>
          </table:table-cell>
          <table:table-cell office:value-type="float" office:value="5.0008554" calcext:value-type="float">
            <text:p>5.0008554</text:p>
          </table:table-cell>
          <table:table-cell office:value-type="float" office:value="187.20927" calcext:value-type="float">
            <text:p>187.20927</text:p>
          </table:table-cell>
          <table:table-cell office:value-type="float" office:value="5.3340425" calcext:value-type="float">
            <text:p>5.3340425</text:p>
          </table:table-cell>
          <table:table-cell office:value-type="float" office:value="176.43599" calcext:value-type="float">
            <text:p>176.43599</text:p>
          </table:table-cell>
          <table:table-cell office:value-type="float" office:value="5.6673393" calcext:value-type="float">
            <text:p>5.6673393</text:p>
          </table:table-cell>
          <table:table-cell office:value-type="float" office:value="165.61201" calcext:value-type="float">
            <text:p>165.61201</text:p>
          </table:table-cell>
          <table:table-cell office:value-type="float" office:value="6.000662" calcext:value-type="float">
            <text:p>6.000662</text:p>
          </table:table-cell>
          <table:table-cell office:value-type="float" office:value="154.83258" calcext:value-type="float">
            <text:p>154.83258</text:p>
          </table:table-cell>
          <table:table-cell office:value-type="float" office:value="8.037229" calcext:value-type="float">
            <text:p>8.037229</text:p>
          </table:table-cell>
          <table:table-cell office:value-type="float" office:value="187.25166" calcext:value-type="float">
            <text:p>187.25166</text:p>
          </table:table-cell>
          <table:table-cell office:value-type="float" office:value="9.4329605" calcext:value-type="float">
            <text:p>9.4329605</text:p>
          </table:table-cell>
          <table:table-cell office:value-type="float" office:value="180.81143" calcext:value-type="float">
            <text:p>180.81143</text:p>
          </table:table-cell>
          <table:table-cell office:value-type="float" office:value="7.9650874" calcext:value-type="float">
            <text:p>7.9650874</text:p>
          </table:table-cell>
          <table:table-cell office:value-type="float" office:value="167.91466" calcext:value-type="float">
            <text:p>167.91466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7.353977" calcext:value-type="float">
            <text:p>17.353977</text:p>
          </table:table-cell>
          <table:table-cell office:value-type="float" office:value="387.89548" calcext:value-type="float">
            <text:p>387.89548</text:p>
          </table:table-cell>
          <table:table-cell office:value-type="float" office:value="10.424943" calcext:value-type="float">
            <text:p>10.424943</text:p>
          </table:table-cell>
          <table:table-cell office:value-type="float" office:value="165.7943" calcext:value-type="float">
            <text:p>165.7943</text:p>
          </table:table-cell>
          <table:table-cell office:value-type="float" office:value="21.001657" calcext:value-type="float">
            <text:p>21.001657</text:p>
          </table:table-cell>
          <table:table-cell office:value-type="float" office:value="154.91287" calcext:value-type="float">
            <text:p>154.91287</text:p>
          </table:table-cell>
          <table:table-cell office:value-type="float" office:value="5.000829" calcext:value-type="float">
            <text:p>5.000829</text:p>
          </table:table-cell>
          <table:table-cell office:value-type="float" office:value="187.92255" calcext:value-type="float">
            <text:p>187.92255</text:p>
          </table:table-cell>
          <table:table-cell office:value-type="float" office:value="5.333935" calcext:value-type="float">
            <text:p>5.333935</text:p>
          </table:table-cell>
          <table:table-cell office:value-type="float" office:value="176.5379" calcext:value-type="float">
            <text:p>176.5379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5608" calcext:value-type="float">
            <text:p>6.0005608</text:p>
          </table:table-cell>
          <table:table-cell office:value-type="float" office:value="154.90451" calcext:value-type="float">
            <text:p>154.90451</text:p>
          </table:table-cell>
        </table:table-row>
        <table:table-row table:style-name="ro1">
          <table:table-cell office:value-type="float" office:value="6.3556433" calcext:value-type="float">
            <text:p>6.3556433</text:p>
          </table:table-cell>
          <table:table-cell office:value-type="float" office:value="154.51512" calcext:value-type="float">
            <text:p>154.51512</text:p>
          </table:table-cell>
          <table:table-cell office:value-type="float" office:value="8.252005" calcext:value-type="float">
            <text:p>8.252005</text:p>
          </table:table-cell>
          <table:table-cell office:value-type="float" office:value="143.49817" calcext:value-type="float">
            <text:p>143.49817</text:p>
          </table:table-cell>
          <table:table-cell office:value-type="float" office:value="8.218291" calcext:value-type="float">
            <text:p>8.218291</text:p>
          </table:table-cell>
          <table:table-cell office:value-type="float" office:value="132.66302" calcext:value-type="float">
            <text:p>132.66302</text:p>
          </table:table-cell>
          <table:table-cell office:value-type="float" office:value="7.4134464" calcext:value-type="float">
            <text:p>7.4134464</text:p>
          </table:table-cell>
          <table:table-cell office:value-type="float" office:value="176.94722" calcext:value-type="float">
            <text:p>176.94722</text:p>
          </table:table-cell>
          <table:table-cell office:value-type="float" office:value="6.479709" calcext:value-type="float">
            <text:p>6.479709</text:p>
          </table:table-cell>
          <table:table-cell office:value-type="float" office:value="166.16997" calcext:value-type="float">
            <text:p>166.16997</text:p>
          </table:table-cell>
          <table:table-cell office:value-type="float" office:value="8.821192" calcext:value-type="float">
            <text:p>8.821192</text:p>
          </table:table-cell>
          <table:table-cell office:value-type="float" office:value="155.34344" calcext:value-type="float">
            <text:p>155.34344</text:p>
          </table:table-cell>
          <table:table-cell office:value-type="float" office:value="9.866248" calcext:value-type="float">
            <text:p>9.866248</text:p>
          </table:table-cell>
          <table:table-cell office:value-type="float" office:value="144.54395" calcext:value-type="float">
            <text:p>144.54395</text:p>
          </table:table-cell>
          <table:table-cell office:value-type="float" office:value="11.607152" calcext:value-type="float">
            <text:p>11.607152</text:p>
          </table:table-cell>
          <table:table-cell office:value-type="float" office:value="174.60927" calcext:value-type="float">
            <text:p>174.60927</text:p>
          </table:table-cell>
          <table:table-cell office:value-type="float" office:value="11.706088" calcext:value-type="float">
            <text:p>11.706088</text:p>
          </table:table-cell>
          <table:table-cell office:value-type="float" office:value="161.00998" calcext:value-type="float">
            <text:p>161.00998</text:p>
          </table:table-cell>
          <table:table-cell office:value-type="float" office:value="11.35" calcext:value-type="float">
            <text:p>11.3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154843" calcext:value-type="float">
            <text:p>8.154843</text:p>
          </table:table-cell>
          <table:table-cell office:value-type="float" office:value="122.99467" calcext:value-type="float">
            <text:p>122.99467</text:p>
          </table:table-cell>
          <table:table-cell office:value-type="float" office:value="7.337791" calcext:value-type="float">
            <text:p>7.337791</text:p>
          </table:table-cell>
          <table:table-cell office:value-type="float" office:value="112.78484" calcext:value-type="float">
            <text:p>112.78484</text:p>
          </table:table-cell>
          <table:table-cell office:value-type="float" office:value="7.8265676" calcext:value-type="float">
            <text:p>7.8265676</text:p>
          </table:table-cell>
          <table:table-cell office:value-type="float" office:value="101.23025" calcext:value-type="float">
            <text:p>101.23025</text:p>
          </table:table-cell>
          <table:table-cell office:value-type="float" office:value="5.9938602" calcext:value-type="float">
            <text:p>5.9938602</text:p>
          </table:table-cell>
          <table:table-cell office:value-type="float" office:value="173.22398" calcext:value-type="float">
            <text:p>173.22398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309783" calcext:value-type="float">
            <text:p>6.9309783</text:p>
          </table:table-cell>
          <table:table-cell office:value-type="float" office:value="151.59369" calcext:value-type="float">
            <text:p>151.5936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409716" calcext:value-type="float">
            <text:p>5.409716</text:p>
          </table:table-cell>
          <table:table-cell office:value-type="float" office:value="179.91928" calcext:value-type="float">
            <text:p>179.91928</text:p>
          </table:table-cell>
          <table:table-cell office:value-type="float" office:value="5.830863" calcext:value-type="float">
            <text:p>5.830863</text:p>
          </table:table-cell>
          <table:table-cell office:value-type="float" office:value="169.146" calcext:value-type="float">
            <text:p>169.146</text:p>
          </table:table-cell>
          <table:table-cell office:value-type="float" office:value="5.995274" calcext:value-type="float">
            <text:p>5.995274</text:p>
          </table:table-cell>
          <table:table-cell office:value-type="float" office:value="158.322" calcext:value-type="float">
            <text:p>158.322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4772" calcext:value-type="float">
            <text:p>10.44772</text:p>
          </table:table-cell>
          <table:table-cell office:value-type="float" office:value="171.59166" calcext:value-type="float">
            <text:p>171.59166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0.4" calcext:value-type="float">
            <text:p>10.4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605423" calcext:value-type="float">
            <text:p>11.605423</text:p>
          </table:table-cell>
          <table:table-cell office:value-type="float" office:value="139.13997" calcext:value-type="float">
            <text:p>139.13997</text:p>
          </table:table-cell>
          <table:table-cell office:value-type="float" office:value="23.000494" calcext:value-type="float">
            <text:p>23.000494</text:p>
          </table:table-cell>
          <table:table-cell office:value-type="float" office:value="154.53325" calcext:value-type="float">
            <text:p>154.53325</text:p>
          </table:table-cell>
          <table:table-cell office:value-type="float" office:value="23" calcext:value-type="float">
            <text:p>23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032" calcext:value-type="float">
            <text:p>23.000032</text:p>
          </table:table-cell>
          <table:table-cell office:value-type="float" office:value="154.72427" calcext:value-type="float">
            <text:p>154.72427</text:p>
          </table:table-cell>
          <table:table-cell office:value-type="float" office:value="23.000683" calcext:value-type="float">
            <text:p>23.000683</text:p>
          </table:table-cell>
          <table:table-cell office:value-type="float" office:value="154.64288" calcext:value-type="float">
            <text:p>154.64288</text:p>
          </table:table-cell>
          <table:table-cell office:value-type="float" office:value="7.0839467" calcext:value-type="float">
            <text:p>7.0839467</text:p>
          </table:table-cell>
          <table:table-cell office:value-type="float" office:value="137.70255" calcext:value-type="float">
            <text:p>137.70255</text:p>
          </table:table-cell>
          <table:table-cell office:value-type="float" office:value="7.213585" calcext:value-type="float">
            <text:p>7.213585</text:p>
          </table:table-cell>
          <table:table-cell office:value-type="float" office:value="126.31791" calcext:value-type="float">
            <text:p>126.31791</text:p>
          </table:table-cell>
          <table:table-cell office:value-type="float" office:value="8.045837" calcext:value-type="float">
            <text:p>8.045837</text:p>
          </table:table-cell>
          <table:table-cell office:value-type="float" office:value="115.383415" calcext:value-type="float">
            <text:p>115.383415</text:p>
          </table:table-cell>
          <table:table-cell office:value-type="float" office:value="8.037293" calcext:value-type="float">
            <text:p>8.037293</text:p>
          </table:table-cell>
          <table:table-cell office:value-type="float" office:value="104.6845" calcext:value-type="float">
            <text:p>104.6845</text:p>
          </table:table-cell>
        </table:table-row>
        <table:table-row table:style-name="ro1">
          <table:table-cell office:value-type="float" office:value="6.3926873" calcext:value-type="float">
            <text:p>6.3926873</text:p>
          </table:table-cell>
          <table:table-cell office:value-type="float" office:value="155.62645" calcext:value-type="float">
            <text:p>155.62645</text:p>
          </table:table-cell>
          <table:table-cell office:value-type="float" office:value="8.254567" calcext:value-type="float">
            <text:p>8.254567</text:p>
          </table:table-cell>
          <table:table-cell office:value-type="float" office:value="143.57504" calcext:value-type="float">
            <text:p>143.57504</text:p>
          </table:table-cell>
          <table:table-cell office:value-type="float" office:value="8.2185755" calcext:value-type="float">
            <text:p>8.2185755</text:p>
          </table:table-cell>
          <table:table-cell office:value-type="float" office:value="132.67155" calcext:value-type="float">
            <text:p>132.67155</text:p>
          </table:table-cell>
          <table:table-cell office:value-type="float" office:value="7.644887" calcext:value-type="float">
            <text:p>7.644887</text:p>
          </table:table-cell>
          <table:table-cell office:value-type="float" office:value="387.778" calcext:value-type="float">
            <text:p>387.778</text:p>
          </table:table-cell>
          <table:table-cell office:value-type="float" office:value="6.6088758" calcext:value-type="float">
            <text:p>6.6088758</text:p>
          </table:table-cell>
          <table:table-cell office:value-type="float" office:value="283.8343" calcext:value-type="float">
            <text:p>283.8343</text:p>
          </table:table-cell>
          <table:table-cell office:value-type="float" office:value="9.0102" calcext:value-type="float">
            <text:p>9.0102</text:p>
          </table:table-cell>
          <table:table-cell office:value-type="float" office:value="327.52008" calcext:value-type="float">
            <text:p>327.52008</text:p>
          </table:table-cell>
          <table:table-cell office:value-type="float" office:value="9.969747" calcext:value-type="float">
            <text:p>9.969747</text:p>
          </table:table-cell>
          <table:table-cell office:value-type="float" office:value="238.82587" calcext:value-type="float">
            <text:p>238.82587</text:p>
          </table:table-cell>
          <table:table-cell office:value-type="float" office:value="11.840538" calcext:value-type="float">
            <text:p>11.840538</text:p>
          </table:table-cell>
          <table:table-cell office:value-type="float" office:value="181.61087" calcext:value-type="float">
            <text:p>181.61087</text:p>
          </table:table-cell>
          <table:table-cell office:value-type="float" office:value="11.706857" calcext:value-type="float">
            <text:p>11.706857</text:p>
          </table:table-cell>
          <table:table-cell office:value-type="float" office:value="161.03304" calcext:value-type="float">
            <text:p>161.03304</text:p>
          </table:table-cell>
          <table:table-cell office:value-type="float" office:value="13.45" calcext:value-type="float">
            <text:p>13.4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21559" calcext:value-type="float">
            <text:p>8.21559</text:p>
          </table:table-cell>
          <table:table-cell office:value-type="float" office:value="124.817055" calcext:value-type="float">
            <text:p>124.817055</text:p>
          </table:table-cell>
          <table:table-cell office:value-type="float" office:value="7.3458796" calcext:value-type="float">
            <text:p>7.3458796</text:p>
          </table:table-cell>
          <table:table-cell office:value-type="float" office:value="113.027504" calcext:value-type="float">
            <text:p>113.027504</text:p>
          </table:table-cell>
          <table:table-cell office:value-type="float" office:value="8.034287" calcext:value-type="float">
            <text:p>8.034287</text:p>
          </table:table-cell>
          <table:table-cell office:value-type="float" office:value="107.46184" calcext:value-type="float">
            <text:p>107.46184</text:p>
          </table:table-cell>
          <table:table-cell office:value-type="float" office:value="5.9949884" calcext:value-type="float">
            <text:p>5.9949884</text:p>
          </table:table-cell>
          <table:table-cell office:value-type="float" office:value="174.25171" calcext:value-type="float">
            <text:p>174.25171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686275" calcext:value-type="float">
            <text:p>6.9686275</text:p>
          </table:table-cell>
          <table:table-cell office:value-type="float" office:value="152.72316" calcext:value-type="float">
            <text:p>152.72316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638098" calcext:value-type="float">
            <text:p>5.638098</text:p>
          </table:table-cell>
          <table:table-cell office:value-type="float" office:value="387.9635" calcext:value-type="float">
            <text:p>387.9635</text:p>
          </table:table-cell>
          <table:table-cell office:value-type="float" office:value="5.9970903" calcext:value-type="float">
            <text:p>5.9970903</text:p>
          </table:table-cell>
          <table:table-cell office:value-type="float" office:value="320.5708" calcext:value-type="float">
            <text:p>320.5708</text:p>
          </table:table-cell>
          <table:table-cell office:value-type="float" office:value="5.997304" calcext:value-type="float">
            <text:p>5.997304</text:p>
          </table:table-cell>
          <table:table-cell office:value-type="float" office:value="158.3829" calcext:value-type="float">
            <text:p>158.3829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672165" calcext:value-type="float">
            <text:p>10.4672165</text:p>
          </table:table-cell>
          <table:table-cell office:value-type="float" office:value="172.17657" calcext:value-type="float">
            <text:p>172.17657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877911" calcext:value-type="float">
            <text:p>11.877911</text:p>
          </table:table-cell>
          <table:table-cell office:value-type="float" office:value="387.36264" calcext:value-type="float">
            <text:p>387.3626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54.53754" calcext:value-type="float">
            <text:p>154.5375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172" calcext:value-type="float">
            <text:p>23.000172</text:p>
          </table:table-cell>
          <table:table-cell office:value-type="float" office:value="154.72845" calcext:value-type="float">
            <text:p>154.72845</text:p>
          </table:table-cell>
          <table:table-cell office:value-type="float" office:value="23.000952" calcext:value-type="float">
            <text:p>23.000952</text:p>
          </table:table-cell>
          <table:table-cell office:value-type="float" office:value="154.65096" calcext:value-type="float">
            <text:p>154.65096</text:p>
          </table:table-cell>
          <table:table-cell office:value-type="float" office:value="7.30982" calcext:value-type="float">
            <text:p>7.30982</text:p>
          </table:table-cell>
          <table:table-cell office:value-type="float" office:value="343.46198" calcext:value-type="float">
            <text:p>343.46198</text:p>
          </table:table-cell>
          <table:table-cell office:value-type="float" office:value="7.215259" calcext:value-type="float">
            <text:p>7.215259</text:p>
          </table:table-cell>
          <table:table-cell office:value-type="float" office:value="126.36813" calcext:value-type="float">
            <text:p>126.36813</text:p>
          </table:table-cell>
          <table:table-cell office:value-type="float" office:value="8.046228" calcext:value-type="float">
            <text:p>8.046228</text:p>
          </table:table-cell>
          <table:table-cell office:value-type="float" office:value="115.39514" calcext:value-type="float">
            <text:p>115.39514</text:p>
          </table:table-cell>
          <table:table-cell office:value-type="float" office:value="8.04571" calcext:value-type="float">
            <text:p>8.04571</text:p>
          </table:table-cell>
          <table:table-cell office:value-type="float" office:value="104.93699" calcext:value-type="float">
            <text:p>104.93699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711429" calcext:value-type="float">
            <text:p>10.711429</text:p>
          </table:table-cell>
          <table:table-cell office:value-type="float" office:value="129.53506" calcext:value-type="float">
            <text:p>129.53506</text:p>
          </table:table-cell>
          <table:table-cell office:value-type="float" office:value="9.4447155" calcext:value-type="float">
            <text:p>9.4447155</text:p>
          </table:table-cell>
          <table:table-cell office:value-type="float" office:value="118.63155" calcext:value-type="float">
            <text:p>118.63155</text:p>
          </table:table-cell>
          <table:table-cell office:value-type="float" office:value="20.154133" calcext:value-type="float">
            <text:p>20.154133</text:p>
          </table:table-cell>
          <table:table-cell office:value-type="float" office:value="201.748" calcext:value-type="float">
            <text:p>201.748</text:p>
          </table:table-cell>
          <table:table-cell office:value-type="float" office:value="18.648743" calcext:value-type="float">
            <text:p>18.648743</text:p>
          </table:table-cell>
          <table:table-cell office:value-type="float" office:value="97.804276" calcext:value-type="float">
            <text:p>97.804276</text:p>
          </table:table-cell>
          <table:table-cell office:value-type="float" office:value="17.318623" calcext:value-type="float">
            <text:p>17.318623</text:p>
          </table:table-cell>
          <table:table-cell office:value-type="float" office:value="141.4901" calcext:value-type="float">
            <text:p>141.4901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52.795853" calcext:value-type="float">
            <text:p>52.795853</text:p>
          </table:table-cell>
          <table:table-cell office:value-type="float" office:value="13.76883" calcext:value-type="float">
            <text:p>13.76883</text:p>
          </table:table-cell>
          <table:table-cell office:value-type="float" office:value="165.6809" calcext:value-type="float">
            <text:p>165.6809</text:p>
          </table:table-cell>
          <table:table-cell office:value-type="float" office:value="14.106037" calcext:value-type="float">
            <text:p>14.106037</text:p>
          </table:table-cell>
          <table:table-cell office:value-type="float" office:value="145.10303" calcext:value-type="float">
            <text:p>145.10303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276167" calcext:value-type="float">
            <text:p>15.276167</text:p>
          </table:table-cell>
          <table:table-cell office:value-type="float" office:value="123.60875" calcext:value-type="float">
            <text:p>123.60875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5987" calcext:value-type="float">
            <text:p>10.415987</text:p>
          </table:table-cell>
          <table:table-cell office:value-type="float" office:value="106.99705" calcext:value-type="float">
            <text:p>106.99705</text:p>
          </table:table-cell>
          <table:table-cell office:value-type="float" office:value="12.62502" calcext:value-type="float">
            <text:p>12.62502</text:p>
          </table:table-cell>
          <table:table-cell office:value-type="float" office:value="95.20753" calcext:value-type="float">
            <text:p>95.20753</text:p>
          </table:table-cell>
          <table:table-cell office:value-type="float" office:value="17.799002" calcext:value-type="float">
            <text:p>17.799002</text:p>
          </table:table-cell>
          <table:table-cell office:value-type="float" office:value="89.64183" calcext:value-type="float">
            <text:p>89.64183</text:p>
          </table:table-cell>
          <table:table-cell office:value-type="float" office:value="6.816846" calcext:value-type="float">
            <text:p>6.816846</text:p>
          </table:table-cell>
          <table:table-cell office:value-type="float" office:value="160.2117" calcext:value-type="float">
            <text:p>160.2117</text:p>
          </table:table-cell>
          <table:table-cell office:value-type="float" office:value="7.3008695" calcext:value-type="float">
            <text:p>7.3008695</text:p>
          </table:table-cell>
          <table:table-cell office:value-type="float" office:value="155.21153" calcext:value-type="float">
            <text:p>155.2115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0964" calcext:value-type="float">
            <text:p>6.350964</text:p>
          </table:table-cell>
          <table:table-cell office:value-type="float" office:value="372.0335" calcext:value-type="float">
            <text:p>372.0335</text:p>
          </table:table-cell>
          <table:table-cell office:value-type="float" office:value="6.9792843" calcext:value-type="float">
            <text:p>6.9792843</text:p>
          </table:table-cell>
          <table:table-cell office:value-type="float" office:value="304.6408" calcext:value-type="float">
            <text:p>304.6408</text:p>
          </table:table-cell>
          <table:table-cell office:value-type="float" office:value="7.2354" calcext:value-type="float">
            <text:p>7.2354</text:p>
          </table:table-cell>
          <table:table-cell office:value-type="float" office:value="142.4529" calcext:value-type="float">
            <text:p>142.4529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156.24657" calcext:value-type="float">
            <text:p>156.24657</text:p>
          </table:table-cell>
          <table:table-cell office:value-type="float" office:value="13.215368" calcext:value-type="float">
            <text:p>13.215368</text:p>
          </table:table-cell>
          <table:table-cell office:value-type="float" office:value="149.22142" calcext:value-type="float">
            <text:p>149.22142</text:p>
          </table:table-cell>
          <table:table-cell office:value-type="float" office:value="14.678242" calcext:value-type="float">
            <text:p>14.678242</text:p>
          </table:table-cell>
          <table:table-cell office:value-type="float" office:value="136.32468" calcext:value-type="float">
            <text:p>136.32468</text:p>
          </table:table-cell>
          <table:table-cell office:value-type="float" office:value="15.092408" calcext:value-type="float">
            <text:p>15.092408</text:p>
          </table:table-cell>
          <table:table-cell office:value-type="float" office:value="371.43265" calcext:value-type="float">
            <text:p>371.43265</text:p>
          </table:table-cell>
          <table:table-cell office:value-type="float" office:value="23.995153" calcext:value-type="float">
            <text:p>23.995153</text:p>
          </table:table-cell>
          <table:table-cell office:value-type="float" office:value="122.40753" calcext:value-type="float">
            <text:p>122.40753</text:p>
          </table:table-cell>
          <table:table-cell office:value-type="float" office:value="23.999245" calcext:value-type="float">
            <text:p>23.999245</text:p>
          </table:table-cell>
          <table:table-cell office:value-type="float" office:value="333.8955" calcext:value-type="float">
            <text:p>333.8955</text:p>
          </table:table-cell>
          <table:table-cell office:value-type="float" office:value="23.995697" calcext:value-type="float">
            <text:p>23.995697</text:p>
          </table:table-cell>
          <table:table-cell office:value-type="float" office:value="122.59845" calcext:value-type="float">
            <text:p>122.59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2095" calcext:value-type="float">
            <text:p>122.52095</text:p>
          </table:table-cell>
          <table:table-cell office:value-type="float" office:value="8.259441" calcext:value-type="float">
            <text:p>8.259441</text:p>
          </table:table-cell>
          <table:table-cell office:value-type="float" office:value="337.52197" calcext:value-type="float">
            <text:p>337.52197</text:p>
          </table:table-cell>
          <table:table-cell office:value-type="float" office:value="8.376897" calcext:value-type="float">
            <text:p>8.376897</text:p>
          </table:table-cell>
          <table:table-cell office:value-type="float" office:value="120.42813" calcext:value-type="float">
            <text:p>120.42813</text:p>
          </table:table-cell>
          <table:table-cell office:value-type="float" office:value="8.233334" calcext:value-type="float">
            <text:p>8.233334</text:p>
          </table:table-cell>
          <table:table-cell office:value-type="float" office:value="109.45514" calcext:value-type="float">
            <text:p>109.45514</text:p>
          </table:table-cell>
          <table:table-cell office:value-type="float" office:value="8.799873" calcext:value-type="float">
            <text:p>8.799873</text:p>
          </table:table-cell>
          <table:table-cell office:value-type="float" office:value="98.99699" calcext:value-type="float">
            <text:p>98.99699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81089" calcext:value-type="float">
            <text:p>10.81089</text:p>
          </table:table-cell>
          <table:table-cell office:value-type="float" office:value="132.5189" calcext:value-type="float">
            <text:p>132.5189</text:p>
          </table:table-cell>
          <table:table-cell office:value-type="float" office:value="9.446114" calcext:value-type="float">
            <text:p>9.446114</text:p>
          </table:table-cell>
          <table:table-cell office:value-type="float" office:value="118.67349" calcext:value-type="float">
            <text:p>118.67349</text:p>
          </table:table-cell>
          <table:table-cell office:value-type="float" office:value="20.155472" calcext:value-type="float">
            <text:p>20.155472</text:p>
          </table:table-cell>
          <table:table-cell office:value-type="float" office:value="201.78818" calcext:value-type="float">
            <text:p>201.78818</text:p>
          </table:table-cell>
          <table:table-cell office:value-type="float" office:value="18.68263" calcext:value-type="float">
            <text:p>18.68263</text:p>
          </table:table-cell>
          <table:table-cell office:value-type="float" office:value="98.82091" calcext:value-type="float">
            <text:p>98.82091</text:p>
          </table:table-cell>
          <table:table-cell office:value-type="float" office:value="17.318968" calcext:value-type="float">
            <text:p>17.318968</text:p>
          </table:table-cell>
          <table:table-cell office:value-type="float" office:value="141.50046" calcext:value-type="float">
            <text:p>141.50046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215.54582" calcext:value-type="float">
            <text:p>215.54582</text:p>
          </table:table-cell>
          <table:table-cell office:value-type="float" office:value="13.977741" calcext:value-type="float">
            <text:p>13.977741</text:p>
          </table:table-cell>
          <table:table-cell office:value-type="float" office:value="171.94823" calcext:value-type="float">
            <text:p>171.94823</text:p>
          </table:table-cell>
          <table:table-cell office:value-type="float" office:value="14.107329" calcext:value-type="float">
            <text:p>14.107329</text:p>
          </table:table-cell>
          <table:table-cell office:value-type="float" office:value="145.1418" calcext:value-type="float">
            <text:p>145.1418</text:p>
          </table:table-cell>
          <table:table-cell office:value-type="float" office:value="16.475" calcext:value-type="float">
            <text:p>16.475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807165" calcext:value-type="float">
            <text:p>15.807165</text:p>
          </table:table-cell>
          <table:table-cell office:value-type="float" office:value="139.53871" calcext:value-type="float">
            <text:p>139.53871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8077" calcext:value-type="float">
            <text:p>10.418077</text:p>
          </table:table-cell>
          <table:table-cell office:value-type="float" office:value="107.05976" calcext:value-type="float">
            <text:p>107.05976</text:p>
          </table:table-cell>
          <table:table-cell office:value-type="float" office:value="12.866738" calcext:value-type="float">
            <text:p>12.866738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17.80083" calcext:value-type="float">
            <text:p>17.80083</text:p>
          </table:table-cell>
          <table:table-cell office:value-type="float" office:value="89.6967" calcext:value-type="float">
            <text:p>89.6967</text:p>
          </table:table-cell>
          <table:table-cell office:value-type="float" office:value="6.8284855" calcext:value-type="float">
            <text:p>6.8284855</text:p>
          </table:table-cell>
          <table:table-cell office:value-type="float" office:value="160.56088" calcext:value-type="float">
            <text:p>160.56088</text:p>
          </table:table-cell>
          <table:table-cell office:value-type="float" office:value="7.3360195" calcext:value-type="float">
            <text:p>7.3360195</text:p>
          </table:table-cell>
          <table:table-cell office:value-type="float" office:value="156.26604" calcext:value-type="float">
            <text:p>156.26604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8.375" calcext:value-type="float">
            <text:p>8.37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1145" calcext:value-type="float">
            <text:p>6.351145</text:p>
          </table:table-cell>
          <table:table-cell office:value-type="float" office:value="372.19815" calcext:value-type="float">
            <text:p>372.19815</text:p>
          </table:table-cell>
          <table:table-cell office:value-type="float" office:value="7.0141034" calcext:value-type="float">
            <text:p>7.0141034</text:p>
          </table:table-cell>
          <table:table-cell office:value-type="float" office:value="305.6854" calcext:value-type="float">
            <text:p>305.6854</text:p>
          </table:table-cell>
          <table:table-cell office:value-type="float" office:value="7.235773" calcext:value-type="float">
            <text:p>7.235773</text:p>
          </table:table-cell>
          <table:table-cell office:value-type="float" office:value="142.46408" calcext:value-type="float">
            <text:p>142.4640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16.74655" calcext:value-type="float">
            <text:p>216.74655</text:p>
          </table:table-cell>
          <table:table-cell office:value-type="float" office:value="13.287592" calcext:value-type="float">
            <text:p>13.287592</text:p>
          </table:table-cell>
          <table:table-cell office:value-type="float" office:value="151.38812" calcext:value-type="float">
            <text:p>151.38812</text:p>
          </table:table-cell>
          <table:table-cell office:value-type="float" office:value="14.750443" calcext:value-type="float">
            <text:p>14.750443</text:p>
          </table:table-cell>
          <table:table-cell office:value-type="float" office:value="202.09683" calcext:value-type="float">
            <text:p>202.09683</text:p>
          </table:table-cell>
          <table:table-cell office:value-type="float" office:value="15.109896" calcext:value-type="float">
            <text:p>15.109896</text:p>
          </table:table-cell>
          <table:table-cell office:value-type="float" office:value="371.95728" calcext:value-type="float">
            <text:p>371.95728</text:p>
          </table:table-cell>
          <table:table-cell office:value-type="float" office:value="23.995304" calcext:value-type="float">
            <text:p>23.995304</text:p>
          </table:table-cell>
          <table:table-cell office:value-type="float" office:value="122.41205" calcext:value-type="float">
            <text:p>122.41205</text:p>
          </table:table-cell>
          <table:table-cell office:value-type="float" office:value="23.999714" calcext:value-type="float">
            <text:p>23.999714</text:p>
          </table:table-cell>
          <table:table-cell office:value-type="float" office:value="333.90958" calcext:value-type="float">
            <text:p>333.90958</text:p>
          </table:table-cell>
          <table:table-cell office:value-type="float" office:value="23.995834" calcext:value-type="float">
            <text:p>23.995834</text:p>
          </table:table-cell>
          <table:table-cell office:value-type="float" office:value="122.60257" calcext:value-type="float">
            <text:p>122.60257</text:p>
          </table:table-cell>
          <table:table-cell office:value-type="float" office:value="24" calcext:value-type="float">
            <text:p>24</text:p>
          </table:table-cell>
          <table:table-cell office:value-type="float" office:value="122.77095" calcext:value-type="float">
            <text:p>122.77095</text:p>
          </table:table-cell>
          <table:table-cell office:value-type="float" office:value="8.259949" calcext:value-type="float">
            <text:p>8.259949</text:p>
          </table:table-cell>
          <table:table-cell office:value-type="float" office:value="337.98416" calcext:value-type="float">
            <text:p>337.98416</text:p>
          </table:table-cell>
          <table:table-cell office:value-type="float" office:value="8.532141" calcext:value-type="float">
            <text:p>8.532141</text:p>
          </table:table-cell>
          <table:table-cell office:value-type="float" office:value="125.08545" calcext:value-type="float">
            <text:p>125.08545</text:p>
          </table:table-cell>
          <table:table-cell office:value-type="float" office:value="9.016666" calcext:value-type="float">
            <text:p>9.016666</text:p>
          </table:table-cell>
          <table:table-cell office:value-type="float" office:value="132.95512" calcext:value-type="float">
            <text:p>132.95512</text:p>
          </table:table-cell>
          <table:table-cell office:value-type="float" office:value="9.116794" calcext:value-type="float">
            <text:p>9.116794</text:p>
          </table:table-cell>
          <table:table-cell office:value-type="float" office:value="387.69635" calcext:value-type="float">
            <text:p>387.69635</text:p>
          </table:table-cell>
        </table:table-row>
        <table:table-row table:style-name="ro1">
          <table:table-cell office:value-type="float" office:value="12.271247" calcext:value-type="float">
            <text:p>12.271247</text:p>
          </table:table-cell>
          <table:table-cell office:value-type="float" office:value="129.16644" calcext:value-type="float">
            <text:p>129.16644</text:p>
          </table:table-cell>
          <table:table-cell office:value-type="float" office:value="11.443418" calcext:value-type="float">
            <text:p>11.443418</text:p>
          </table:table-cell>
          <table:table-cell office:value-type="float" office:value="120.09891" calcext:value-type="float">
            <text:p>120.09891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06.253494" calcext:value-type="float">
            <text:p>106.253494</text:p>
          </table:table-cell>
          <table:table-cell office:value-type="float" office:value="23.000843" calcext:value-type="float">
            <text:p>23.000843</text:p>
          </table:table-cell>
          <table:table-cell office:value-type="float" office:value="134.01816" calcext:value-type="float">
            <text:p>134.01816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41.85091" calcext:value-type="float">
            <text:p>41.85091</text:p>
          </table:table-cell>
          <table:table-cell office:value-type="float" office:value="23" calcext:value-type="float">
            <text:p>23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593" calcext:value-type="float">
            <text:p>23.000593</text:p>
          </table:table-cell>
          <table:table-cell office:value-type="float" office:value="180.17581" calcext:value-type="float">
            <text:p>180.17581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860727" calcext:value-type="float">
            <text:p>17.860727</text:p>
          </table:table-cell>
          <table:table-cell office:value-type="float" office:value="132.9918" calcext:value-type="float">
            <text:p>132.9918</text:p>
          </table:table-cell>
          <table:table-cell office:value-type="float" office:value="18.881643" calcext:value-type="float">
            <text:p>18.881643</text:p>
          </table:table-cell>
          <table:table-cell office:value-type="float" office:value="278.40997" calcext:value-type="float">
            <text:p>278.40997</text:p>
          </table:table-cell>
          <table:table-cell office:value-type="float" office:value="18.258839" calcext:value-type="float">
            <text:p>18.258839</text:p>
          </table:table-cell>
          <table:table-cell office:value-type="float" office:value="127.38871" calcext:value-type="float">
            <text:p>127.38871</text:p>
          </table:table-cell>
          <table:table-cell office:value-type="float" office:value="18.867859" calcext:value-type="float">
            <text:p>18.867859</text:p>
          </table:table-cell>
          <table:table-cell office:value-type="float" office:value="96.61026" calcext:value-type="float">
            <text:p>96.61026</text:p>
          </table:table-cell>
          <table:table-cell office:value-type="float" office:value="20.169603" calcext:value-type="float">
            <text:p>20.169603</text:p>
          </table:table-cell>
          <table:table-cell office:value-type="float" office:value="87.88974" calcext:value-type="float">
            <text:p>87.88974</text:p>
          </table:table-cell>
          <table:table-cell office:value-type="float" office:value="20.059834" calcext:value-type="float">
            <text:p>20.059834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70.52669" calcext:value-type="float">
            <text:p>70.52669</text:p>
          </table:table-cell>
          <table:table-cell office:value-type="float" office:value="7.8297133" calcext:value-type="float">
            <text:p>7.8297133</text:p>
          </table:table-cell>
          <table:table-cell office:value-type="float" office:value="148.9509" calcext:value-type="float">
            <text:p>148.9509</text:p>
          </table:table-cell>
          <table:table-cell office:value-type="float" office:value="8.296455" calcext:value-type="float">
            <text:p>8.296455</text:p>
          </table:table-cell>
          <table:table-cell office:value-type="float" office:value="144.65604" calcext:value-type="float">
            <text:p>144.65604</text:p>
          </table:table-cell>
          <table:table-cell office:value-type="float" office:value="9.00729" calcext:value-type="float">
            <text:p>9.00729</text:p>
          </table:table-cell>
          <table:table-cell office:value-type="float" office:value="127.07317" calcext:value-type="float">
            <text:p>127.07317</text:p>
          </table:table-cell>
          <table:table-cell office:value-type="float" office:value="9.416011" calcext:value-type="float">
            <text:p>9.416011</text:p>
          </table:table-cell>
          <table:table-cell office:value-type="float" office:value="118.997826" calcext:value-type="float">
            <text:p>118.997826</text:p>
          </table:table-cell>
          <table:table-cell office:value-type="float" office:value="7.219363" calcext:value-type="float">
            <text:p>7.219363</text:p>
          </table:table-cell>
          <table:table-cell office:value-type="float" office:value="360.58813" calcext:value-type="float">
            <text:p>360.58813</text:p>
          </table:table-cell>
          <table:table-cell office:value-type="float" office:value="8.252725" calcext:value-type="float">
            <text:p>8.252725</text:p>
          </table:table-cell>
          <table:table-cell office:value-type="float" office:value="294.07538" calcext:value-type="float">
            <text:p>294.07538</text:p>
          </table:table-cell>
          <table:table-cell office:value-type="float" office:value="8.078093" calcext:value-type="float">
            <text:p>8.078093</text:p>
          </table:table-cell>
          <table:table-cell office:value-type="float" office:value="130.8541" calcext:value-type="float">
            <text:p>130.8541</text:p>
          </table:table-cell>
          <table:table-cell office:value-type="float" office:value="8.452925" calcext:value-type="float">
            <text:p>8.452925</text:p>
          </table:table-cell>
          <table:table-cell office:value-type="float" office:value="120.0026" calcext:value-type="float">
            <text:p>120.0026</text:p>
          </table:table-cell>
          <table:table-cell office:value-type="float" office:value="14.938762" calcext:value-type="float">
            <text:p>14.938762</text:p>
          </table:table-cell>
          <table:table-cell office:value-type="float" office:value="202.97655" calcext:value-type="float">
            <text:p>202.97655</text:p>
          </table:table-cell>
          <table:table-cell office:value-type="float" office:value="17.319155" calcext:value-type="float">
            <text:p>17.319155</text:p>
          </table:table-cell>
          <table:table-cell office:value-type="float" office:value="137.61812" calcext:value-type="float">
            <text:p>137.61812</text:p>
          </table:table-cell>
          <table:table-cell office:value-type="float" office:value="17.674152" calcext:value-type="float">
            <text:p>17.674152</text:p>
          </table:table-cell>
          <table:table-cell office:value-type="float" office:value="188.32683" calcext:value-type="float">
            <text:p>188.32683</text:p>
          </table:table-cell>
          <table:table-cell office:value-type="float" office:value="18.035128" calcext:value-type="float">
            <text:p>18.035128</text:p>
          </table:table-cell>
          <table:table-cell office:value-type="float" office:value="358.18726" calcext:value-type="float">
            <text:p>358.187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43747" calcext:value-type="float">
            <text:p>9.543747</text:p>
          </table:table-cell>
          <table:table-cell office:value-type="float" office:value="322.86417" calcext:value-type="float">
            <text:p>322.86417</text:p>
          </table:table-cell>
          <table:table-cell office:value-type="float" office:value="9.15" calcext:value-type="float">
            <text:p>9.15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22222" calcext:value-type="float">
            <text:p>9.822222</text:p>
          </table:table-cell>
          <table:table-cell office:value-type="float" office:value="117.835106" calcext:value-type="float">
            <text:p>117.835106</text:p>
          </table:table-cell>
          <table:table-cell office:value-type="float" office:value="10.141279" calcext:value-type="float">
            <text:p>10.141279</text:p>
          </table:table-cell>
          <table:table-cell office:value-type="float" office:value="372.57635" calcext:value-type="float">
            <text:p>372.57635</text:p>
          </table:table-cell>
        </table:table-row>
        <table:table-row table:style-name="ro1">
          <table:table-cell office:value-type="float" office:value="12.883707" calcext:value-type="float">
            <text:p>12.883707</text:p>
          </table:table-cell>
          <table:table-cell office:value-type="float" office:value="147.54025" calcext:value-type="float">
            <text:p>147.54025</text:p>
          </table:table-cell>
          <table:table-cell office:value-type="float" office:value="11.607226" calcext:value-type="float">
            <text:p>11.607226</text:p>
          </table:table-cell>
          <table:table-cell office:value-type="float" office:value="125.01317" calcext:value-type="float">
            <text:p>125.01317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69.7535" calcext:value-type="float">
            <text:p>169.7535</text:p>
          </table:table-cell>
          <table:table-cell office:value-type="float" office:value="23.000998" calcext:value-type="float">
            <text:p>23.000998</text:p>
          </table:table-cell>
          <table:table-cell office:value-type="float" office:value="134.15889" calcext:value-type="float">
            <text:p>134.15889</text:p>
          </table:table-cell>
          <table:table-cell office:value-type="float" office:value="23.000664" calcext:value-type="float">
            <text:p>23.000664</text:p>
          </table:table-cell>
          <table:table-cell office:value-type="float" office:value="42.38606" calcext:value-type="float">
            <text:p>42.38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769" calcext:value-type="float">
            <text:p>23.000769</text:p>
          </table:table-cell>
          <table:table-cell office:value-type="float" office:value="180.33566" calcext:value-type="float">
            <text:p>180.33566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93634" calcext:value-type="float">
            <text:p>17.93634</text:p>
          </table:table-cell>
          <table:table-cell office:value-type="float" office:value="135.2602" calcext:value-type="float">
            <text:p>135.2602</text:p>
          </table:table-cell>
          <table:table-cell office:value-type="float" office:value="18.884125" calcext:value-type="float">
            <text:p>18.884125</text:p>
          </table:table-cell>
          <table:table-cell office:value-type="float" office:value="278.4844" calcext:value-type="float">
            <text:p>278.4844</text:p>
          </table:table-cell>
          <table:table-cell office:value-type="float" office:value="19.23048" calcext:value-type="float">
            <text:p>19.23048</text:p>
          </table:table-cell>
          <table:table-cell office:value-type="float" office:value="156.53796" calcext:value-type="float">
            <text:p>156.53796</text:p>
          </table:table-cell>
          <table:table-cell office:value-type="float" office:value="18.869265" calcext:value-type="float">
            <text:p>18.869265</text:p>
          </table:table-cell>
          <table:table-cell office:value-type="float" office:value="96.652435" calcext:value-type="float">
            <text:p>96.652435</text:p>
          </table:table-cell>
          <table:table-cell office:value-type="float" office:value="20.171387" calcext:value-type="float">
            <text:p>20.171387</text:p>
          </table:table-cell>
          <table:table-cell office:value-type="float" office:value="87.94324" calcext:value-type="float">
            <text:p>87.94324</text:p>
          </table:table-cell>
          <table:table-cell office:value-type="float" office:value="20.679155" calcext:value-type="float">
            <text:p>20.679155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21.125" calcext:value-type="float">
            <text:p>21.125</text:p>
          </table:table-cell>
          <table:table-cell office:value-type="float" office:value="116.02668" calcext:value-type="float">
            <text:p>116.02668</text:p>
          </table:table-cell>
          <table:table-cell office:value-type="float" office:value="8.41806" calcext:value-type="float">
            <text:p>8.41806</text:p>
          </table:table-cell>
          <table:table-cell office:value-type="float" office:value="166.6013" calcext:value-type="float">
            <text:p>166.6013</text:p>
          </table:table-cell>
          <table:table-cell office:value-type="float" office:value="8.317151" calcext:value-type="float">
            <text:p>8.317151</text:p>
          </table:table-cell>
          <table:table-cell office:value-type="float" office:value="145.2769" calcext:value-type="float">
            <text:p>145.2769</text:p>
          </table:table-cell>
          <table:table-cell office:value-type="float" office:value="9.0504265" calcext:value-type="float">
            <text:p>9.0504265</text:p>
          </table:table-cell>
          <table:table-cell office:value-type="float" office:value="128.36728" calcext:value-type="float">
            <text:p>128.36728</text:p>
          </table:table-cell>
          <table:table-cell office:value-type="float" office:value="9.431962" calcext:value-type="float">
            <text:p>9.431962</text:p>
          </table:table-cell>
          <table:table-cell office:value-type="float" office:value="119.476364" calcext:value-type="float">
            <text:p>119.476364</text:p>
          </table:table-cell>
          <table:table-cell office:value-type="float" office:value="7.2195406" calcext:value-type="float">
            <text:p>7.2195406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8.2959795" calcext:value-type="float">
            <text:p>8.2959795</text:p>
          </table:table-cell>
          <table:table-cell office:value-type="float" office:value="295.37302" calcext:value-type="float">
            <text:p>295.37302</text:p>
          </table:table-cell>
          <table:table-cell office:value-type="float" office:value="8.342309" calcext:value-type="float">
            <text:p>8.342309</text:p>
          </table:table-cell>
          <table:table-cell office:value-type="float" office:value="371.5427" calcext:value-type="float">
            <text:p>371.5427</text:p>
          </table:table-cell>
          <table:table-cell office:value-type="float" office:value="8.747075" calcext:value-type="float">
            <text:p>8.747075</text:p>
          </table:table-cell>
          <table:table-cell office:value-type="float" office:value="387.95898" calcext:value-type="float">
            <text:p>387.95898</text:p>
          </table:table-cell>
          <table:table-cell office:value-type="float" office:value="15.036687" calcext:value-type="float">
            <text:p>15.036687</text:p>
          </table:table-cell>
          <table:table-cell office:value-type="float" office:value="205.9143" calcext:value-type="float">
            <text:p>205.9143</text:p>
          </table:table-cell>
          <table:table-cell office:value-type="float" office:value="17.330475" calcext:value-type="float">
            <text:p>17.330475</text:p>
          </table:table-cell>
          <table:table-cell office:value-type="float" office:value="137.95772" calcext:value-type="float">
            <text:p>137.95772</text:p>
          </table:table-cell>
          <table:table-cell office:value-type="float" office:value="17.772629" calcext:value-type="float">
            <text:p>17.772629</text:p>
          </table:table-cell>
          <table:table-cell office:value-type="float" office:value="191.28113" calcext:value-type="float">
            <text:p>191.28113</text:p>
          </table:table-cell>
          <table:table-cell office:value-type="float" office:value="18.24999" calcext:value-type="float">
            <text:p>18.24999</text:p>
          </table:table-cell>
          <table:table-cell office:value-type="float" office:value="364.63315" calcext:value-type="float">
            <text:p>364.633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0223" calcext:value-type="float">
            <text:p>9.550223</text:p>
          </table:table-cell>
          <table:table-cell office:value-type="float" office:value="323.05847" calcext:value-type="float">
            <text:p>323.05847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65682" calcext:value-type="float">
            <text:p>9.865682</text:p>
          </table:table-cell>
          <table:table-cell office:value-type="float" office:value="119.1389" calcext:value-type="float">
            <text:p>119.1389</text:p>
          </table:table-cell>
          <table:table-cell office:value-type="float" office:value="10.3231125" calcext:value-type="float">
            <text:p>10.3231125</text:p>
          </table:table-cell>
          <table:table-cell office:value-type="float" office:value="378.03134" calcext:value-type="float">
            <text:p>378.03134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22878" calcext:value-type="float">
            <text:p>15.322878</text:p>
          </table:table-cell>
          <table:table-cell office:value-type="float" office:value="111.243164" calcext:value-type="float">
            <text:p>111.243164</text:p>
          </table:table-cell>
          <table:table-cell office:value-type="float" office:value="14.829241" calcext:value-type="float">
            <text:p>14.829241</text:p>
          </table:table-cell>
          <table:table-cell office:value-type="float" office:value="155.98352" calcext:value-type="float">
            <text:p>155.98352</text:p>
          </table:table-cell>
          <table:table-cell office:value-type="float" office:value="23.991938" calcext:value-type="float">
            <text:p>23.991938</text:p>
          </table:table-cell>
          <table:table-cell office:value-type="float" office:value="102.028885" calcext:value-type="float">
            <text:p>102.028885</text:p>
          </table:table-cell>
          <table:table-cell office:value-type="float" office:value="23.998026" calcext:value-type="float">
            <text:p>23.998026</text:p>
          </table:table-cell>
          <table:table-cell office:value-type="float" office:value="10.256054" calcext:value-type="float">
            <text:p>10.2560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3677" calcext:value-type="float">
            <text:p>23.993677</text:p>
          </table:table-cell>
          <table:table-cell office:value-type="float" office:value="148.20566" calcext:value-type="float">
            <text:p>148.20566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7314" calcext:value-type="float">
            <text:p>20.87314</text:p>
          </table:table-cell>
          <table:table-cell office:value-type="float" office:value="121.49022" calcext:value-type="float">
            <text:p>121.49022</text:p>
          </table:table-cell>
          <table:table-cell office:value-type="float" office:value="21.42915" calcext:value-type="float">
            <text:p>21.42915</text:p>
          </table:table-cell>
          <table:table-cell office:value-type="float" office:value="264.71442" calcext:value-type="float">
            <text:p>264.71442</text:p>
          </table:table-cell>
          <table:table-cell office:value-type="float" office:value="21.551655" calcext:value-type="float">
            <text:p>21.551655</text:p>
          </table:table-cell>
          <table:table-cell office:value-type="float" office:value="142.76793" calcext:value-type="float">
            <text:p>142.76793</text:p>
          </table:table-cell>
          <table:table-cell office:value-type="float" office:value="21.33961" calcext:value-type="float">
            <text:p>21.33961</text:p>
          </table:table-cell>
          <table:table-cell office:value-type="float" office:value="77.21242" calcext:value-type="float">
            <text:p>77.21242</text:p>
          </table:table-cell>
          <table:table-cell office:value-type="float" office:value="21.998602" calcext:value-type="float">
            <text:p>21.998602</text:p>
          </table:table-cell>
          <table:table-cell office:value-type="float" office:value="68.50329" calcext:value-type="float">
            <text:p>68.50329</text:p>
          </table:table-cell>
          <table:table-cell office:value-type="float" office:value="22.453379" calcext:value-type="float">
            <text:p>22.453379</text:p>
          </table:table-cell>
          <table:table-cell office:value-type="float" office:value="276.791" calcext:value-type="float">
            <text:p>276.791</text:p>
          </table:table-cell>
          <table:table-cell office:value-type="float" office:value="22.857521" calcext:value-type="float">
            <text:p>22.857521</text:p>
          </table:table-cell>
          <table:table-cell office:value-type="float" office:value="96.58667" calcext:value-type="float">
            <text:p>96.58667</text:p>
          </table:table-cell>
          <table:table-cell office:value-type="float" office:value="9.145007" calcext:value-type="float">
            <text:p>9.145007</text:p>
          </table:table-cell>
          <table:table-cell office:value-type="float" office:value="150.9413" calcext:value-type="float">
            <text:p>150.9413</text:p>
          </table:table-cell>
          <table:table-cell office:value-type="float" office:value="9.821313" calcext:value-type="float">
            <text:p>9.821313</text:p>
          </table:table-cell>
          <table:table-cell office:value-type="float" office:value="129.61693" calcext:value-type="float">
            <text:p>129.61693</text:p>
          </table:table-cell>
          <table:table-cell office:value-type="float" office:value="10.413308" calcext:value-type="float">
            <text:p>10.413308</text:p>
          </table:table-cell>
          <table:table-cell office:value-type="float" office:value="112.70727" calcext:value-type="float">
            <text:p>112.70727</text:p>
          </table:table-cell>
          <table:table-cell office:value-type="float" office:value="10.430288" calcext:value-type="float">
            <text:p>10.430288</text:p>
          </table:table-cell>
          <table:table-cell office:value-type="float" office:value="103.81635" calcext:value-type="float">
            <text:p>103.8163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469629" calcext:value-type="float">
            <text:p>9.469629</text:p>
          </table:table-cell>
          <table:table-cell office:value-type="float" office:value="279.173" calcext:value-type="float">
            <text:p>279.173</text:p>
          </table:table-cell>
          <table:table-cell office:value-type="float" office:value="9.585677" calcext:value-type="float">
            <text:p>9.585677</text:p>
          </table:table-cell>
          <table:table-cell office:value-type="float" office:value="355.34268" calcext:value-type="float">
            <text:p>355.34268</text:p>
          </table:table-cell>
          <table:table-cell office:value-type="float" office:value="9.871219" calcext:value-type="float">
            <text:p>9.871219</text:p>
          </table:table-cell>
          <table:table-cell office:value-type="float" office:value="371.75897" calcext:value-type="float">
            <text:p>371.75897</text:p>
          </table:table-cell>
          <table:table-cell office:value-type="float" office:value="19.10816" calcext:value-type="float">
            <text:p>19.10816</text:p>
          </table:table-cell>
          <table:table-cell office:value-type="float" office:value="189.71431" calcext:value-type="float">
            <text:p>189.71431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19.090551" calcext:value-type="float">
            <text:p>19.090551</text:p>
          </table:table-cell>
          <table:table-cell office:value-type="float" office:value="348.43314" calcext:value-type="float">
            <text:p>348.4331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0818" calcext:value-type="float">
            <text:p>10.410818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96.19546" calcext:value-type="float">
            <text:p>96.19546</text:p>
          </table:table-cell>
          <table:table-cell office:value-type="float" office:value="10.840538" calcext:value-type="float">
            <text:p>10.840538</text:p>
          </table:table-cell>
          <table:table-cell office:value-type="float" office:value="105.3689" calcext:value-type="float">
            <text:p>105.3689</text:p>
          </table:table-cell>
          <table:table-cell office:value-type="float" office:value="11.17316" calcext:value-type="float">
            <text:p>11.17316</text:p>
          </table:table-cell>
          <table:table-cell office:value-type="float" office:value="364.26135" calcext:value-type="float">
            <text:p>364.2613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30514" calcext:value-type="float">
            <text:p>15.330514</text:p>
          </table:table-cell>
          <table:table-cell office:value-type="float" office:value="111.472244" calcext:value-type="float">
            <text:p>111.472244</text:p>
          </table:table-cell>
          <table:table-cell office:value-type="float" office:value="14.830714" calcext:value-type="float">
            <text:p>14.830714</text:p>
          </table:table-cell>
          <table:table-cell office:value-type="float" office:value="156.02773" calcext:value-type="float">
            <text:p>156.02773</text:p>
          </table:table-cell>
          <table:table-cell office:value-type="float" office:value="23.99219" calcext:value-type="float">
            <text:p>23.99219</text:p>
          </table:table-cell>
          <table:table-cell office:value-type="float" office:value="102.25823" calcext:value-type="float">
            <text:p>102.25823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.274994" calcext:value-type="float">
            <text:p>10.274994</text:p>
          </table:table-cell>
          <table:table-cell office:value-type="float" office:value="24" calcext:value-type="float">
            <text:p>24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4009" calcext:value-type="float">
            <text:p>23.994009</text:p>
          </table:table-cell>
          <table:table-cell office:value-type="float" office:value="148.2156" calcext:value-type="float">
            <text:p>148.2156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82317" calcext:value-type="float">
            <text:p>20.882317</text:p>
          </table:table-cell>
          <table:table-cell office:value-type="float" office:value="129.84933" calcext:value-type="float">
            <text:p>129.84933</text:p>
          </table:table-cell>
          <table:table-cell office:value-type="float" office:value="21.430717" calcext:value-type="float">
            <text:p>21.430717</text:p>
          </table:table-cell>
          <table:table-cell office:value-type="float" office:value="264.76144" calcext:value-type="float">
            <text:p>264.76144</text:p>
          </table:table-cell>
          <table:table-cell office:value-type="float" office:value="21.55625" calcext:value-type="float">
            <text:p>21.55625</text:p>
          </table:table-cell>
          <table:table-cell office:value-type="float" office:value="142.90578" calcext:value-type="float">
            <text:p>142.90578</text:p>
          </table:table-cell>
          <table:table-cell office:value-type="float" office:value="21.34764" calcext:value-type="float">
            <text:p>21.34764</text:p>
          </table:table-cell>
          <table:table-cell office:value-type="float" office:value="84.52729" calcext:value-type="float">
            <text:p>84.52729</text:p>
          </table:table-cell>
          <table:table-cell office:value-type="float" office:value="22.196175" calcext:value-type="float">
            <text:p>22.196175</text:p>
          </table:table-cell>
          <table:table-cell office:value-type="float" office:value="74.430466" calcext:value-type="float">
            <text:p>74.430466</text:p>
          </table:table-cell>
          <table:table-cell office:value-type="float" office:value="22.716852" calcext:value-type="float">
            <text:p>22.716852</text:p>
          </table:table-cell>
          <table:table-cell office:value-type="float" office:value="284.6952" calcext:value-type="float">
            <text:p>284.6952</text:p>
          </table:table-cell>
          <table:table-cell office:value-type="float" office:value="22.954819" calcext:value-type="float">
            <text:p>22.954819</text:p>
          </table:table-cell>
          <table:table-cell office:value-type="float" office:value="99.5056" calcext:value-type="float">
            <text:p>99.5056</text:p>
          </table:table-cell>
          <table:table-cell office:value-type="float" office:value="9.1842785" calcext:value-type="float">
            <text:p>9.1842785</text:p>
          </table:table-cell>
          <table:table-cell office:value-type="float" office:value="186.71555" calcext:value-type="float">
            <text:p>186.71555</text:p>
          </table:table-cell>
          <table:table-cell office:value-type="float" office:value="9.822076" calcext:value-type="float">
            <text:p>9.822076</text:p>
          </table:table-cell>
          <table:table-cell office:value-type="float" office:value="129.63982" calcext:value-type="float">
            <text:p>129.63982</text:p>
          </table:table-cell>
          <table:table-cell office:value-type="float" office:value="10.414713" calcext:value-type="float">
            <text:p>10.414713</text:p>
          </table:table-cell>
          <table:table-cell office:value-type="float" office:value="112.74941" calcext:value-type="float">
            <text:p>112.74941</text:p>
          </table:table-cell>
          <table:table-cell office:value-type="float" office:value="10.446096" calcext:value-type="float">
            <text:p>10.446096</text:p>
          </table:table-cell>
          <table:table-cell office:value-type="float" office:value="104.290596" calcext:value-type="float">
            <text:p>104.290596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516042" calcext:value-type="float">
            <text:p>9.516042</text:p>
          </table:table-cell>
          <table:table-cell office:value-type="float" office:value="321.45175" calcext:value-type="float">
            <text:p>321.45175</text:p>
          </table:table-cell>
          <table:table-cell office:value-type="float" office:value="9.590144" calcext:value-type="float">
            <text:p>9.590144</text:p>
          </table:table-cell>
          <table:table-cell office:value-type="float" office:value="355.47668" calcext:value-type="float">
            <text:p>355.47668</text:p>
          </table:table-cell>
          <table:table-cell office:value-type="float" office:value="9.882462" calcext:value-type="float">
            <text:p>9.882462</text:p>
          </table:table-cell>
          <table:table-cell office:value-type="float" office:value="372.09625" calcext:value-type="float">
            <text:p>372.09625</text:p>
          </table:table-cell>
          <table:table-cell office:value-type="float" office:value="19.190193" calcext:value-type="float">
            <text:p>19.190193</text:p>
          </table:table-cell>
          <table:table-cell office:value-type="float" office:value="264.4424" calcext:value-type="float">
            <text:p>264.442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20.409449" calcext:value-type="float">
            <text:p>20.409449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21214" calcext:value-type="float">
            <text:p>10.721214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117.44545" calcext:value-type="float">
            <text:p>117.44545</text:p>
          </table:table-cell>
          <table:table-cell office:value-type="float" office:value="10.843047" calcext:value-type="float">
            <text:p>10.843047</text:p>
          </table:table-cell>
          <table:table-cell office:value-type="float" office:value="107.65458" calcext:value-type="float">
            <text:p>107.65458</text:p>
          </table:table-cell>
          <table:table-cell office:value-type="float" office:value="11.208005" calcext:value-type="float">
            <text:p>11.208005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345585" calcext:value-type="float">
            <text:p>17.345585</text:p>
          </table:table-cell>
          <table:table-cell office:value-type="float" office:value="97.70221" calcext:value-type="float">
            <text:p>97.70221</text:p>
          </table:table-cell>
          <table:table-cell office:value-type="float" office:value="18.123707" calcext:value-type="float">
            <text:p>18.123707</text:p>
          </table:table-cell>
          <table:table-cell office:value-type="float" office:value="142.25775" calcext:value-type="float">
            <text:p>142.257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72636" calcext:value-type="float">
            <text:p>21.172636</text:p>
          </table:table-cell>
          <table:table-cell office:value-type="float" office:value="137.65823" calcext:value-type="float">
            <text:p>137.65823</text:p>
          </table:table-cell>
          <table:table-cell office:value-type="float" office:value="21.578352" calcext:value-type="float">
            <text:p>21.578352</text:p>
          </table:table-cell>
          <table:table-cell office:value-type="float" office:value="121.47934" calcext:value-type="float">
            <text:p>121.47934</text:p>
          </table:table-cell>
          <table:table-cell office:value-type="float" office:value="21.755306" calcext:value-type="float">
            <text:p>21.755306</text:p>
          </table:table-cell>
          <table:table-cell office:value-type="float" office:value="256.39145" calcext:value-type="float">
            <text:p>256.39145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1882" calcext:value-type="float">
            <text:p>23.991882</text:p>
          </table:table-cell>
          <table:table-cell office:value-type="float" office:value="42.30046" calcext:value-type="float">
            <text:p>42.30046</text:p>
          </table:table-cell>
          <table:table-cell office:value-type="float" office:value="23.992474" calcext:value-type="float">
            <text:p>23.992474</text:p>
          </table:table-cell>
          <table:table-cell office:value-type="float" office:value="252.56519" calcext:value-type="float">
            <text:p>252.56519</text:p>
          </table:table-cell>
          <table:table-cell office:value-type="float" office:value="23.996962" calcext:value-type="float">
            <text:p>23.996962</text:p>
          </table:table-cell>
          <table:table-cell office:value-type="float" office:value="67.375595" calcext:value-type="float">
            <text:p>67.375595</text:p>
          </table:table-cell>
          <table:table-cell office:value-type="float" office:value="16.86579" calcext:value-type="float">
            <text:p>16.86579</text:p>
          </table:table-cell>
          <table:table-cell office:value-type="float" office:value="170.78554" calcext:value-type="float">
            <text:p>170.78554</text:p>
          </table:table-cell>
          <table:table-cell office:value-type="float" office:value="13.758966" calcext:value-type="float">
            <text:p>13.758966</text:p>
          </table:table-cell>
          <table:table-cell office:value-type="float" office:value="113.70984" calcext:value-type="float">
            <text:p>113.70984</text:p>
          </table:table-cell>
          <table:table-cell office:value-type="float" office:value="10.925" calcext:value-type="float">
            <text:p>10.925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408087" calcext:value-type="float">
            <text:p>14.408087</text:p>
          </table:table-cell>
          <table:table-cell office:value-type="float" office:value="88.36059" calcext:value-type="float">
            <text:p>88.36059</text:p>
          </table:table-cell>
          <table:table-cell office:value-type="float" office:value="10.399161" calcext:value-type="float">
            <text:p>10.399161</text:p>
          </table:table-cell>
          <table:table-cell office:value-type="float" office:value="327.9234" calcext:value-type="float">
            <text:p>327.9234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0.725" calcext:value-type="float">
            <text:p>10.725</text:p>
          </table:table-cell>
          <table:table-cell office:value-type="float" office:value="355.62622" calcext:value-type="float">
            <text:p>355.62622</text:p>
          </table:table-cell>
          <table:table-cell office:value-type="float" office:value="20.938837" calcext:value-type="float">
            <text:p>20.938837</text:p>
          </table:table-cell>
          <table:table-cell office:value-type="float" office:value="250.13239" calcext:value-type="float">
            <text:p>250.13239</text:p>
          </table:table-cell>
          <table:table-cell office:value-type="float" office:value="20.604322" calcext:value-type="float">
            <text:p>20.604322</text:p>
          </table:table-cell>
          <table:table-cell office:value-type="float" office:value="107.447754" calcext:value-type="float">
            <text:p>107.447754</text:p>
          </table:table-cell>
          <table:table-cell office:value-type="float" office:value="21.71232" calcext:value-type="float">
            <text:p>21.71232</text:p>
          </table:table-cell>
          <table:table-cell office:value-type="float" office:value="160.7711" calcext:value-type="float">
            <text:p>160.7711</text:p>
          </table:table-cell>
          <table:table-cell office:value-type="float" office:value="21.406122" calcext:value-type="float">
            <text:p>21.406122</text:p>
          </table:table-cell>
          <table:table-cell office:value-type="float" office:value="373.68997" calcext:value-type="float">
            <text:p>373.689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780269" calcext:value-type="float">
            <text:p>11.780269</text:p>
          </table:table-cell>
          <table:table-cell office:value-type="float" office:value="99.355446" calcext:value-type="float">
            <text:p>99.355446</text:p>
          </table:table-cell>
          <table:table-cell office:value-type="float" office:value="12.221206" calcext:value-type="float">
            <text:p>12.221206</text:p>
          </table:table-cell>
          <table:table-cell office:value-type="float" office:value="89.564575" calcext:value-type="float">
            <text:p>89.564575</text:p>
          </table:table-cell>
          <table:table-cell office:value-type="float" office:value="12.586349" calcext:value-type="float">
            <text:p>12.586349</text:p>
          </table:table-cell>
          <table:table-cell office:value-type="float" office:value="347.2167" calcext:value-type="float">
            <text:p>347.216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405136" calcext:value-type="float">
            <text:p>17.405136</text:p>
          </table:table-cell>
          <table:table-cell office:value-type="float" office:value="99.48875" calcext:value-type="float">
            <text:p>99.48875</text:p>
          </table:table-cell>
          <table:table-cell office:value-type="float" office:value="18.39296" calcext:value-type="float">
            <text:p>18.39296</text:p>
          </table:table-cell>
          <table:table-cell office:value-type="float" office:value="387.53217" calcext:value-type="float">
            <text:p>387.5321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1132" calcext:value-type="float">
            <text:p>21.21132</text:p>
          </table:table-cell>
          <table:table-cell office:value-type="float" office:value="138.81879" calcext:value-type="float">
            <text:p>138.81879</text:p>
          </table:table-cell>
          <table:table-cell office:value-type="float" office:value="21.62036" calcext:value-type="float">
            <text:p>21.62036</text:p>
          </table:table-cell>
          <table:table-cell office:value-type="float" office:value="122.73956" calcext:value-type="float">
            <text:p>122.73956</text:p>
          </table:table-cell>
          <table:table-cell office:value-type="float" office:value="21.994246" calcext:value-type="float">
            <text:p>21.994246</text:p>
          </table:table-cell>
          <table:table-cell office:value-type="float" office:value="263.55963" calcext:value-type="float">
            <text:p>263.55963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4" calcext:value-type="float">
            <text:p>24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2077" calcext:value-type="float">
            <text:p>23.992077</text:p>
          </table:table-cell>
          <table:table-cell office:value-type="float" office:value="42.306297" calcext:value-type="float">
            <text:p>42.306297</text:p>
          </table:table-cell>
          <table:table-cell office:value-type="float" office:value="23.995447" calcext:value-type="float">
            <text:p>23.995447</text:p>
          </table:table-cell>
          <table:table-cell office:value-type="float" office:value="252.65439" calcext:value-type="float">
            <text:p>252.65439</text:p>
          </table:table-cell>
          <table:table-cell office:value-type="float" office:value="23.997921" calcext:value-type="float">
            <text:p>23.997921</text:p>
          </table:table-cell>
          <table:table-cell office:value-type="float" office:value="67.40437" calcext:value-type="float">
            <text:p>67.40437</text:p>
          </table:table-cell>
          <table:table-cell office:value-type="float" office:value="16.87084" calcext:value-type="float">
            <text:p>16.87084</text:p>
          </table:table-cell>
          <table:table-cell office:value-type="float" office:value="170.93706" calcext:value-type="float">
            <text:p>170.93706</text:p>
          </table:table-cell>
          <table:table-cell office:value-type="float" office:value="13.764258" calcext:value-type="float">
            <text:p>13.764258</text:p>
          </table:table-cell>
          <table:table-cell office:value-type="float" office:value="113.8686" calcext:value-type="float">
            <text:p>113.8686</text:p>
          </table:table-cell>
          <table:table-cell office:value-type="float" office:value="18" calcext:value-type="float">
            <text:p>18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633457" calcext:value-type="float">
            <text:p>14.633457</text:p>
          </table:table-cell>
          <table:table-cell office:value-type="float" office:value="95.121704" calcext:value-type="float">
            <text:p>95.121704</text:p>
          </table:table-cell>
          <table:table-cell office:value-type="float" office:value="10.411797" calcext:value-type="float">
            <text:p>10.411797</text:p>
          </table:table-cell>
          <table:table-cell office:value-type="float" office:value="339.43347" calcext:value-type="float">
            <text:p>339.43347</text:p>
          </table:table-cell>
          <table:table-cell office:value-type="float" office:value="10.75" calcext:value-type="float">
            <text:p>10.75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6.37622" calcext:value-type="float">
            <text:p>376.37622</text:p>
          </table:table-cell>
          <table:table-cell office:value-type="float" office:value="20.987722" calcext:value-type="float">
            <text:p>20.987722</text:p>
          </table:table-cell>
          <table:table-cell office:value-type="float" office:value="251.59894" calcext:value-type="float">
            <text:p>251.59894</text:p>
          </table:table-cell>
          <table:table-cell office:value-type="float" office:value="20.664068" calcext:value-type="float">
            <text:p>20.664068</text:p>
          </table:table-cell>
          <table:table-cell office:value-type="float" office:value="109.24013" calcext:value-type="float">
            <text:p>109.24013</text:p>
          </table:table-cell>
          <table:table-cell office:value-type="float" office:value="21.721443" calcext:value-type="float">
            <text:p>21.721443</text:p>
          </table:table-cell>
          <table:table-cell office:value-type="float" office:value="161.04478" calcext:value-type="float">
            <text:p>161.04478</text:p>
          </table:table-cell>
          <table:table-cell office:value-type="float" office:value="21.421827" calcext:value-type="float">
            <text:p>21.421827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895261" calcext:value-type="float">
            <text:p>11.895261</text:p>
          </table:table-cell>
          <table:table-cell office:value-type="float" office:value="204.10754" calcext:value-type="float">
            <text:p>204.10754</text:p>
          </table:table-cell>
          <table:table-cell office:value-type="float" office:value="12.227516" calcext:value-type="float">
            <text:p>12.227516</text:p>
          </table:table-cell>
          <table:table-cell office:value-type="float" office:value="89.75389" calcext:value-type="float">
            <text:p>89.75389</text:p>
          </table:table-cell>
          <table:table-cell office:value-type="float" office:value="12.606208" calcext:value-type="float">
            <text:p>12.606208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21.013556" calcext:value-type="float">
            <text:p>21.013556</text:p>
          </table:table-cell>
          <table:table-cell office:value-type="float" office:value="108.93026" calcext:value-type="float">
            <text:p>108.93026</text:p>
          </table:table-cell>
          <table:table-cell office:value-type="float" office:value="19.35" calcext:value-type="float">
            <text:p>19.35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448" calcext:value-type="float">
            <text:p>21.577448</text:p>
          </table:table-cell>
          <table:table-cell office:value-type="float" office:value="376.46222" calcext:value-type="float">
            <text:p>376.462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84.8188" calcext:value-type="float">
            <text:p>84.8188</text:p>
          </table:table-cell>
          <table:table-cell office:value-type="float" office:value="23.000187" calcext:value-type="float">
            <text:p>23.000187</text:p>
          </table:table-cell>
          <table:table-cell office:value-type="float" office:value="79.539536" calcext:value-type="float">
            <text:p>79.539536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231.15964" calcext:value-type="float">
            <text:p>231.15964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112.9358" calcext:value-type="float">
            <text:p>112.935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55.00705" calcext:value-type="float">
            <text:p>155.00705</text:p>
          </table:table-cell>
          <table:table-cell office:value-type="float" office:value="18.369904" calcext:value-type="float">
            <text:p>18.369904</text:p>
          </table:table-cell>
          <table:table-cell office:value-type="float" office:value="97.93859" calcext:value-type="float">
            <text:p>97.93859</text:p>
          </table:table-cell>
          <table:table-cell office:value-type="float" office:value="18.687323" calcext:value-type="float">
            <text:p>18.687323</text:p>
          </table:table-cell>
          <table:table-cell office:value-type="float" office:value="80.8894" calcext:value-type="float">
            <text:p>80.8894</text:p>
          </table:table-cell>
          <table:table-cell office:value-type="float" office:value="19.259212" calcext:value-type="float">
            <text:p>19.259212</text:p>
          </table:table-cell>
          <table:table-cell office:value-type="float" office:value="79.191696" calcext:value-type="float">
            <text:p>79.191696</text:p>
          </table:table-cell>
          <table:table-cell office:value-type="float" office:value="17.438278" calcext:value-type="float">
            <text:p>17.438278</text:p>
          </table:table-cell>
          <table:table-cell office:value-type="float" office:value="116.4135" calcext:value-type="float">
            <text:p>116.4135</text:p>
          </table:table-cell>
          <table:table-cell office:value-type="float" office:value="17.87963" calcext:value-type="float">
            <text:p>17.87963</text:p>
          </table:table-cell>
          <table:table-cell office:value-type="float" office:value="81.96175" calcext:value-type="float">
            <text:p>81.96175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5.98665" calcext:value-type="float">
            <text:p>115.98665</text:p>
          </table:table-cell>
          <table:table-cell office:value-type="float" office:value="18.3" calcext:value-type="float">
            <text:p>18.3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201.91888" calcext:value-type="float">
            <text:p>201.91888</text:p>
          </table:table-cell>
          <table:table-cell office:value-type="float" office:value="23.000437" calcext:value-type="float">
            <text:p>23.000437</text:p>
          </table:table-cell>
          <table:table-cell office:value-type="float" office:value="60.37013" calcext:value-type="float">
            <text:p>60.37013</text:p>
          </table:table-cell>
          <table:table-cell office:value-type="float" office:value="23.000608" calcext:value-type="float">
            <text:p>23.000608</text:p>
          </table:table-cell>
          <table:table-cell office:value-type="float" office:value="122.97481" calcext:value-type="float">
            <text:p>122.97481</text:p>
          </table:table-cell>
          <table:table-cell office:value-type="float" office:value="23.000147" calcext:value-type="float">
            <text:p>23.000147</text:p>
          </table:table-cell>
          <table:table-cell office:value-type="float" office:value="360.72998" calcext:value-type="float">
            <text:p>360.729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2.976404" calcext:value-type="float">
            <text:p>12.976404</text:p>
          </table:table-cell>
          <table:table-cell office:value-type="float" office:value="184.39757" calcext:value-type="float">
            <text:p>184.39757</text:p>
          </table:table-cell>
          <table:table-cell office:value-type="float" office:value="13.674448" calcext:value-type="float">
            <text:p>13.674448</text:p>
          </table:table-cell>
          <table:table-cell office:value-type="float" office:value="70.043884" calcext:value-type="float">
            <text:p>70.043884</text:p>
          </table:table-cell>
          <table:table-cell office:value-type="float" office:value="14.1075945" calcext:value-type="float">
            <text:p>14.1075945</text:p>
          </table:table-cell>
          <table:table-cell office:value-type="float" office:value="345.59668" calcext:value-type="float">
            <text:p>345.59668</text:p>
          </table:table-cell>
        </table:table-row>
        <table:table-row table:style-name="ro1">
          <table:table-cell office:value-type="float" office:value="21.036299" calcext:value-type="float">
            <text:p>21.036299</text:p>
          </table:table-cell>
          <table:table-cell office:value-type="float" office:value="109.61256" calcext:value-type="float">
            <text:p>109.61256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969" calcext:value-type="float">
            <text:p>21.577969</text:p>
          </table:table-cell>
          <table:table-cell office:value-type="float" office:value="376.47784" calcext:value-type="float">
            <text:p>376.4778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717" calcext:value-type="float">
            <text:p>23.000717</text:p>
          </table:table-cell>
          <table:table-cell office:value-type="float" office:value="84.83145" calcext:value-type="float">
            <text:p>84.83145</text:p>
          </table:table-cell>
          <table:table-cell office:value-type="float" office:value="23.000742" calcext:value-type="float">
            <text:p>23.000742</text:p>
          </table:table-cell>
          <table:table-cell office:value-type="float" office:value="79.55618" calcext:value-type="float">
            <text:p>79.55618</text:p>
          </table:table-cell>
          <table:table-cell office:value-type="float" office:value="23.000834" calcext:value-type="float">
            <text:p>23.000834</text:p>
          </table:table-cell>
          <table:table-cell office:value-type="float" office:value="231.1641" calcext:value-type="float">
            <text:p>231.1641</text:p>
          </table:table-cell>
          <table:table-cell office:value-type="float" office:value="23.000473" calcext:value-type="float">
            <text:p>23.000473</text:p>
          </table:table-cell>
          <table:table-cell office:value-type="float" office:value="112.9477" calcext:value-type="float">
            <text:p>112.947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75.00703" calcext:value-type="float">
            <text:p>175.00703</text:p>
          </table:table-cell>
          <table:table-cell office:value-type="float" office:value="18.436262" calcext:value-type="float">
            <text:p>18.436262</text:p>
          </table:table-cell>
          <table:table-cell office:value-type="float" office:value="99.92935" calcext:value-type="float">
            <text:p>99.92935</text:p>
          </table:table-cell>
          <table:table-cell office:value-type="float" office:value="18.73942" calcext:value-type="float">
            <text:p>18.73942</text:p>
          </table:table-cell>
          <table:table-cell office:value-type="float" office:value="82.45232" calcext:value-type="float">
            <text:p>82.45232</text:p>
          </table:table-cell>
          <table:table-cell office:value-type="float" office:value="19.372128" calcext:value-type="float">
            <text:p>19.372128</text:p>
          </table:table-cell>
          <table:table-cell office:value-type="float" office:value="82.57915" calcext:value-type="float">
            <text:p>82.57915</text:p>
          </table:table-cell>
          <table:table-cell office:value-type="float" office:value="17.706327" calcext:value-type="float">
            <text:p>17.706327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18.187037" calcext:value-type="float">
            <text:p>18.187037</text:p>
          </table:table-cell>
          <table:table-cell office:value-type="float" office:value="91.18395" calcext:value-type="float">
            <text:p>91.18395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39.98663" calcext:value-type="float">
            <text:p>139.98663</text:p>
          </table:table-cell>
          <table:table-cell office:value-type="float" office:value="19.1" calcext:value-type="float">
            <text:p>19.1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3" calcext:value-type="float">
            <text:p>23</text:p>
          </table:table-cell>
          <table:table-cell office:value-type="float" office:value="211.16885" calcext:value-type="float">
            <text:p>211.16885</text:p>
          </table:table-cell>
          <table:table-cell office:value-type="float" office:value="23.000628" calcext:value-type="float">
            <text:p>23.000628</text:p>
          </table:table-cell>
          <table:table-cell office:value-type="float" office:value="60.37585" calcext:value-type="float">
            <text:p>60.37585</text:p>
          </table:table-cell>
          <table:table-cell office:value-type="float" office:value="23.000988" calcext:value-type="float">
            <text:p>23.000988</text:p>
          </table:table-cell>
          <table:table-cell office:value-type="float" office:value="122.98619" calcext:value-type="float">
            <text:p>122.98619</text:p>
          </table:table-cell>
          <table:table-cell office:value-type="float" office:value="23.000927" calcext:value-type="float">
            <text:p>23.000927</text:p>
          </table:table-cell>
          <table:table-cell office:value-type="float" office:value="361.4406" calcext:value-type="float">
            <text:p>361.44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3.153857" calcext:value-type="float">
            <text:p>13.153857</text:p>
          </table:table-cell>
          <table:table-cell office:value-type="float" office:value="189.72116" calcext:value-type="float">
            <text:p>189.72116</text:p>
          </table:table-cell>
          <table:table-cell office:value-type="float" office:value="13.687519" calcext:value-type="float">
            <text:p>13.687519</text:p>
          </table:table-cell>
          <table:table-cell office:value-type="float" office:value="70.43602" calcext:value-type="float">
            <text:p>70.43602</text:p>
          </table:table-cell>
          <table:table-cell office:value-type="float" office:value="14.166404" calcext:value-type="float">
            <text:p>14.166404</text:p>
          </table:table-cell>
          <table:table-cell office:value-type="float" office:value="347.36096" calcext:value-type="float">
            <text:p>347.36096</text:p>
          </table:table-cell>
        </table:table-row>
        <table:table-row table:style-name="ro1">
          <table:table-cell office:value-type="float" office:value="23.00044" calcext:value-type="float">
            <text:p>23.00044</text:p>
          </table:table-cell>
          <table:table-cell office:value-type="float" office:value="48.862553" calcext:value-type="float">
            <text:p>48.862553</text:p>
          </table:table-cell>
          <table:table-cell office:value-type="float" office:value="23.000845" calcext:value-type="float">
            <text:p>23.000845</text:p>
          </table:table-cell>
          <table:table-cell office:value-type="float" office:value="38.46875" calcext:value-type="float">
            <text:p>38.46875</text:p>
          </table:table-cell>
          <table:table-cell office:value-type="float" office:value="23" calcext:value-type="float">
            <text:p>23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701447" calcext:value-type="float">
            <text:p>52.70144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7.426178" calcext:value-type="float">
            <text:p>47.4261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682" calcext:value-type="float">
            <text:p>23.991682</text:p>
          </table:table-cell>
          <table:table-cell office:value-type="float" office:value="80.817696" calcext:value-type="float">
            <text:p>80.817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28" calcext:value-type="float">
            <text:p>19.441628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19.806084" calcext:value-type="float">
            <text:p>19.806084</text:p>
          </table:table-cell>
          <table:table-cell office:value-type="float" office:value="81.29939" calcext:value-type="float">
            <text:p>81.29939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63.82229" calcext:value-type="float">
            <text:p>63.822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715988" calcext:value-type="float">
            <text:p>18.715988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418" calcext:value-type="float">
            <text:p>19.051418</text:p>
          </table:table-cell>
          <table:table-cell office:value-type="float" office:value="76.873924" calcext:value-type="float">
            <text:p>76.873924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25.676605" calcext:value-type="float">
            <text:p>125.676605</text:p>
          </table:table-cell>
          <table:table-cell office:value-type="float" office:value="20.232952" calcext:value-type="float">
            <text:p>20.232952</text:p>
          </table:table-cell>
          <table:table-cell office:value-type="float" office:value="139.04628" calcext:value-type="float">
            <text:p>139.04628</text:p>
          </table:table-cell>
          <table:table-cell office:value-type="float" office:value="23.994402" calcext:value-type="float">
            <text:p>23.994402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23" calcext:value-type="float">
            <text:p>23.99423</text:p>
          </table:table-cell>
          <table:table-cell office:value-type="float" office:value="28.245846" calcext:value-type="float">
            <text:p>28.245846</text:p>
          </table:table-cell>
          <table:table-cell office:value-type="float" office:value="23.995808" calcext:value-type="float">
            <text:p>23.995808</text:p>
          </table:table-cell>
          <table:table-cell office:value-type="float" office:value="90.856186" calcext:value-type="float">
            <text:p>90.856186</text:p>
          </table:table-cell>
          <table:table-cell office:value-type="float" office:value="23.994974" calcext:value-type="float">
            <text:p>23.994974</text:p>
          </table:table-cell>
          <table:table-cell office:value-type="float" office:value="329.3106" calcext:value-type="float">
            <text:p>329.31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71137" calcext:value-type="float">
            <text:p>14.171137</text:p>
          </table:table-cell>
          <table:table-cell office:value-type="float" office:value="170.82117" calcext:value-type="float">
            <text:p>170.82117</text:p>
          </table:table-cell>
          <table:table-cell office:value-type="float" office:value="14.90442" calcext:value-type="float">
            <text:p>14.90442</text:p>
          </table:table-cell>
          <table:table-cell office:value-type="float" office:value="51.536" calcext:value-type="float">
            <text:p>51.536</text:p>
          </table:table-cell>
          <table:table-cell office:value-type="float" office:value="15.042544" calcext:value-type="float">
            <text:p>15.042544</text:p>
          </table:table-cell>
          <table:table-cell office:value-type="float" office:value="328.46097" calcext:value-type="float">
            <text:p>328.46097</text:p>
          </table:table-cell>
        </table:table-row>
        <table:table-row table:style-name="ro1">
          <table:table-cell office:value-type="float" office:value="23.000648" calcext:value-type="float">
            <text:p>23.000648</text:p>
          </table:table-cell>
          <table:table-cell office:value-type="float" office:value="48.86879" calcext:value-type="float">
            <text:p>48.86879</text:p>
          </table:table-cell>
          <table:table-cell office:value-type="float" office:value="23.000994" calcext:value-type="float">
            <text:p>23.000994</text:p>
          </table:table-cell>
          <table:table-cell office:value-type="float" office:value="38.473213" calcext:value-type="float">
            <text:p>38.473213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52.951443" calcext:value-type="float">
            <text:p>52.951443</text:p>
          </table:table-cell>
          <table:table-cell office:value-type="float" office:value="24" calcext:value-type="float">
            <text:p>24</text:p>
          </table:table-cell>
          <table:table-cell office:value-type="float" office:value="47.676174" calcext:value-type="float">
            <text:p>47.676174</text:p>
          </table:table-cell>
          <table:table-cell office:value-type="float" office:value="24" calcext:value-type="float">
            <text:p>24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837" calcext:value-type="float">
            <text:p>23.991837</text:p>
          </table:table-cell>
          <table:table-cell office:value-type="float" office:value="80.82233" calcext:value-type="float">
            <text:p>80.82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633432" calcext:value-type="float">
            <text:p>19.633432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20.02331" calcext:value-type="float">
            <text:p>20.02331</text:p>
          </table:table-cell>
          <table:table-cell office:value-type="float" office:value="87.81618" calcext:value-type="float">
            <text:p>87.81618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83.32228" calcext:value-type="float">
            <text:p>83.322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811552" calcext:value-type="float">
            <text:p>18.811552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956" calcext:value-type="float">
            <text:p>19.051956</text:p>
          </table:table-cell>
          <table:table-cell office:value-type="float" office:value="77.3639" calcext:value-type="float">
            <text:p>77.36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147.17656" calcext:value-type="float">
            <text:p>147.17656</text:p>
          </table:table-cell>
          <table:table-cell office:value-type="float" office:value="20.248695" calcext:value-type="float">
            <text:p>20.248695</text:p>
          </table:table-cell>
          <table:table-cell office:value-type="float" office:value="139.51859" calcext:value-type="float">
            <text:p>139.51859</text:p>
          </table:table-cell>
          <table:table-cell office:value-type="float" office:value="23.995253" calcext:value-type="float">
            <text:p>23.995253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379" calcext:value-type="float">
            <text:p>23.994379</text:p>
          </table:table-cell>
          <table:table-cell office:value-type="float" office:value="28.38137" calcext:value-type="float">
            <text:p>28.38137</text:p>
          </table:table-cell>
          <table:table-cell office:value-type="float" office:value="23.995928" calcext:value-type="float">
            <text:p>23.995928</text:p>
          </table:table-cell>
          <table:table-cell office:value-type="float" office:value="90.965645" calcext:value-type="float">
            <text:p>90.965645</text:p>
          </table:table-cell>
          <table:table-cell office:value-type="float" office:value="23.995125" calcext:value-type="float">
            <text:p>23.995125</text:p>
          </table:table-cell>
          <table:table-cell office:value-type="float" office:value="329.31512" calcext:value-type="float">
            <text:p>329.3151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87098" calcext:value-type="float">
            <text:p>14.187098</text:p>
          </table:table-cell>
          <table:table-cell office:value-type="float" office:value="185.36057" calcext:value-type="float">
            <text:p>185.36057</text:p>
          </table:table-cell>
          <table:table-cell office:value-type="float" office:value="15.064762" calcext:value-type="float">
            <text:p>15.064762</text:p>
          </table:table-cell>
          <table:table-cell office:value-type="float" office:value="197.59975" calcext:value-type="float">
            <text:p>197.59975</text:p>
          </table:table-cell>
          <table:table-cell office:value-type="float" office:value="15.092798" calcext:value-type="float">
            <text:p>15.092798</text:p>
          </table:table-cell>
          <table:table-cell office:value-type="float" office:value="329.9686" calcext:value-type="float">
            <text:p>329.9686</text:p>
          </table:table-cell>
        </table:table-row>
        <table:table-row table:style-name="ro1">
          <table:table-cell office:value-type="float" office:value="23.998598" calcext:value-type="float">
            <text:p>23.998598</text:p>
          </table:table-cell>
          <table:table-cell office:value-type="float" office:value="16.738785" calcext:value-type="float">
            <text:p>16.738785</text:p>
          </table:table-cell>
          <table:table-cell office:value-type="float" office:value="23.995306" calcext:value-type="float">
            <text:p>23.995306</text:p>
          </table:table-cell>
          <table:table-cell office:value-type="float" office:value="6.3432083" calcext:value-type="float">
            <text:p>6.343208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5.1978" calcext:value-type="float">
            <text:p>305.19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24861" calcext:value-type="float">
            <text:p>20.224861</text:p>
          </table:table-cell>
          <table:table-cell office:value-type="float" office:value="145.037" calcext:value-type="float">
            <text:p>145.037</text:p>
          </table:table-cell>
          <table:table-cell office:value-type="float" office:value="20.502499" calcext:value-type="float">
            <text:p>20.502499</text:p>
          </table:table-cell>
          <table:table-cell office:value-type="float" office:value="76.476166" calcext:value-type="float">
            <text:p>76.476166</text:p>
          </table:table-cell>
          <table:table-cell office:value-type="float" office:value="21.042511" calcext:value-type="float">
            <text:p>21.042511</text:p>
          </table:table-cell>
          <table:table-cell office:value-type="float" office:value="71.98227" calcext:value-type="float">
            <text:p>71.982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52.609108" calcext:value-type="float">
            <text:p>52.609108</text:p>
          </table:table-cell>
          <table:table-cell office:value-type="float" office:value="19.68316" calcext:value-type="float">
            <text:p>19.68316</text:p>
          </table:table-cell>
          <table:table-cell office:value-type="float" office:value="340.34344" calcext:value-type="float">
            <text:p>340.34344</text:p>
          </table:table-cell>
          <table:table-cell office:value-type="float" office:value="20.147236" calcext:value-type="float">
            <text:p>20.147236</text:p>
          </table:table-cell>
          <table:table-cell office:value-type="float" office:value="71.42393" calcext:value-type="float">
            <text:p>71.42393</text:p>
          </table:table-cell>
          <table:table-cell office:value-type="float" office:value="20.44665" calcext:value-type="float">
            <text:p>20.4466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62163" calcext:value-type="float">
            <text:p>20.762163</text:p>
          </table:table-cell>
          <table:table-cell office:value-type="float" office:value="133.57855" calcext:value-type="float">
            <text:p>133.5785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33.41846" calcext:value-type="float">
            <text:p>233.41846</text:p>
          </table:table-cell>
          <table:table-cell office:value-type="float" office:value="15.709733" calcext:value-type="float">
            <text:p>15.709733</text:p>
          </table:table-cell>
          <table:table-cell office:value-type="float" office:value="166.19055" calcext:value-type="float">
            <text:p>166.19055</text:p>
          </table:table-cell>
          <table:table-cell office:value-type="float" office:value="15.7" calcext:value-type="float">
            <text:p>15.7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office:value-type="float" office:value="23.99887" calcext:value-type="float">
            <text:p>23.99887</text:p>
          </table:table-cell>
          <table:table-cell office:value-type="float" office:value="16.746967" calcext:value-type="float">
            <text:p>16.746967</text:p>
          </table:table-cell>
          <table:table-cell office:value-type="float" office:value="23.995426" calcext:value-type="float">
            <text:p>23.995426</text:p>
          </table:table-cell>
          <table:table-cell office:value-type="float" office:value="6.346813" calcext:value-type="float">
            <text:p>6.346813</text:p>
          </table:table-cell>
          <table:table-cell office:value-type="float" office:value="24" calcext:value-type="float">
            <text:p>24</text:p>
          </table:table-cell>
          <table:table-cell office:value-type="float" office:value="305.4478" calcext:value-type="float">
            <text:p>305.44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30852" calcext:value-type="float">
            <text:p>20.230852</text:p>
          </table:table-cell>
          <table:table-cell office:value-type="float" office:value="145.21674" calcext:value-type="float">
            <text:p>145.21674</text:p>
          </table:table-cell>
          <table:table-cell office:value-type="float" office:value="20.509758" calcext:value-type="float">
            <text:p>20.509758</text:p>
          </table:table-cell>
          <table:table-cell office:value-type="float" office:value="76.69395" calcext:value-type="float">
            <text:p>76.69395</text:p>
          </table:table-cell>
          <table:table-cell office:value-type="float" office:value="21.042713" calcext:value-type="float">
            <text:p>21.042713</text:p>
          </table:table-cell>
          <table:table-cell office:value-type="float" office:value="71.988335" calcext:value-type="float">
            <text:p>71.98833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64.6091" calcext:value-type="float">
            <text:p>64.6091</text:p>
          </table:table-cell>
          <table:table-cell office:value-type="float" office:value="19.752518" calcext:value-type="float">
            <text:p>19.752518</text:p>
          </table:table-cell>
          <table:table-cell office:value-type="float" office:value="342.42416" calcext:value-type="float">
            <text:p>342.42416</text:p>
          </table:table-cell>
          <table:table-cell office:value-type="float" office:value="20.147648" calcext:value-type="float">
            <text:p>20.147648</text:p>
          </table:table-cell>
          <table:table-cell office:value-type="float" office:value="71.43629" calcext:value-type="float">
            <text:p>71.43629</text:p>
          </table:table-cell>
          <table:table-cell office:value-type="float" office:value="20.464535" calcext:value-type="float">
            <text:p>20.46453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91096" calcext:value-type="float">
            <text:p>20.791096</text:p>
          </table:table-cell>
          <table:table-cell office:value-type="float" office:value="159.93468" calcext:value-type="float">
            <text:p>159.934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53.16844" calcext:value-type="float">
            <text:p>253.16844</text:p>
          </table:table-cell>
          <table:table-cell office:value-type="float" office:value="15.908879" calcext:value-type="float">
            <text:p>15.908879</text:p>
          </table:table-cell>
          <table:table-cell office:value-type="float" office:value="172.16495" calcext:value-type="float">
            <text:p>172.16495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8927" calcext:value-type="float">
            <text:p>21.618927</text:p>
          </table:table-cell>
          <table:table-cell office:value-type="float" office:value="70.098305" calcext:value-type="float">
            <text:p>70.098305</text:p>
          </table:table-cell>
          <table:table-cell office:value-type="float" office:value="21.619339" calcext:value-type="float">
            <text:p>21.619339</text:p>
          </table:table-cell>
          <table:table-cell office:value-type="float" office:value="62.719128" calcext:value-type="float">
            <text:p>62.719128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3173" calcext:value-type="float">
            <text:p>21.53173</text:p>
          </table:table-cell>
          <table:table-cell office:value-type="float" office:value="69.816246" calcext:value-type="float">
            <text:p>69.816246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39.61655" calcext:value-type="float">
            <text:p>139.61655</text:p>
          </table:table-cell>
          <table:table-cell office:value-type="float" office:value="20.977612" calcext:value-type="float">
            <text:p>20.977612</text:p>
          </table:table-cell>
          <table:table-cell office:value-type="float" office:value="158.3147" calcext:value-type="float">
            <text:p>158.314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57822" calcext:value-type="float">
            <text:p>16.857822</text:p>
          </table:table-cell>
          <table:table-cell office:value-type="float" office:value="235.07845" calcext:value-type="float">
            <text:p>235.07845</text:p>
          </table:table-cell>
          <table:table-cell office:value-type="float" office:value="16.87721" calcext:value-type="float">
            <text:p>16.87721</text:p>
          </table:table-cell>
          <table:table-cell office:value-type="float" office:value="154.07492" calcext:value-type="float">
            <text:p>154.07492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160.3398" calcext:value-type="float">
            <text:p>160.3398</text:p>
          </table:table-cell>
          <table:table-cell office:value-type="float" office:value="17.966925" calcext:value-type="float">
            <text:p>17.966925</text:p>
          </table:table-cell>
          <table:table-cell office:value-type="float" office:value="292.70865" calcext:value-type="float">
            <text:p>292.7086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3" calcext:value-type="float">
            <text:p>23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905" calcext:value-type="float">
            <text:p>21.61905</text:p>
          </table:table-cell>
          <table:table-cell office:value-type="float" office:value="70.2095" calcext:value-type="float">
            <text:p>70.2095</text:p>
          </table:table-cell>
          <table:table-cell office:value-type="float" office:value="21.619675" calcext:value-type="float">
            <text:p>21.619675</text:p>
          </table:table-cell>
          <table:table-cell office:value-type="float" office:value="63.02493" calcext:value-type="float">
            <text:p>63.02493</text:p>
          </table:table-cell>
          <table:table-cell office:value-type="float" office:value="23" calcext:value-type="float">
            <text:p>23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41496" calcext:value-type="float">
            <text:p>21.541496</text:p>
          </table:table-cell>
          <table:table-cell office:value-type="float" office:value="70.109215" calcext:value-type="float">
            <text:p>70.109215</text:p>
          </table:table-cell>
          <table:table-cell office:value-type="float" office:value="23" calcext:value-type="float">
            <text:p>23</text:p>
          </table:table-cell>
          <table:table-cell office:value-type="float" office:value="213.61656" calcext:value-type="float">
            <text:p>213.61656</text:p>
          </table:table-cell>
          <table:table-cell office:value-type="float" office:value="20.982914" calcext:value-type="float">
            <text:p>20.982914</text:p>
          </table:table-cell>
          <table:table-cell office:value-type="float" office:value="158.47377" calcext:value-type="float">
            <text:p>158.4737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63266" calcext:value-type="float">
            <text:p>16.863266</text:p>
          </table:table-cell>
          <table:table-cell office:value-type="float" office:value="235.24176" calcext:value-type="float">
            <text:p>235.24176</text:p>
          </table:table-cell>
          <table:table-cell office:value-type="float" office:value="16.8939" calcext:value-type="float">
            <text:p>16.8939</text:p>
          </table:table-cell>
          <table:table-cell office:value-type="float" office:value="154.57559" calcext:value-type="float">
            <text:p>154.57559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183.58984" calcext:value-type="float">
            <text:p>183.58984</text:p>
          </table:table-cell>
          <table:table-cell office:value-type="float" office:value="17.979525" calcext:value-type="float">
            <text:p>17.979525</text:p>
          </table:table-cell>
          <table:table-cell office:value-type="float" office:value="293.08664" calcext:value-type="float">
            <text:p>293.0866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14" calcext:value-type="float">
            <text:p>23.99514</text:p>
          </table:table-cell>
          <table:table-cell office:value-type="float" office:value="111.19676" calcext:value-type="float">
            <text:p>111.196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3769" calcext:value-type="float">
            <text:p>23.993769</text:p>
          </table:table-cell>
          <table:table-cell office:value-type="float" office:value="38.0795" calcext:value-type="float">
            <text:p>38.0795</text:p>
          </table:table-cell>
          <table:table-cell office:value-type="float" office:value="23.998716" calcext:value-type="float">
            <text:p>23.998716</text:p>
          </table:table-cell>
          <table:table-cell office:value-type="float" office:value="30.894924" calcext:value-type="float">
            <text:p>30.8949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8.6742" calcext:value-type="float">
            <text:p>308.67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7.97921" calcext:value-type="float">
            <text:p>37.9792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172" calcext:value-type="float">
            <text:p>23.999172</text:p>
          </table:table-cell>
          <table:table-cell office:value-type="float" office:value="126.343765" calcext:value-type="float">
            <text:p>126.34376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3294" calcext:value-type="float">
            <text:p>18.023294</text:p>
          </table:table-cell>
          <table:table-cell office:value-type="float" office:value="219.04176" calcext:value-type="float">
            <text:p>219.04176</text:p>
          </table:table-cell>
          <table:table-cell office:value-type="float" office:value="18.33052" calcext:value-type="float">
            <text:p>18.33052</text:p>
          </table:table-cell>
          <table:table-cell office:value-type="float" office:value="138.3756" calcext:value-type="float">
            <text:p>138.3756</text:p>
          </table:table-cell>
          <table:table-cell office:value-type="float" office:value="18.592043" calcext:value-type="float">
            <text:p>18.592043</text:p>
          </table:table-cell>
          <table:table-cell office:value-type="float" office:value="167.38985" calcext:value-type="float">
            <text:p>167.38985</text:p>
          </table:table-cell>
          <table:table-cell office:value-type="float" office:value="18.860744" calcext:value-type="float">
            <text:p>18.860744</text:p>
          </table:table-cell>
          <table:table-cell office:value-type="float" office:value="276.88663" calcext:value-type="float">
            <text:p>276.8866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922" calcext:value-type="float">
            <text:p>23.995922</text:p>
          </table:table-cell>
          <table:table-cell office:value-type="float" office:value="111.909134" calcext:value-type="float">
            <text:p>111.909134</text:p>
          </table:table-cell>
          <table:table-cell office:value-type="float" office:value="24" calcext:value-type="float">
            <text:p>24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422" calcext:value-type="float">
            <text:p>23.99422</text:p>
          </table:table-cell>
          <table:table-cell office:value-type="float" office:value="38.491287" calcext:value-type="float">
            <text:p>38.491287</text:p>
          </table:table-cell>
          <table:table-cell office:value-type="float" office:value="23.998861" calcext:value-type="float">
            <text:p>23.998861</text:p>
          </table:table-cell>
          <table:table-cell office:value-type="float" office:value="31.026974" calcext:value-type="float">
            <text:p>31.026974</text:p>
          </table:table-cell>
          <table:table-cell office:value-type="float" office:value="24" calcext:value-type="float">
            <text:p>24</text:p>
          </table:table-cell>
          <table:table-cell office:value-type="float" office:value="308.9242" calcext:value-type="float">
            <text:p>308.9242</text:p>
          </table:table-cell>
          <table:table-cell office:value-type="float" office:value="24" calcext:value-type="float">
            <text:p>24</text:p>
          </table:table-cell>
          <table:table-cell office:value-type="float" office:value="38.229206" calcext:value-type="float">
            <text:p>38.229206</text:p>
          </table:table-cell>
          <table:table-cell office:value-type="float" office:value="24" calcext:value-type="float">
            <text:p>24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899" calcext:value-type="float">
            <text:p>23.999899</text:p>
          </table:table-cell>
          <table:table-cell office:value-type="float" office:value="126.36557" calcext:value-type="float">
            <text:p>126.3655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6754" calcext:value-type="float">
            <text:p>18.026754</text:p>
          </table:table-cell>
          <table:table-cell office:value-type="float" office:value="219.14557" calcext:value-type="float">
            <text:p>219.14557</text:p>
          </table:table-cell>
          <table:table-cell office:value-type="float" office:value="18.347662" calcext:value-type="float">
            <text:p>18.347662</text:p>
          </table:table-cell>
          <table:table-cell office:value-type="float" office:value="138.88983" calcext:value-type="float">
            <text:p>138.88983</text:p>
          </table:table-cell>
          <table:table-cell office:value-type="float" office:value="18.641106" calcext:value-type="float">
            <text:p>18.641106</text:p>
          </table:table-cell>
          <table:table-cell office:value-type="float" office:value="168.86172" calcext:value-type="float">
            <text:p>168.86172</text:p>
          </table:table-cell>
          <table:table-cell office:value-type="float" office:value="18.86356" calcext:value-type="float">
            <text:p>18.86356</text:p>
          </table:table-cell>
          <table:table-cell office:value-type="float" office:value="276.97107" calcext:value-type="float">
            <text:p>276.971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97015" calcext:value-type="float">
            <text:p>18.897015</text:p>
          </table:table-cell>
          <table:table-cell office:value-type="float" office:value="202.94557" calcext:value-type="float">
            <text:p>202.94557</text:p>
          </table:table-cell>
          <table:table-cell office:value-type="float" office:value="19.73196" calcext:value-type="float">
            <text:p>19.73196</text:p>
          </table:table-cell>
          <table:table-cell office:value-type="float" office:value="122.689835" calcext:value-type="float">
            <text:p>122.689835</text:p>
          </table:table-cell>
          <table:table-cell office:value-type="float" office:value="20.114998" calcext:value-type="float">
            <text:p>20.114998</text:p>
          </table:table-cell>
          <table:table-cell office:value-type="float" office:value="152.66173" calcext:value-type="float">
            <text:p>152.66173</text:p>
          </table:table-cell>
          <table:table-cell office:value-type="float" office:value="20.201982" calcext:value-type="float">
            <text:p>20.201982</text:p>
          </table:table-cell>
          <table:table-cell office:value-type="float" office:value="260.77106" calcext:value-type="float">
            <text:p>260.771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15281" calcext:value-type="float">
            <text:p>18.915281</text:p>
          </table:table-cell>
          <table:table-cell office:value-type="float" office:value="219.58556" calcext:value-type="float">
            <text:p>219.58556</text:p>
          </table:table-cell>
          <table:table-cell office:value-type="float" office:value="19.800606" calcext:value-type="float">
            <text:p>19.800606</text:p>
          </table:table-cell>
          <table:table-cell office:value-type="float" office:value="124.7492" calcext:value-type="float">
            <text:p>124.7492</text:p>
          </table:table-cell>
          <table:table-cell office:value-type="float" office:value="20.141571" calcext:value-type="float">
            <text:p>20.141571</text:p>
          </table:table-cell>
          <table:table-cell office:value-type="float" office:value="153.45892" calcext:value-type="float">
            <text:p>153.45892</text:p>
          </table:table-cell>
          <table:table-cell office:value-type="float" office:value="20.219906" calcext:value-type="float">
            <text:p>20.219906</text:p>
          </table:table-cell>
          <table:table-cell office:value-type="float" office:value="261.30875" calcext:value-type="float">
            <text:p>261.308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5732" calcext:value-type="float">
            <text:p>20.15732</text:p>
          </table:table-cell>
          <table:table-cell office:value-type="float" office:value="115.83915" calcext:value-type="float">
            <text:p>115.83915</text:p>
          </table:table-cell>
          <table:table-cell office:value-type="float" office:value="20.68887" calcext:value-type="float">
            <text:p>20.68887</text:p>
          </table:table-cell>
          <table:table-cell office:value-type="float" office:value="144.54893" calcext:value-type="float">
            <text:p>144.54893</text:p>
          </table:table-cell>
          <table:table-cell office:value-type="float" office:value="20.75" calcext:value-type="float">
            <text:p>20.75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68827" calcext:value-type="float">
            <text:p>20.168827</text:p>
          </table:table-cell>
          <table:table-cell office:value-type="float" office:value="116.18436" calcext:value-type="float">
            <text:p>116.18436</text:p>
          </table:table-cell>
          <table:table-cell office:value-type="float" office:value="20.740578" calcext:value-type="float">
            <text:p>20.740578</text:p>
          </table:table-cell>
          <table:table-cell office:value-type="float" office:value="146.10019" calcext:value-type="float">
            <text:p>146.10019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2713" calcext:value-type="float">
            <text:p>21.432713</text:p>
          </table:table-cell>
          <table:table-cell office:value-type="float" office:value="104.034355" calcext:value-type="float">
            <text:p>104.034355</text:p>
          </table:table-cell>
          <table:table-cell office:value-type="float" office:value="21.437546" calcext:value-type="float">
            <text:p>21.437546</text:p>
          </table:table-cell>
          <table:table-cell office:value-type="float" office:value="133.9502" calcext:value-type="float">
            <text:p>133.9502</text:p>
          </table:table-cell>
          <table:table-cell office:value-type="float" office:value="21.768242" calcext:value-type="float">
            <text:p>21.768242</text:p>
          </table:table-cell>
          <table:table-cell office:value-type="float" office:value="240.24876" calcext:value-type="float">
            <text:p>240.24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3102" calcext:value-type="float">
            <text:p>21.433102</text:p>
          </table:table-cell>
          <table:table-cell office:value-type="float" office:value="104.04603" calcext:value-type="float">
            <text:p>104.04603</text:p>
          </table:table-cell>
          <table:table-cell office:value-type="float" office:value="21.453608" calcext:value-type="float">
            <text:p>21.453608</text:p>
          </table:table-cell>
          <table:table-cell office:value-type="float" office:value="134.43205" calcext:value-type="float">
            <text:p>134.43205</text:p>
          </table:table-cell>
          <table:table-cell office:value-type="float" office:value="21.784494" calcext:value-type="float">
            <text:p>21.784494</text:p>
          </table:table-cell>
          <table:table-cell office:value-type="float" office:value="240.73634" calcext:value-type="float">
            <text:p>240.73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125" calcext:value-type="float">
            <text:p>22.125</text:p>
          </table:table-cell>
          <table:table-cell office:value-type="float" office:value="88.11602" calcext:value-type="float">
            <text:p>88.11602</text:p>
          </table:table-cell>
          <table:table-cell office:value-type="float" office:value="22.617521" calcext:value-type="float">
            <text:p>22.617521</text:p>
          </table:table-cell>
          <table:table-cell office:value-type="float" office:value="118.502045" calcext:value-type="float">
            <text:p>118.502045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325" calcext:value-type="float">
            <text:p>22.325</text:p>
          </table:table-cell>
          <table:table-cell office:value-type="float" office:value="94.11604" calcext:value-type="float">
            <text:p>94.11604</text:p>
          </table:table-cell>
          <table:table-cell office:value-type="float" office:value="22.632029" calcext:value-type="float">
            <text:p>22.632029</text:p>
          </table:table-cell>
          <table:table-cell office:value-type="float" office:value="118.93726" calcext:value-type="float">
            <text:p>118.93726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004" calcext:value-type="float">
            <text:p>23.000004</text:p>
          </table:table-cell>
          <table:table-cell office:value-type="float" office:value="149.92557" calcext:value-type="float">
            <text:p>149.92557</text:p>
          </table:table-cell>
          <table:table-cell office:value-type="float" office:value="23" calcext:value-type="float">
            <text:p>23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" calcext:value-type="float">
            <text:p>23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" calcext:value-type="float">
            <text:p>23</text:p>
          </table:table-cell>
          <table:table-cell office:value-type="float" office:value="224.53635" calcext:value-type="float">
            <text:p>224.5363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973" calcext:value-type="float">
            <text:p>23.000973</text:p>
          </table:table-cell>
          <table:table-cell office:value-type="float" office:value="150.80821" calcext:value-type="float">
            <text:p>150.80821</text:p>
          </table:table-cell>
          <table:table-cell office:value-type="float" office:value="23.001" calcext:value-type="float">
            <text:p>23.001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24.56633" calcext:value-type="float">
            <text:p>224.56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176" calcext:value-type="float">
            <text:p>23.992176</text:p>
          </table:table-cell>
          <table:table-cell office:value-type="float" office:value="118.67821" calcext:value-type="float">
            <text:p>118.67821</text:p>
          </table:table-cell>
          <table:table-cell office:value-type="float" office:value="23.994633" calcext:value-type="float">
            <text:p>23.994633</text:p>
          </table:table-cell>
          <table:table-cell office:value-type="float" office:value="40.11606" calcext:value-type="float">
            <text:p>40.11606</text:p>
          </table:table-cell>
          <table:table-cell office:value-type="float" office:value="23.99588" calcext:value-type="float">
            <text:p>23.99588</text:p>
          </table:table-cell>
          <table:table-cell office:value-type="float" office:value="75.73724" calcext:value-type="float">
            <text:p>75.73724</text:p>
          </table:table-cell>
          <table:table-cell office:value-type="float" office:value="23.992926" calcext:value-type="float">
            <text:p>23.992926</text:p>
          </table:table-cell>
          <table:table-cell office:value-type="float" office:value="192.43633" calcext:value-type="float">
            <text:p>192.43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579" calcext:value-type="float">
            <text:p>23.992579</text:p>
          </table:table-cell>
          <table:table-cell office:value-type="float" office:value="118.69028" calcext:value-type="float">
            <text:p>118.69028</text:p>
          </table:table-cell>
          <table:table-cell office:value-type="float" office:value="23.994772" calcext:value-type="float">
            <text:p>23.994772</text:p>
          </table:table-cell>
          <table:table-cell office:value-type="float" office:value="40.120235" calcext:value-type="float">
            <text:p>40.120235</text:p>
          </table:table-cell>
          <table:table-cell office:value-type="float" office:value="23.996603" calcext:value-type="float">
            <text:p>23.996603</text:p>
          </table:table-cell>
          <table:table-cell office:value-type="float" office:value="75.75893" calcext:value-type="float">
            <text:p>75.75893</text:p>
          </table:table-cell>
          <table:table-cell office:value-type="float" office:value="23.994196" calcext:value-type="float">
            <text:p>23.994196</text:p>
          </table:table-cell>
          <table:table-cell office:value-type="float" office:value="192.47443" calcext:value-type="float">
            <text:p>192.4744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7" table:number-columns-repeated="5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" calcext:value-type="float">
            <text:p>6</text:p>
          </table:table-cell>
          <table:table-cell office:value-type="float" office:value="187.2" calcext:value-type="float">
            <text:p>187.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86.4" calcext:value-type="float">
            <text:p>186.4</text:p>
          </table:table-cell>
          <table:table-cell office:value-type="float" office:value="6.55" calcext:value-type="float">
            <text:p>6.55</text:p>
          </table:table-cell>
          <table:table-cell office:value-type="float" office:value="175.1" calcext:value-type="float">
            <text:p>175.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57.55" calcext:value-type="float">
            <text:p>157.55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91.45" calcext:value-type="float">
            <text:p>191.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11394139194156" calcext:value-type="float">
            <text:p>6.11394139194156</text:p>
          </table:table-cell>
          <table:table-cell office:value-type="float" office:value="176.94" calcext:value-type="float">
            <text:p>176.94</text:p>
          </table:table-cell>
          <table:table-cell office:value-type="float" office:value="6.67363736263741" calcext:value-type="float">
            <text:p>6.67363736263741</text:p>
          </table:table-cell>
          <table:table-cell office:value-type="float" office:value="166.14" calcext:value-type="float">
            <text:p>166.14</text:p>
          </table:table-cell>
          <table:table-cell office:value-type="float" office:value="7.35833333333332" calcext:value-type="float">
            <text:p>7.3583333333333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71.010000000033" calcext:value-type="float">
            <text:p>171.010000000033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9.71" calcext:value-type="float">
            <text:p>159.7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33.47" calcext:value-type="float">
            <text:p>133.47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" calcext:value-type="float">
            <text:p>111.8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55" calcext:value-type="float">
            <text:p>6.55</text:p>
          </table:table-cell>
          <table:table-cell office:value-type="float" office:value="161.560000000015" calcext:value-type="float">
            <text:p>161.560000000015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43.51" calcext:value-type="float">
            <text:p>143.5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4999999999999" calcext:value-type="float">
            <text:p>7.54999999999999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7.31611721611356" calcext:value-type="float">
            <text:p>7.31611721611356</text:p>
          </table:table-cell>
          <table:table-cell office:value-type="float" office:value="186.743516483407" calcext:value-type="float">
            <text:p>186.74351648340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63.046483516593" calcext:value-type="float">
            <text:p>163.04648351659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382.929999999893" calcext:value-type="float">
            <text:p>382.929999999893</text:p>
          </table:table-cell>
          <table:table-cell office:value-type="float" office:value="6.89999999999999" calcext:value-type="float">
            <text:p>6.89999999999999</text:p>
          </table:table-cell>
          <table:table-cell office:value-type="float" office:value="372.12999999995" calcext:value-type="float">
            <text:p>372.12999999995</text:p>
          </table:table-cell>
          <table:table-cell office:value-type="float" office:value="7.5846959706959" calcext:value-type="float">
            <text:p>7.5846959706959</text:p>
          </table:table-cell>
          <table:table-cell office:value-type="float" office:value="361.329999999945" calcext:value-type="float">
            <text:p>361.329999999945</text:p>
          </table:table-cell>
          <table:table-cell office:value-type="float" office:value="6.56666666666658" calcext:value-type="float">
            <text:p>6.56666666666658</text:p>
          </table:table-cell>
          <table:table-cell office:value-type="float" office:value="350.52999999988" calcext:value-type="float">
            <text:p>350.52999999988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83.140000000084" calcext:value-type="float">
            <text:p>183.140000000084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65.999999999946" calcext:value-type="float">
            <text:p>165.99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33.889999999773" calcext:value-type="float">
            <text:p>133.889999999773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76.620000000001" calcext:value-type="float">
            <text:p>176.620000000001</text:p>
          </table:table-cell>
          <table:table-cell office:value-type="float" office:value="8.98088278388457" calcext:value-type="float">
            <text:p>8.98088278388457</text:p>
          </table:table-cell>
          <table:table-cell office:value-type="float" office:value="129.246483516537" calcext:value-type="float">
            <text:p>129.24648351653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69.310000000014" calcext:value-type="float">
            <text:p>169.310000000014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8.323516483635" calcext:value-type="float">
            <text:p>158.32351648363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3.213516483461" calcext:value-type="float">
            <text:p>183.213516483461</text:p>
          </table:table-cell>
          <table:table-cell office:value-type="float" office:value="11.35" calcext:value-type="float">
            <text:p>11.35</text:p>
          </table:table-cell>
          <table:table-cell office:value-type="float" office:value="180.49" calcext:value-type="float">
            <text:p>180.49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55100732600361" calcext:value-type="float">
            <text:p>7.55100732600361</text:p>
          </table:table-cell>
          <table:table-cell office:value-type="float" office:value="339.929999999944" calcext:value-type="float">
            <text:p>339.929999999944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17.56" calcext:value-type="float">
            <text:p>117.56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8.98088278388455" calcext:value-type="float">
            <text:p>8.98088278388455</text:p>
          </table:table-cell>
          <table:table-cell office:value-type="float" office:value="149.006483516593" calcext:value-type="float">
            <text:p>149.006483516593</text:p>
          </table:table-cell>
          <table:table-cell office:value-type="float" office:value="10.3033406593374" calcext:value-type="float">
            <text:p>10.303340659337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.2263333333365" calcext:value-type="float">
            <text:p>15.2263333333365</text:p>
          </table:table-cell>
          <table:table-cell office:value-type="float" office:value="167.210000000084" calcext:value-type="float">
            <text:p>167.21000000008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50.069999999946" calcext:value-type="float">
            <text:p>150.06999999994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16.069999999795" calcext:value-type="float">
            <text:p>116.069999999795</text:p>
          </table:table-cell>
          <table:table-cell office:value-type="float" office:value="12.412" calcext:value-type="float">
            <text:p>12.41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11.426483516558" calcext:value-type="float">
            <text:p>111.42648351655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5.270000000056" calcext:value-type="float">
            <text:p>155.270000000056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44.283516483727" calcext:value-type="float">
            <text:p>144.283516483727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416666666667" calcext:value-type="float">
            <text:p>12.2416666666667</text:p>
          </table:table-cell>
          <table:table-cell office:value-type="float" office:value="167.283516483461" calcext:value-type="float">
            <text:p>167.28351648346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64.56" calcext:value-type="float">
            <text:p>164.5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9416666666666" calcext:value-type="float">
            <text:p>13.9416666666666</text:p>
          </table:table-cell>
          <table:table-cell office:value-type="float" office:value="123.21" calcext:value-type="float">
            <text:p>123.2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38333333333459" calcext:value-type="float">
            <text:p>8.38333333333459</text:p>
          </table:table-cell>
          <table:table-cell office:value-type="float" office:value="111.62" calcext:value-type="float">
            <text:p>111.62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23.640000000017" calcext:value-type="float">
            <text:p>123.640000000017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98.779999999942" calcext:value-type="float">
            <text:p>198.779999999942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219.309999999947" calcext:value-type="float">
            <text:p>219.309999999947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17.419999999946" calcext:value-type="float">
            <text:p>217.419999999946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70.209999999934" calcext:value-type="float">
            <text:p>170.209999999934</text:p>
          </table:table-cell>
          <table:table-cell office:value-type="float" office:value="15.1083333333288" calcext:value-type="float">
            <text:p>15.1083333333288</text:p>
          </table:table-cell>
          <table:table-cell office:value-type="float" office:value="180.569999999811" calcext:value-type="float">
            <text:p>180.569999999811</text:p>
          </table:table-cell>
          <table:table-cell office:value-type="float" office:value="16.3263333333315" calcext:value-type="float">
            <text:p>16.3263333333315</text:p>
          </table:table-cell>
          <table:table-cell office:value-type="float" office:value="185.019999999946" calcext:value-type="float">
            <text:p>185.01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61.739999999858" calcext:value-type="float">
            <text:p>161.73999999985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0.74" calcext:value-type="float">
            <text:p>150.7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52.29648351667" calcext:value-type="float">
            <text:p>152.29648351667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72.770000000056" calcext:value-type="float">
            <text:p>172.770000000056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52.550000000206" calcext:value-type="float">
            <text:p>152.55000000020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412" calcext:value-type="float">
            <text:p>12.412</text:p>
          </table:table-cell>
          <table:table-cell office:value-type="float" office:value="172.393516483462" calcext:value-type="float">
            <text:p>172.393516483462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4.56" calcext:value-type="float">
            <text:p>194.56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7.216483516539" calcext:value-type="float">
            <text:p>137.21648351653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61.223516483407" calcext:value-type="float">
            <text:p>161.2235164834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4" calcext:value-type="float">
            <text:p>8.4</text:p>
          </table:table-cell>
          <table:table-cell office:value-type="float" office:value="112.119999999962" calcext:value-type="float">
            <text:p>112.119999999962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26.903516483478" calcext:value-type="float">
            <text:p>126.90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86.359999999893" calcext:value-type="float">
            <text:p>186.359999999893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58.059999999934" calcext:value-type="float">
            <text:p>158.059999999934</text:p>
          </table:table-cell>
          <table:table-cell office:value-type="float" office:value="16.85" calcext:value-type="float">
            <text:p>16.85</text:p>
          </table:table-cell>
          <table:table-cell office:value-type="float" office:value="168.419999999859" calcext:value-type="float">
            <text:p>168.41999999985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1583333333358" calcext:value-type="float">
            <text:p>19.1583333333358</text:p>
          </table:table-cell>
          <table:table-cell office:value-type="float" office:value="131.57" calcext:value-type="float">
            <text:p>131.5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3.12648351667" calcext:value-type="float">
            <text:p>133.12648351667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39999999999999" calcext:value-type="float">
            <text:p>8.39999999999999</text:p>
          </table:table-cell>
          <table:table-cell office:value-type="float" office:value="161.160000000056" calcext:value-type="float">
            <text:p>161.16000000005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40.940000000206" calcext:value-type="float">
            <text:p>140.9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58.623516483462" calcext:value-type="float">
            <text:p>158.623516483462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5.4426666666685" calcext:value-type="float">
            <text:p>15.4426666666685</text:p>
          </table:table-cell>
          <table:table-cell office:value-type="float" office:value="123.446483516539" calcext:value-type="float">
            <text:p>123.446483516539</text:p>
          </table:table-cell>
          <table:table-cell office:value-type="float" office:value="15.7" calcext:value-type="float">
            <text:p>15.7</text:p>
          </table:table-cell>
          <table:table-cell office:value-type="float" office:value="147.453516483407" calcext:value-type="float">
            <text:p>147.45351648340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0000000000011" calcext:value-type="float">
            <text:p>10.0000000000011</text:p>
          </table:table-cell>
          <table:table-cell office:value-type="float" office:value="111.783516483478" calcext:value-type="float">
            <text:p>111.78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2.1623333333317" calcext:value-type="float">
            <text:p>12.1623333333317</text:p>
          </table:table-cell>
          <table:table-cell office:value-type="float" office:value="192.939999999896" calcext:value-type="float">
            <text:p>192.93999999989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94.469999999829" calcext:value-type="float">
            <text:p>194.469999999829</text:p>
          </table:table-cell>
          <table:table-cell office:value-type="float" office:value="17.25" calcext:value-type="float">
            <text:p>17.25</text:p>
          </table:table-cell>
          <table:table-cell office:value-type="float" office:value="180.419999999858" calcext:value-type="float">
            <text:p>180.419999999858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8.319999999928" calcext:value-type="float">
            <text:p>148.319999999928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47.069999999999" calcext:value-type="float">
            <text:p>147.069999999999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33.246483516558" calcext:value-type="float">
            <text:p>133.246483516558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37.943516483525" calcext:value-type="float">
            <text:p>137.943516483525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67.896483516596" calcext:value-type="float">
            <text:p>167.896483516596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63.440000000206" calcext:value-type="float">
            <text:p>163.4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7" calcext:value-type="float">
            <text:p>15.7</text:p>
          </table:table-cell>
          <table:table-cell office:value-type="float" office:value="169.833516483516" calcext:value-type="float">
            <text:p>169.83351648351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6.25" calcext:value-type="float">
            <text:p>16.25</text:p>
          </table:table-cell>
          <table:table-cell office:value-type="float" office:value="147.666483516486" calcext:value-type="float">
            <text:p>147.66648351648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90999999995" calcext:value-type="float">
            <text:p>180.9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313.409999999611" calcext:value-type="float">
            <text:p>313.40999999961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17.359999999985" calcext:value-type="float">
            <text:p>117.359999999985</text:p>
          </table:table-cell>
        </table:table-row>
        <table:table-row table:style-name="ro1">
          <table:table-cell office:value-type="float" office:value="15.1083333333288" calcext:value-type="float">
            <text:p>15.1083333333288</text:p>
          </table:table-cell>
          <table:table-cell office:value-type="float" office:value="146.513516483407" calcext:value-type="float">
            <text:p>146.513516483407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3.129999999881" calcext:value-type="float">
            <text:p>123.12999999988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8.879999999928" calcext:value-type="float">
            <text:p>128.879999999928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7.629999999999" calcext:value-type="float">
            <text:p>127.62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13.806483516558" calcext:value-type="float">
            <text:p>113.80648351655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66666666666694" calcext:value-type="float">
            <text:p>9.66666666666694</text:p>
          </table:table-cell>
          <table:table-cell office:value-type="float" office:value="122.283516483525" calcext:value-type="float">
            <text:p>122.283516483525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47.780000000113" calcext:value-type="float">
            <text:p>147.78000000011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36.17" calcext:value-type="float">
            <text:p>136.17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103.77" calcext:value-type="float">
            <text:p>103.77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53.633516483516" calcext:value-type="float">
            <text:p>153.633516483516</text:p>
          </table:table-cell>
          <table:table-cell office:value-type="float" office:value="18.8903333333351" calcext:value-type="float">
            <text:p>18.8903333333351</text:p>
          </table:table-cell>
          <table:table-cell office:value-type="float" office:value="164.590000000001" calcext:value-type="float">
            <text:p>164.590000000001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131.466483516486" calcext:value-type="float">
            <text:p>131.4664835164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35" calcext:value-type="float">
            <text:p>11.35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5.2152161172135" calcext:value-type="float">
            <text:p>15.2152161172135</text:p>
          </table:table-cell>
          <table:table-cell office:value-type="float" office:value="149.719999999946" calcext:value-type="float">
            <text:p>149.719999999946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9.129999999881" calcext:value-type="float">
            <text:p>129.12999999988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29.129999999928" calcext:value-type="float">
            <text:p>129.12999999992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130000000021" calcext:value-type="float">
            <text:p>129.130000000021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" calcext:value-type="float">
            <text:p>10</text:p>
          </table:table-cell>
          <table:table-cell office:value-type="float" office:value="132.283516483517" calcext:value-type="float">
            <text:p>132.283516483517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5146666666591" calcext:value-type="float">
            <text:p>10.5146666666591</text:p>
          </table:table-cell>
          <table:table-cell office:value-type="float" office:value="150.219999999886" calcext:value-type="float">
            <text:p>150.219999999886</text:p>
          </table:table-cell>
          <table:table-cell office:value-type="float" office:value="8.75975091575095" calcext:value-type="float">
            <text:p>8.75975091575095</text:p>
          </table:table-cell>
          <table:table-cell office:value-type="float" office:value="387.710000000035" calcext:value-type="float">
            <text:p>387.710000000035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0334871794867" calcext:value-type="float">
            <text:p>10.0334871794867</text:p>
          </table:table-cell>
          <table:table-cell office:value-type="float" office:value="388" calcext:value-type="float">
            <text:p>388</text:p>
          </table:table-cell>
          <table:table-cell office:value-type="float" office:value="18.8903333333352" calcext:value-type="float">
            <text:p>18.8903333333352</text:p>
          </table:table-cell>
          <table:table-cell office:value-type="float" office:value="183.443516483462" calcext:value-type="float">
            <text:p>183.443516483462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20.0847838827794" calcext:value-type="float">
            <text:p>20.0847838827794</text:p>
          </table:table-cell>
          <table:table-cell office:value-type="float" office:value="181.509999999867" calcext:value-type="float">
            <text:p>181.5099999998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307.819999999565" calcext:value-type="float">
            <text:p>307.81999999956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6.5083333333333" calcext:value-type="float">
            <text:p>16.5083333333333</text:p>
          </table:table-cell>
          <table:table-cell office:value-type="float" office:value="135.949999999946" calcext:value-type="float">
            <text:p>135.949999999946</text:p>
          </table:table-cell>
          <table:table-cell office:value-type="float" office:value="17.25" calcext:value-type="float">
            <text:p>17.25</text:p>
          </table:table-cell>
          <table:table-cell office:value-type="float" office:value="165.399999999946" calcext:value-type="float">
            <text:p>165.39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58.279999999859" calcext:value-type="float">
            <text:p>158.279999999859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557967032967" calcext:value-type="float">
            <text:p>11.557967032967</text:p>
          </table:table-cell>
          <table:table-cell office:value-type="float" office:value="115.919999999999" calcext:value-type="float">
            <text:p>115.91999999999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16.353516483517" calcext:value-type="float">
            <text:p>116.353516483517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6.306483516519" calcext:value-type="float">
            <text:p>136.30648351651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34.289999999886" calcext:value-type="float">
            <text:p>134.28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08.9" calcext:value-type="float">
            <text:p>108.9</text:p>
          </table:table-cell>
          <table:table-cell office:value-type="float" office:value="10.7801245421245" calcext:value-type="float">
            <text:p>10.7801245421245</text:p>
          </table:table-cell>
          <table:table-cell office:value-type="float" office:value="98.0999999999996" calcext:value-type="float">
            <text:p>98.0999999999996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1916666666667" calcext:value-type="float">
            <text:p>20.1916666666667</text:p>
          </table:table-cell>
          <table:table-cell office:value-type="float" office:value="169.133516483462" calcext:value-type="float">
            <text:p>169.133516483462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2333333333334" calcext:value-type="float">
            <text:p>21.2333333333334</text:p>
          </table:table-cell>
          <table:table-cell office:value-type="float" office:value="150.39999999995" calcext:value-type="float">
            <text:p>150.39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6337692307676" calcext:value-type="float">
            <text:p>12.6337692307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0.949999999946" calcext:value-type="float">
            <text:p>200.94999999994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8.649999999946" calcext:value-type="float">
            <text:p>178.64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58" calcext:value-type="float">
            <text:p>161.52999999985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76.919999999997" calcext:value-type="float">
            <text:p>176.91999999999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60.580000000324" calcext:value-type="float">
            <text:p>160.58000000032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40.59999999998" calcext:value-type="float">
            <text:p>140.59999999998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42.539999999886" calcext:value-type="float">
            <text:p>142.53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349673992674" calcext:value-type="float">
            <text:p>10.349673992674</text:p>
          </table:table-cell>
          <table:table-cell office:value-type="float" office:value="374.019999999965" calcext:value-type="float">
            <text:p>374.01999999996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74.020000000003" calcext:value-type="float">
            <text:p>374.020000000003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77.883516483463" calcext:value-type="float">
            <text:p>177.883516483463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399999999946" calcext:value-type="float">
            <text:p>156.39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828999999998" calcext:value-type="float">
            <text:p>12.828999999998</text:p>
          </table:table-cell>
          <table:table-cell office:value-type="float" office:value="274.6599999997" calcext:value-type="float">
            <text:p>274.65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7.579999999946" calcext:value-type="float">
            <text:p>167.5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44.650000000324" calcext:value-type="float">
            <text:p>144.65000000032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6.609999999885" calcext:value-type="float">
            <text:p>126.60999999988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48.220000000035" calcext:value-type="float">
            <text:p>148.22000000003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8.203516483463" calcext:value-type="float">
            <text:p>128.20351648346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79.079999999946" calcext:value-type="float">
            <text:p>179.0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825" calcext:value-type="float">
            <text:p>18.825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4.859999999885" calcext:value-type="float">
            <text:p>134.859999999885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150.999999999982" calcext:value-type="float">
            <text:p>150.99999999998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06.04" calcext:value-type="float">
            <text:p>106.04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16.229999999885" calcext:value-type="float">
            <text:p>116.229999999885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4.2" calcext:value-type="float">
            <text:p>134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123.110000000001" calcext:value-type="float">
            <text:p>123.110000000001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8.609999999998" calcext:value-type="float">
            <text:p>128.609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11.770000000001" calcext:value-type="float">
            <text:p>111.77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7.269999999997" calcext:value-type="float">
            <text:p>117.26999999999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17.52" calcext:value-type="float">
            <text:p>117.52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1.019999999998" calcext:value-type="float">
            <text:p>121.019999999998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7.88" calcext:value-type="float">
            <text:p>127.88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15.63" calcext:value-type="float">
            <text:p>115.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19.129999999998" calcext:value-type="float">
            <text:p>11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859999999564" calcext:value-type="float">
            <text:p>213.859999999564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9.129999999998" calcext:value-type="float">
            <text:p>12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083333333334" calcext:value-type="float">
            <text:p>16.5083333333334</text:p>
          </table:table-cell>
          <table:table-cell office:value-type="float" office:value="221.609999999565" calcext:value-type="float">
            <text:p>221.609999999565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205.409999999622" calcext:value-type="float">
            <text:p>205.409999999622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1916666666667" calcext:value-type="float">
            <text:p>18.1916666666667</text:p>
          </table:table-cell>
          <table:table-cell office:value-type="float" office:value="189.479999999603" calcext:value-type="float">
            <text:p>189.4799999996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213.24" calcext:value-type="float">
            <text:p>213.24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93.389999999928" calcext:value-type="float">
            <text:p>193.38999999992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" calcext:value-type="float">
            <text:p>19.1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98.790000000002" calcext:value-type="float">
            <text:p>198.79000000000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169.829999999967" calcext:value-type="float">
            <text:p>169.82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079999999967" calcext:value-type="float">
            <text:p>179.07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10.075" calcext:value-type="float">
            <text:p>10.07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10.3097000384214" calcext:value-type="float">
            <text:p>10.3097000384214</text:p>
          </table:table-cell>
          <table:table-cell office:value-type="float" office:value="368.377034963499" calcext:value-type="float">
            <text:p>368.377034963499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22.202655195126" calcext:value-type="float">
            <text:p>22.202655195126</text:p>
          </table:table-cell>
          <table:table-cell office:value-type="float" office:value="368.399560897963" calcext:value-type="float">
            <text:p>368.39956089796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22.5597000384214" calcext:value-type="float">
            <text:p>22.5597000384214</text:p>
          </table:table-cell>
          <table:table-cell office:value-type="float" office:value="368.377034963501" calcext:value-type="float">
            <text:p>368.377034963501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8.075" calcext:value-type="float">
            <text:p>8.075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94" calcext:value-type="float">
            <text:p>176.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6.14" calcext:value-type="float">
            <text:p>166.1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9" calcext:value-type="float">
            <text:p>11.9</text:p>
          </table:table-cell>
          <table:table-cell office:value-type="float" office:value="150.21" calcext:value-type="float">
            <text:p>150.2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53.21" calcext:value-type="float">
            <text:p>353.21</text:p>
          </table:table-cell>
          <table:table-cell office:value-type="float" office:value="8.075" calcext:value-type="float">
            <text:p>8.075</text:p>
          </table:table-cell>
          <table:table-cell office:value-type="float" office:value="133.47" calcext:value-type="float">
            <text:p>133.47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5.80833333333333" calcext:value-type="float">
            <text:p>5.80833333333333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5" calcext:value-type="float">
            <text:p>7.025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1.54" calcext:value-type="float">
            <text:p>171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368.33" calcext:value-type="float">
            <text:p>368.33</text:p>
          </table:table-cell>
          <table:table-cell office:value-type="float" office:value="7.025" calcext:value-type="float">
            <text:p>7.025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15.38" calcext:value-type="float">
            <text:p>115.38</text:p>
          </table:table-cell>
          <table:table-cell office:value-type="float" office:value="8.075" calcext:value-type="float">
            <text:p>8.07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64362615950382" calcext:value-type="float">
            <text:p>6.64362615950382</text:p>
          </table:table-cell>
          <table:table-cell office:value-type="float" office:value="368.376471815138" calcext:value-type="float">
            <text:p>368.376471815138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8.075" calcext:value-type="float">
            <text:p>8.075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95206240737691" calcext:value-type="float">
            <text:p>5.95206240737691</text:p>
          </table:table-cell>
          <table:table-cell office:value-type="float" office:value="368.400124046326" calcext:value-type="float">
            <text:p>368.400124046326</text:p>
          </table:table-cell>
          <table:table-cell office:value-type="float" office:value="9.96391816235798" calcext:value-type="float">
            <text:p>9.96391816235798</text:p>
          </table:table-cell>
          <table:table-cell office:value-type="float" office:value="368.388861079094" calcext:value-type="float">
            <text:p>368.3888610790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9" calcext:value-type="float">
            <text:p>11.9</text:p>
          </table:table-cell>
          <table:table-cell office:value-type="float" office:value="150.21" calcext:value-type="float">
            <text:p>150.21</text:p>
          </table:table-cell>
          <table:table-cell office:value-type="float" office:value="13.6296666666667" calcext:value-type="float">
            <text:p>13.629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33311515450903" calcext:value-type="float">
            <text:p>8.33311515450903</text:p>
          </table:table-cell>
          <table:table-cell office:value-type="float" office:value="368.354790603217" calcext:value-type="float">
            <text:p>368.354790603217</text:p>
          </table:table-cell>
          <table:table-cell office:value-type="float" office:value="9.38663757615676" calcext:value-type="float">
            <text:p>9.38663757615676</text:p>
          </table:table-cell>
          <table:table-cell office:value-type="float" office:value="368.343527635985" calcext:value-type="float">
            <text:p>368.34352763598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6.02287858828695" calcext:value-type="float">
            <text:p>6.02287858828695</text:p>
          </table:table-cell>
          <table:table-cell office:value-type="float" office:value="368.396182007794" calcext:value-type="float">
            <text:p>368.39618200779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71325676491575" calcext:value-type="float">
            <text:p>6.71325676491575</text:p>
          </table:table-cell>
          <table:table-cell office:value-type="float" office:value="368.37365607333" calcext:value-type="float">
            <text:p>368.37365607333</text:p>
          </table:table-cell>
          <table:table-cell office:value-type="float" office:value="7.025" calcext:value-type="float">
            <text:p>7.025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368.403221362314" calcext:value-type="float">
            <text:p>368.40322136231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203.81" calcext:value-type="float">
            <text:p>203.8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1.54" calcext:value-type="float">
            <text:p>171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368.33" calcext:value-type="float">
            <text:p>368.33</text:p>
          </table:table-cell>
          <table:table-cell office:value-type="float" office:value="7.27926203414018" calcext:value-type="float">
            <text:p>7.27926203414018</text:p>
          </table:table-cell>
          <table:table-cell office:value-type="float" office:value="368.358451067566" calcext:value-type="float">
            <text:p>368.358451067566</text:p>
          </table:table-cell>
          <table:table-cell office:value-type="float" office:value="7.64945112245458" calcext:value-type="float">
            <text:p>7.64945112245458</text:p>
          </table:table-cell>
          <table:table-cell office:value-type="float" office:value="368.347188100335" calcext:value-type="float">
            <text:p>368.347188100335</text:p>
          </table:table-cell>
          <table:table-cell office:value-type="float" office:value="7.99464021076898" calcext:value-type="float">
            <text:p>7.99464021076898</text:p>
          </table:table-cell>
          <table:table-cell office:value-type="float" office:value="368.335925133103" calcext:value-type="float">
            <text:p>368.335925133103</text:p>
          </table:table-cell>
          <table:table-cell office:value-type="float" office:value="8.075" calcext:value-type="float">
            <text:p>8.07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55.88" calcext:value-type="float">
            <text:p>155.88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94.05" calcext:value-type="float">
            <text:p>94.05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8.075" calcext:value-type="float">
            <text:p>8.075</text:p>
          </table:table-cell>
          <table:table-cell office:value-type="float" office:value="126.72" calcext:value-type="float">
            <text:p>126.7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7.025" calcext:value-type="float">
            <text:p>7.025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9275" calcext:value-type="float">
            <text:p>187.9275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45" calcext:value-type="float">
            <text:p>13.4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4.81" calcext:value-type="float">
            <text:p>144.81</text:p>
          </table:table-cell>
          <table:table-cell office:value-type="float" office:value="13.45" calcext:value-type="float">
            <text:p>13.4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23.21" calcext:value-type="float">
            <text:p>123.21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62.66" calcext:value-type="float">
            <text:p>362.66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86.869999999999" calcext:value-type="float">
            <text:p>186.869999999999</text:p>
          </table:table-cell>
          <table:table-cell office:value-type="float" office:value="18.8875487128822" calcext:value-type="float">
            <text:p>18.8875487128822</text:p>
          </table:table-cell>
          <table:table-cell office:value-type="float" office:value="368.40599538943" calcext:value-type="float">
            <text:p>368.4059953894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21.3129658598167" calcext:value-type="float">
            <text:p>21.3129658598167</text:p>
          </table:table-cell>
          <table:table-cell office:value-type="float" office:value="368.215599099839" calcext:value-type="float">
            <text:p>368.21559909983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4.82518112959" calcext:value-type="float">
            <text:p>14.82518112959</text:p>
          </table:table-cell>
          <table:table-cell office:value-type="float" office:value="368.378161260223" calcext:value-type="float">
            <text:p>368.378161260223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8106666666667" calcext:value-type="float">
            <text:p>10.810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1.5847219935232" calcext:value-type="float">
            <text:p>11.5847219935232</text:p>
          </table:table-cell>
          <table:table-cell office:value-type="float" office:value="368.313680772819" calcext:value-type="float">
            <text:p>368.313680772819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7.32633333333333" calcext:value-type="float">
            <text:p>7.326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56.31" calcext:value-type="float">
            <text:p>356.31</text:p>
          </table:table-cell>
          <table:table-cell office:value-type="float" office:value="8.075" calcext:value-type="float">
            <text:p>8.075</text:p>
          </table:table-cell>
          <table:table-cell office:value-type="float" office:value="126.72" calcext:value-type="float">
            <text:p>126.72</text:p>
          </table:table-cell>
          <table:table-cell office:value-type="float" office:value="6.76433333333333" calcext:value-type="float">
            <text:p>6.764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025" calcext:value-type="float">
            <text:p>7.025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9275" calcext:value-type="float">
            <text:p>187.9275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45" calcext:value-type="float">
            <text:p>13.4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4.0289999451122" calcext:value-type="float">
            <text:p>14.0289999451122</text:p>
          </table:table-cell>
          <table:table-cell office:value-type="float" office:value="368.36661671881" calcext:value-type="float">
            <text:p>368.36661671881</text:p>
          </table:table-cell>
          <table:table-cell office:value-type="float" office:value="13.45" calcext:value-type="float">
            <text:p>13.4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23.21" calcext:value-type="float">
            <text:p>123.21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71466666666667" calcext:value-type="float">
            <text:p>8.714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42.14" calcext:value-type="float">
            <text:p>342.14</text:p>
          </table:table-cell>
          <table:table-cell office:value-type="float" office:value="11.9" calcext:value-type="float">
            <text:p>11.9</text:p>
          </table:table-cell>
          <table:table-cell office:value-type="float" office:value="117" calcext:value-type="float">
            <text:p>117</text:p>
          </table:table-cell>
          <table:table-cell office:value-type="float" office:value="13.45" calcext:value-type="float">
            <text:p>13.45</text:p>
          </table:table-cell>
          <table:table-cell office:value-type="float" office:value="174.521249999999" calcext:value-type="float">
            <text:p>174.521249999999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93" calcext:value-type="float">
            <text:p>132.9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2.13" calcext:value-type="float">
            <text:p>122.13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0.52" calcext:value-type="float">
            <text:p>340.52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19.75" calcext:value-type="float">
            <text:p>19.75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64.08" calcext:value-type="float">
            <text:p>64.08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075" calcext:value-type="float">
            <text:p>8.075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4.7" calcext:value-type="float">
            <text:p>344.7</text:p>
          </table:table-cell>
          <table:table-cell office:value-type="float" office:value="9.45" calcext:value-type="float">
            <text:p>9.45</text:p>
          </table:table-cell>
          <table:table-cell office:value-type="float" office:value="115.11" calcext:value-type="float">
            <text:p>115.11</text:p>
          </table:table-cell>
          <table:table-cell office:value-type="float" office:value="7.375" calcext:value-type="float">
            <text:p>7.375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075" calcext:value-type="float">
            <text:p>8.075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75" calcext:value-type="float">
            <text:p>8.075</text:p>
          </table:table-cell>
          <table:table-cell office:value-type="float" office:value="176.3175" calcext:value-type="float">
            <text:p>176.3175</text:p>
          </table:table-cell>
          <table:table-cell office:value-type="float" office:value="8.21666666666667" calcext:value-type="float">
            <text:p>8.21666666666667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41.84" calcext:value-type="float">
            <text:p>141.84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20.24" calcext:value-type="float">
            <text:p>120.24</text:p>
          </table:table-cell>
          <table:table-cell office:value-type="float" office:value="17.25" calcext:value-type="float">
            <text:p>17.25</text:p>
          </table:table-cell>
          <table:table-cell office:value-type="float" office:value="109.44" calcext:value-type="float">
            <text:p>109.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075" calcext:value-type="float">
            <text:p>10.07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2.282" calcext:value-type="float">
            <text:p>12.282</text:p>
          </table:table-cell>
          <table:table-cell office:value-type="float" office:value="368.6" calcext:value-type="float">
            <text:p>368.6</text:p>
          </table:table-cell>
          <table:table-cell office:value-type="float" office:value="12.1761951808552" calcext:value-type="float">
            <text:p>12.1761951808552</text:p>
          </table:table-cell>
          <table:table-cell office:value-type="float" office:value="368.337614578187" calcext:value-type="float">
            <text:p>368.337614578187</text:p>
          </table:table-cell>
          <table:table-cell office:value-type="float" office:value="13.6630509358362" calcext:value-type="float">
            <text:p>13.6630509358362</text:p>
          </table:table-cell>
          <table:table-cell office:value-type="float" office:value="368.397601610955" calcext:value-type="float">
            <text:p>368.397601610955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64.7" calcext:value-type="float">
            <text:p>364.7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93" calcext:value-type="float">
            <text:p>132.9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2.13" calcext:value-type="float">
            <text:p>122.13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0.52" calcext:value-type="float">
            <text:p>340.52</text:p>
          </table:table-cell>
          <table:table-cell office:value-type="float" office:value="20.125" calcext:value-type="float">
            <text:p>20.125</text:p>
          </table:table-cell>
          <table:table-cell office:value-type="float" office:value="360.68" calcext:value-type="float">
            <text:p>360.68</text:p>
          </table:table-cell>
          <table:table-cell office:value-type="float" office:value="19.75" calcext:value-type="float">
            <text:p>19.75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64.08" calcext:value-type="float">
            <text:p>64.08</text:p>
          </table:table-cell>
          <table:table-cell office:value-type="float" office:value="8.42866666666667" calcext:value-type="float">
            <text:p>8.428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075" calcext:value-type="float">
            <text:p>8.075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4.7" calcext:value-type="float">
            <text:p>344.7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175.776666666668" calcext:value-type="float">
            <text:p>175.776666666668</text:p>
          </table:table-cell>
          <table:table-cell office:value-type="float" office:value="7.762" calcext:value-type="float">
            <text:p>7.762</text:p>
          </table:table-cell>
          <table:table-cell office:value-type="float" office:value="368.6" calcext:value-type="float">
            <text:p>368.6</text:p>
          </table:table-cell>
          <table:table-cell office:value-type="float" office:value="8.075" calcext:value-type="float">
            <text:p>8.075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75" calcext:value-type="float">
            <text:p>8.075</text:p>
          </table:table-cell>
          <table:table-cell office:value-type="float" office:value="176.3175" calcext:value-type="float">
            <text:p>176.3175</text:p>
          </table:table-cell>
          <table:table-cell office:value-type="float" office:value="8.48960151490203" calcext:value-type="float">
            <text:p>8.48960151490203</text:p>
          </table:table-cell>
          <table:table-cell office:value-type="float" office:value="368.340711894176" calcext:value-type="float">
            <text:p>368.340711894176</text:p>
          </table:table-cell>
          <table:table-cell office:value-type="float" office:value="16.057260277732" calcext:value-type="float">
            <text:p>16.057260277732</text:p>
          </table:table-cell>
          <table:table-cell office:value-type="float" office:value="368.363519402821" calcext:value-type="float">
            <text:p>368.363519402821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362.33" calcext:value-type="float">
            <text:p>362.33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20.24" calcext:value-type="float">
            <text:p>120.24</text:p>
          </table:table-cell>
          <table:table-cell office:value-type="float" office:value="17.5344942093419" calcext:value-type="float">
            <text:p>17.5344942093419</text:p>
          </table:table-cell>
          <table:table-cell office:value-type="float" office:value="368.329730501126" calcext:value-type="float">
            <text:p>368.3297305011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075" calcext:value-type="float">
            <text:p>10.07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4.83" calcext:value-type="float">
            <text:p>35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3.47" calcext:value-type="float">
            <text:p>93.47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0.93" calcext:value-type="float">
            <text:p>350.9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19.16" calcext:value-type="float">
            <text:p>119.16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.575" calcext:value-type="float">
            <text:p>21.575</text:p>
          </table:table-cell>
          <table:table-cell office:value-type="float" office:value="326.75" calcext:value-type="float">
            <text:p>326.75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1.24" calcext:value-type="float">
            <text:p>341.24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12.17" calcext:value-type="float">
            <text:p>312.17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44.64" calcext:value-type="float">
            <text:p>44.6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52.94" calcext:value-type="float">
            <text:p>352.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1.05" calcext:value-type="float">
            <text:p>121.0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329.04" calcext:value-type="float">
            <text:p>329.0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0.180000000001" calcext:value-type="float">
            <text:p>160.180000000001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0.1175" calcext:value-type="float">
            <text:p>160.1175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6.13" calcext:value-type="float">
            <text:p>346.1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0.3583333333333" calcext:value-type="float">
            <text:p>10.3583333333333</text:p>
          </table:table-cell>
          <table:table-cell office:value-type="float" office:value="333.77" calcext:value-type="float">
            <text:p>333.77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9006666666667" calcext:value-type="float">
            <text:p>14.900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3.47" calcext:value-type="float">
            <text:p>93.47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0.93" calcext:value-type="float">
            <text:p>350.9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19.16" calcext:value-type="float">
            <text:p>119.16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.6209410505516" calcext:value-type="float">
            <text:p>21.6209410505516</text:p>
          </table:table-cell>
          <table:table-cell office:value-type="float" office:value="368.556356001977" calcext:value-type="float">
            <text:p>368.556356001977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1.24" calcext:value-type="float">
            <text:p>341.24</text:p>
          </table:table-cell>
          <table:table-cell office:value-type="float" office:value="23" calcext:value-type="float">
            <text:p>23</text:p>
          </table:table-cell>
          <table:table-cell office:value-type="float" office:value="319.753333333333" calcext:value-type="float">
            <text:p>319.75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44.64" calcext:value-type="float">
            <text:p>44.64</text:p>
          </table:table-cell>
          <table:table-cell office:value-type="float" office:value="9.73866666666667" calcext:value-type="float">
            <text:p>9.738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1.05" calcext:value-type="float">
            <text:p>121.0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329.04" calcext:value-type="float">
            <text:p>329.0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0.180000000001" calcext:value-type="float">
            <text:p>160.180000000001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58.4" calcext:value-type="float">
            <text:p>358.4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0.1175" calcext:value-type="float">
            <text:p>160.1175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65.9" calcext:value-type="float">
            <text:p>365.9</text:p>
          </table:table-cell>
          <table:table-cell office:value-type="float" office:value="19.5483333333333" calcext:value-type="float">
            <text:p>19.548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6.13" calcext:value-type="float">
            <text:p>346.1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55.02" calcext:value-type="float">
            <text:p>355.02</text:p>
          </table:table-cell>
          <table:table-cell office:value-type="float" office:value="11.4" calcext:value-type="float">
            <text:p>11.4</text:p>
          </table:table-cell>
          <table:table-cell office:value-type="float" office:value="349.71" calcext:value-type="float">
            <text:p>349.7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56" calcext:value-type="float">
            <text:p>342.5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0.79" calcext:value-type="float">
            <text:p>110.7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99.99" calcext:value-type="float">
            <text:p>99.9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09.11" calcext:value-type="float">
            <text:p>309.11</text:p>
          </table:table-cell>
          <table:table-cell office:value-type="float" office:value="24" calcext:value-type="float">
            <text:p>24</text:p>
          </table:table-cell>
          <table:table-cell office:value-type="float" office:value="287.63125" calcext:value-type="float">
            <text:p>287.63125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24" calcext:value-type="float">
            <text:p>24</text:p>
          </table:table-cell>
          <table:table-cell office:value-type="float" office:value="12.5099999999999" calcext:value-type="float">
            <text:p>12.5099999999999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313.11" calcext:value-type="float">
            <text:p>313.1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44.250000000002" calcext:value-type="float">
            <text:p>144.250000000002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41.93" calcext:value-type="float">
            <text:p>341.93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.3916666666667" calcext:value-type="float">
            <text:p>10.3916666666667</text:p>
          </table:table-cell>
          <table:table-cell office:value-type="float" office:value="143.6475" calcext:value-type="float">
            <text:p>143.6475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89.73" calcext:value-type="float">
            <text:p>89.73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338.09" calcext:value-type="float">
            <text:p>338.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66666667" calcext:value-type="float">
            <text:p>11.2916666666667</text:p>
          </table:table-cell>
          <table:table-cell office:value-type="float" office:value="315.68" calcext:value-type="float">
            <text:p>315.68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6.93" calcext:value-type="float">
            <text:p>336.9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31.62" calcext:value-type="float">
            <text:p>331.62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62.56" calcext:value-type="float">
            <text:p>362.56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56" calcext:value-type="float">
            <text:p>342.5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0.79" calcext:value-type="float">
            <text:p>110.7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99.99" calcext:value-type="float">
            <text:p>99.9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09.11" calcext:value-type="float">
            <text:p>309.11</text:p>
          </table:table-cell>
          <table:table-cell office:value-type="float" office:value="24" calcext:value-type="float">
            <text:p>24</text:p>
          </table:table-cell>
          <table:table-cell office:value-type="float" office:value="287.63125" calcext:value-type="float">
            <text:p>287.63125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24" calcext:value-type="float">
            <text:p>24</text:p>
          </table:table-cell>
          <table:table-cell office:value-type="float" office:value="12.5099999999999" calcext:value-type="float">
            <text:p>12.5099999999999</text:p>
          </table:table-cell>
          <table:table-cell office:value-type="float" office:value="10.7893333333333" calcext:value-type="float">
            <text:p>10.789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313.11" calcext:value-type="float">
            <text:p>313.1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44.250000000002" calcext:value-type="float">
            <text:p>144.250000000002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41.93" calcext:value-type="float">
            <text:p>341.93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386094187387" calcext:value-type="float">
            <text:p>10.6386094187387</text:p>
          </table:table-cell>
          <table:table-cell office:value-type="float" office:value="368.365404385531" calcext:value-type="float">
            <text:p>368.365404385531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89.73" calcext:value-type="float">
            <text:p>89.73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7.09" calcext:value-type="float">
            <text:p>367.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497598660739" calcext:value-type="float">
            <text:p>11.3497598660739</text:p>
          </table:table-cell>
          <table:table-cell office:value-type="float" office:value="368.544811460563" calcext:value-type="float">
            <text:p>368.54481146056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55.18" calcext:value-type="float">
            <text:p>355.1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41.62" calcext:value-type="float">
            <text:p>341.62</text:p>
          </table:table-cell>
          <table:table-cell office:value-type="float" office:value="12.6395891651573" calcext:value-type="float">
            <text:p>12.6395891651573</text:p>
          </table:table-cell>
          <table:table-cell office:value-type="float" office:value="368.269473626433" calcext:value-type="float">
            <text:p>368.269473626433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9.75" calcext:value-type="float">
            <text:p>19.75</text:p>
          </table:table-cell>
          <table:table-cell office:value-type="float" office:value="351.49" calcext:value-type="float">
            <text:p>351.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3.76" calcext:value-type="float">
            <text:p>343.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89.1899999999999" calcext:value-type="float">
            <text:p>89.189999999999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97.18" calcext:value-type="float">
            <text:p>297.18</text:p>
          </table:table-cell>
          <table:table-cell office:value-type="float" office:value="19.475" calcext:value-type="float">
            <text:p>19.475</text:p>
          </table:table-cell>
          <table:table-cell office:value-type="float" office:value="128.320000000002" calcext:value-type="float">
            <text:p>128.320000000002</text:p>
          </table:table-cell>
          <table:table-cell office:value-type="float" office:value="17.3" calcext:value-type="float">
            <text:p>17.3</text:p>
          </table:table-cell>
          <table:table-cell office:value-type="float" office:value="118.91" calcext:value-type="float">
            <text:p>118.91</text:p>
          </table:table-cell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6.41" calcext:value-type="float">
            <text:p>126.4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282.95" calcext:value-type="float">
            <text:p>282.95</text:p>
          </table:table-cell>
          <table:table-cell office:value-type="float" office:value="23" calcext:value-type="float">
            <text:p>23</text:p>
          </table:table-cell>
          <table:table-cell office:value-type="float" office:value="51.66" calcext:value-type="float">
            <text:p>51.66</text:p>
          </table:table-cell>
          <table:table-cell office:value-type="float" office:value="23" calcext:value-type="float">
            <text:p>23</text:p>
          </table:table-cell>
          <table:table-cell office:value-type="float" office:value="339.82" calcext:value-type="float">
            <text:p>339.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3.45" calcext:value-type="float">
            <text:p>13.45</text:p>
          </table:table-cell>
          <table:table-cell office:value-type="float" office:value="321.91" calcext:value-type="float">
            <text:p>321.9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48.89" calcext:value-type="float">
            <text:p>348.89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359.99" calcext:value-type="float">
            <text:p>359.99</text:p>
          </table:table-cell>
          <table:table-cell office:value-type="float" office:value="19.75" calcext:value-type="float">
            <text:p>19.75</text:p>
          </table:table-cell>
          <table:table-cell office:value-type="float" office:value="351.49" calcext:value-type="float">
            <text:p>351.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3.76" calcext:value-type="float">
            <text:p>343.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89.1899999999999" calcext:value-type="float">
            <text:p>89.189999999999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97.18" calcext:value-type="float">
            <text:p>297.18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143.486666666667" calcext:value-type="float">
            <text:p>143.486666666667</text:p>
          </table:table-cell>
          <table:table-cell office:value-type="float" office:value="17.5740984686317" calcext:value-type="float">
            <text:p>17.5740984686317</text:p>
          </table:table-cell>
          <table:table-cell office:value-type="float" office:value="368.339606454801" calcext:value-type="float">
            <text:p>368.339606454801</text:p>
          </table:table-cell>
          <table:table-cell office:value-type="float" office:value="18.4333333333333" calcext:value-type="float">
            <text:p>18.4333333333333</text:p>
          </table:table-cell>
          <table:table-cell office:value-type="float" office:value="166.833333333334" calcext:value-type="float">
            <text:p>166.833333333334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6.41" calcext:value-type="float">
            <text:p>126.4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282.95" calcext:value-type="float">
            <text:p>282.95</text:p>
          </table:table-cell>
          <table:table-cell office:value-type="float" office:value="23" calcext:value-type="float">
            <text:p>23</text:p>
          </table:table-cell>
          <table:table-cell office:value-type="float" office:value="51.66" calcext:value-type="float">
            <text:p>51.66</text:p>
          </table:table-cell>
          <table:table-cell office:value-type="float" office:value="23" calcext:value-type="float">
            <text:p>23</text:p>
          </table:table-cell>
          <table:table-cell office:value-type="float" office:value="339.82" calcext:value-type="float">
            <text:p>339.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3.45" calcext:value-type="float">
            <text:p>13.45</text:p>
          </table:table-cell>
          <table:table-cell office:value-type="float" office:value="321.91" calcext:value-type="float">
            <text:p>321.91</text:p>
          </table:table-cell>
          <table:table-cell office:value-type="float" office:value="14.175" calcext:value-type="float">
            <text:p>14.175</text:p>
          </table:table-cell>
          <table:table-cell office:value-type="float" office:value="360.64" calcext:value-type="float">
            <text:p>360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.24" calcext:value-type="float">
            <text:p>299.24</text:p>
          </table:table-cell>
          <table:table-cell office:value-type="float" office:value="23" calcext:value-type="float">
            <text:p>23</text:p>
          </table:table-cell>
          <table:table-cell office:value-type="float" office:value="301.54" calcext:value-type="float">
            <text:p>301.54</text:p>
          </table:table-cell>
          <table:table-cell office:value-type="float" office:value="23" calcext:value-type="float">
            <text:p>23</text:p>
          </table:table-cell>
          <table:table-cell office:value-type="float" office:value="304.61" calcext:value-type="float">
            <text:p>304.6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334.04" calcext:value-type="float">
            <text:p>334.04</text:p>
          </table:table-cell>
          <table:table-cell office:value-type="float" office:value="19.475" calcext:value-type="float">
            <text:p>19.475</text:p>
          </table:table-cell>
          <table:table-cell office:value-type="float" office:value="70.56" calcext:value-type="float">
            <text:p>70.56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124.872500000001" calcext:value-type="float">
            <text:p>124.872500000001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5" calcext:value-type="float">
            <text:p>19.475</text:p>
          </table:table-cell>
          <table:table-cell office:value-type="float" office:value="152.6975" calcext:value-type="float">
            <text:p>152.6975</text:p>
          </table:table-cell>
          <table:table-cell office:value-type="float" office:value="19.475" calcext:value-type="float">
            <text:p>19.475</text:p>
          </table:table-cell>
          <table:table-cell office:value-type="float" office:value="131.27" calcext:value-type="float">
            <text:p>131.27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12.1" calcext:value-type="float">
            <text:p>112.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48" calcext:value-type="float">
            <text:p>272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0.82" calcext:value-type="float">
            <text:p>250.8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.53" calcext:value-type="float">
            <text:p>19.53</text:p>
          </table:table-cell>
          <table:table-cell office:value-type="float" office:value="24" calcext:value-type="float">
            <text:p>24</text:p>
          </table:table-cell>
          <table:table-cell office:value-type="float" office:value="307.69" calcext:value-type="float">
            <text:p>307.6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16.57" calcext:value-type="float">
            <text:p>316.5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03.01" calcext:value-type="float">
            <text:p>303.01</text:p>
          </table:table-cell>
          <table:table-cell office:value-type="float" office:value="14.7583333333333" calcext:value-type="float">
            <text:p>14.7583333333333</text:p>
          </table:table-cell>
          <table:table-cell office:value-type="float" office:value="341.74" calcext:value-type="float">
            <text:p>341.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.24" calcext:value-type="float">
            <text:p>299.24</text:p>
          </table:table-cell>
          <table:table-cell office:value-type="float" office:value="23" calcext:value-type="float">
            <text:p>23</text:p>
          </table:table-cell>
          <table:table-cell office:value-type="float" office:value="301.54" calcext:value-type="float">
            <text:p>301.54</text:p>
          </table:table-cell>
          <table:table-cell office:value-type="float" office:value="23" calcext:value-type="float">
            <text:p>23</text:p>
          </table:table-cell>
          <table:table-cell office:value-type="float" office:value="304.61" calcext:value-type="float">
            <text:p>304.6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353.54" calcext:value-type="float">
            <text:p>353.54</text:p>
          </table:table-cell>
          <table:table-cell office:value-type="float" office:value="19.475" calcext:value-type="float">
            <text:p>19.475</text:p>
          </table:table-cell>
          <table:table-cell office:value-type="float" office:value="70.56" calcext:value-type="float">
            <text:p>70.56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124.872500000001" calcext:value-type="float">
            <text:p>124.872500000001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5" calcext:value-type="float">
            <text:p>19.475</text:p>
          </table:table-cell>
          <table:table-cell office:value-type="float" office:value="152.6975" calcext:value-type="float">
            <text:p>152.6975</text:p>
          </table:table-cell>
          <table:table-cell office:value-type="float" office:value="19.475" calcext:value-type="float">
            <text:p>19.475</text:p>
          </table:table-cell>
          <table:table-cell office:value-type="float" office:value="131.27" calcext:value-type="float">
            <text:p>131.27</text:p>
          </table:table-cell>
          <table:table-cell office:value-type="float" office:value="20.0899075141336" calcext:value-type="float">
            <text:p>20.0899075141336</text:p>
          </table:table-cell>
          <table:table-cell office:value-type="float" office:value="368.332504528239" calcext:value-type="float">
            <text:p>368.33250452823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48" calcext:value-type="float">
            <text:p>272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0.82" calcext:value-type="float">
            <text:p>250.8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.53" calcext:value-type="float">
            <text:p>19.53</text:p>
          </table:table-cell>
          <table:table-cell office:value-type="float" office:value="24" calcext:value-type="float">
            <text:p>24</text:p>
          </table:table-cell>
          <table:table-cell office:value-type="float" office:value="307.69" calcext:value-type="float">
            <text:p>307.6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37.99" calcext:value-type="float">
            <text:p>337.99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16.57" calcext:value-type="float">
            <text:p>316.5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03.01" calcext:value-type="float">
            <text:p>303.01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62.24" calcext:value-type="float">
            <text:p>362.24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267.11" calcext:value-type="float">
            <text:p>267.1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4" calcext:value-type="float">
            <text:p>24</text:p>
          </table:table-cell>
          <table:table-cell office:value-type="float" office:value="272.48" calcext:value-type="float">
            <text:p>272.4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2.2" calcext:value-type="float">
            <text:p>342.2</text:p>
          </table:table-cell>
          <table:table-cell office:value-type="float" office:value="20.475" calcext:value-type="float">
            <text:p>20.475</text:p>
          </table:table-cell>
          <table:table-cell office:value-type="float" office:value="59.22" calcext:value-type="float">
            <text:p>59.2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67.21" calcext:value-type="float">
            <text:p>267.2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3.532500000001" calcext:value-type="float">
            <text:p>113.532500000001</text:p>
          </table:table-cell>
          <table:table-cell office:value-type="float" office:value="19.75" calcext:value-type="float">
            <text:p>19.7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46.7575" calcext:value-type="float">
            <text:p>146.7575</text:p>
          </table:table-cell>
          <table:table-cell office:value-type="float" office:value="20.475" calcext:value-type="float">
            <text:p>20.475</text:p>
          </table:table-cell>
          <table:table-cell office:value-type="float" office:value="125.33" calcext:value-type="float">
            <text:p>125.33</text:p>
          </table:table-cell>
          <table:table-cell office:value-type="float" office:value="20.4416666666667" calcext:value-type="float">
            <text:p>20.4416666666667</text:p>
          </table:table-cell>
          <table:table-cell office:value-type="float" office:value="362.66" calcext:value-type="float">
            <text:p>362.6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33333333" calcext:value-type="float">
            <text:p>15.0333333333333</text:p>
          </table:table-cell>
          <table:table-cell office:value-type="float" office:value="318.82" calcext:value-type="float">
            <text:p>318.82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97.4" calcext:value-type="float">
            <text:p>297.4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83.84" calcext:value-type="float">
            <text:p>283.84</text:p>
          </table:table-cell>
          <table:table-cell office:value-type="float" office:value="16.0333333333333" calcext:value-type="float">
            <text:p>16.0333333333333</text:p>
          </table:table-cell>
          <table:table-cell office:value-type="float" office:value="343.07" calcext:value-type="float">
            <text:p>343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.693333333333" calcext:value-type="float">
            <text:p>274.6933333333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4" calcext:value-type="float">
            <text:p>24</text:p>
          </table:table-cell>
          <table:table-cell office:value-type="float" office:value="272.48" calcext:value-type="float">
            <text:p>272.4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2.2" calcext:value-type="float">
            <text:p>342.2</text:p>
          </table:table-cell>
          <table:table-cell office:value-type="float" office:value="20.475" calcext:value-type="float">
            <text:p>20.475</text:p>
          </table:table-cell>
          <table:table-cell office:value-type="float" office:value="59.22" calcext:value-type="float">
            <text:p>59.2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67.21" calcext:value-type="float">
            <text:p>267.21</text:p>
          </table:table-cell>
          <table:table-cell office:value-type="float" office:value="21.3466683132993" calcext:value-type="float">
            <text:p>21.3466683132993</text:p>
          </table:table-cell>
          <table:table-cell office:value-type="float" office:value="368.333998435698" calcext:value-type="float">
            <text:p>368.333998435698</text:p>
          </table:table-cell>
          <table:table-cell office:value-type="float" office:value="19.75" calcext:value-type="float">
            <text:p>19.7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46.7575" calcext:value-type="float">
            <text:p>146.7575</text:p>
          </table:table-cell>
          <table:table-cell office:value-type="float" office:value="20.4833333333333" calcext:value-type="float">
            <text:p>20.4833333333333</text:p>
          </table:table-cell>
          <table:table-cell office:value-type="float" office:value="132.913333333333" calcext:value-type="float">
            <text:p>132.913333333333</text:p>
          </table:table-cell>
          <table:table-cell office:value-type="float" office:value="20.6396666666667" calcext:value-type="float">
            <text:p>20.6396666666667</text:p>
          </table:table-cell>
          <table:table-cell office:value-type="float" office:value="368.6" calcext:value-type="float">
            <text:p>368.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879795817553" calcext:value-type="float">
            <text:p>15.0879795817553</text:p>
          </table:table-cell>
          <table:table-cell office:value-type="float" office:value="368.548086063998" calcext:value-type="float">
            <text:p>368.548086063998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97.4" calcext:value-type="float">
            <text:p>297.4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83.84" calcext:value-type="float">
            <text:p>283.84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40.31" calcext:value-type="float">
            <text:p>340.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57.33" calcext:value-type="float">
            <text:p>57.3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5.32" calcext:value-type="float">
            <text:p>265.32</text:p>
          </table:table-cell>
          <table:table-cell office:value-type="float" office:value="23" calcext:value-type="float">
            <text:p>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1375" calcext:value-type="float">
            <text:p>145.1375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31.30125" calcext:value-type="float">
            <text:p>131.30125</text:p>
          </table:table-cell>
          <table:table-cell office:value-type="float" office:value="23" calcext:value-type="float">
            <text:p>23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75" calcext:value-type="float">
            <text:p>16.75</text:p>
          </table:table-cell>
          <table:table-cell office:value-type="float" office:value="350.51" calcext:value-type="float">
            <text:p>350.51</text:p>
          </table:table-cell>
          <table:table-cell office:value-type="float" office:value="17.25" calcext:value-type="float">
            <text:p>17.25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.25" calcext:value-type="float">
            <text:p>17.25</text:p>
          </table:table-cell>
          <table:table-cell office:value-type="float" office:value="265.75" calcext:value-type="float">
            <text:p>265.75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40.31" calcext:value-type="float">
            <text:p>340.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57.33" calcext:value-type="float">
            <text:p>57.3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5.32" calcext:value-type="float">
            <text:p>265.32</text:p>
          </table:table-cell>
          <table:table-cell office:value-type="float" office:value="23" calcext:value-type="float">
            <text:p>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854" calcext:value-type="float">
            <text:p>21.854</text:p>
          </table:table-cell>
          <table:table-cell office:value-type="float" office:value="368.6" calcext:value-type="float">
            <text:p>368.6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1375" calcext:value-type="float">
            <text:p>145.1375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31.30125" calcext:value-type="float">
            <text:p>131.30125</text:p>
          </table:table-cell>
          <table:table-cell office:value-type="float" office:value="23" calcext:value-type="float">
            <text:p>23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358.76" calcext:value-type="float">
            <text:p>358.76</text:p>
          </table:table-cell>
          <table:table-cell office:value-type="float" office:value="17.25" calcext:value-type="float">
            <text:p>17.25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.25" calcext:value-type="float">
            <text:p>17.25</text:p>
          </table:table-cell>
          <table:table-cell office:value-type="float" office:value="265.75" calcext:value-type="float">
            <text:p>265.75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18" calcext:value-type="float">
            <text:p>30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.2" calcext:value-type="float">
            <text:p>25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3.19" calcext:value-type="float">
            <text:p>233.1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4.58" calcext:value-type="float">
            <text:p>334.5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13.0075" calcext:value-type="float">
            <text:p>113.007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9.1712499999995" calcext:value-type="float">
            <text:p>99.1712499999995</text:p>
          </table:table-cell>
          <table:table-cell office:value-type="float" office:value="24" calcext:value-type="float">
            <text:p>24</text:p>
          </table:table-cell>
          <table:table-cell office:value-type="float" office:value="334.85" calcext:value-type="float">
            <text:p>334.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2.56" calcext:value-type="float">
            <text:p>342.56</text:p>
          </table:table-cell>
          <table:table-cell office:value-type="float" office:value="18.25" calcext:value-type="float">
            <text:p>18.25</text:p>
          </table:table-cell>
          <table:table-cell office:value-type="float" office:value="263.11" calcext:value-type="float">
            <text:p>263.1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49.55" calcext:value-type="float">
            <text:p>249.55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18" calcext:value-type="float">
            <text:p>30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.2" calcext:value-type="float">
            <text:p>25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3.19" calcext:value-type="float">
            <text:p>233.19</text:p>
          </table:table-cell>
          <table:table-cell office:value-type="float" office:value="24" calcext:value-type="float">
            <text:p>24</text:p>
          </table:table-cell>
          <table:table-cell office:value-type="float" office:value="334.83" calcext:value-type="float">
            <text:p>33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13.0075" calcext:value-type="float">
            <text:p>113.007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9.1712499999995" calcext:value-type="float">
            <text:p>99.1712499999995</text:p>
          </table:table-cell>
          <table:table-cell office:value-type="float" office:value="24" calcext:value-type="float">
            <text:p>24</text:p>
          </table:table-cell>
          <table:table-cell office:value-type="float" office:value="334.85" calcext:value-type="float">
            <text:p>334.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2.56" calcext:value-type="float">
            <text:p>342.56</text:p>
          </table:table-cell>
          <table:table-cell office:value-type="float" office:value="18.25" calcext:value-type="float">
            <text:p>18.25</text:p>
          </table:table-cell>
          <table:table-cell office:value-type="float" office:value="263.11" calcext:value-type="float">
            <text:p>263.1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49.55" calcext:value-type="float">
            <text:p>249.55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326.36" calcext:value-type="float">
            <text:p>326.36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46.91" calcext:value-type="float">
            <text:p>246.91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33.35" calcext:value-type="float">
            <text:p>233.3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12.33" calcext:value-type="float">
            <text:p>312.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463691750371" calcext:value-type="float">
            <text:p>18.8463691750371</text:p>
          </table:table-cell>
          <table:table-cell office:value-type="float" office:value="368.555949283715" calcext:value-type="float">
            <text:p>368.555949283715</text:p>
          </table:table-cell>
          <table:table-cell office:value-type="float" office:value="19.6252524836709" calcext:value-type="float">
            <text:p>19.6252524836709</text:p>
          </table:table-cell>
          <table:table-cell office:value-type="float" office:value="368.473093473847" calcext:value-type="float">
            <text:p>368.473093473847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33.35" calcext:value-type="float">
            <text:p>233.35</text:p>
          </table:table-cell>
          <table:table-cell office:value-type="float" office:value="20.3201040122949" calcext:value-type="float">
            <text:p>20.3201040122949</text:p>
          </table:table-cell>
          <table:table-cell office:value-type="float" office:value="368.541317854986" calcext:value-type="float">
            <text:p>368.5413178549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212.29" calcext:value-type="float">
            <text:p>212.2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47.54" calcext:value-type="float">
            <text:p>347.5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9549234315824" calcext:value-type="float">
            <text:p>21.9549234315824</text:p>
          </table:table-cell>
          <table:table-cell office:value-type="float" office:value="368.436989406663" calcext:value-type="float">
            <text:p>368.436989406663</text:p>
          </table:table-cell>
          <table:table-cell office:value-type="float" office:value="22.3" calcext:value-type="float">
            <text:p>22.3</text:p>
          </table:table-cell>
          <table:table-cell office:value-type="float" office:value="351.79" calcext:value-type="float">
            <text:p>351.7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3" calcext:value-type="float">
            <text:p>22.3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337.61" calcext:value-type="float">
            <text:p>337.61</text:p>
          </table:table-cell>
          <table:table-cell office:value-type="float" office:value="22.325" calcext:value-type="float">
            <text:p>22.325</text:p>
          </table:table-cell>
          <table:table-cell office:value-type="float" office:value="332.36" calcext:value-type="float">
            <text:p>332.3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58.67" calcext:value-type="float">
            <text:p>358.6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41.86" calcext:value-type="float">
            <text:p>341.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4.94" calcext:value-type="float">
            <text:p>304.94</text:p>
          </table:table-cell>
          <table:table-cell office:value-type="float" office:value="23" calcext:value-type="float">
            <text:p>23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41.59" calcext:value-type="float">
            <text:p>341.5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4.94" calcext:value-type="float">
            <text:p>304.94</text:p>
          </table:table-cell>
          <table:table-cell office:value-type="float" office:value="23" calcext:value-type="float">
            <text:p>23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41.59" calcext:value-type="float">
            <text:p>341.5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81" calcext:value-type="float">
            <text:p>272.81</text:p>
          </table:table-cell>
          <table:table-cell office:value-type="float" office:value="24" calcext:value-type="float">
            <text:p>24</text:p>
          </table:table-cell>
          <table:table-cell office:value-type="float" office:value="278.36" calcext:value-type="float">
            <text:p>278.36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81" calcext:value-type="float">
            <text:p>272.81</text:p>
          </table:table-cell>
          <table:table-cell office:value-type="float" office:value="24" calcext:value-type="float">
            <text:p>24</text:p>
          </table:table-cell>
          <table:table-cell office:value-type="float" office:value="278.36" calcext:value-type="float">
            <text:p>278.36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459152" calcext:value-type="float">
            <text:p>0.000464591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606379" calcext:value-type="float">
            <text:p>0.00026063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4842864" calcext:value-type="float">
            <text:p>0.000848428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151192" calcext:value-type="float">
            <text:p>0.00014151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9425096" calcext:value-type="float">
            <text:p>0.0001942509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91041" calcext:value-type="float">
            <text:p>0.00057910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368754" calcext:value-type="float">
            <text:p>0.00060368754</text:p>
          </table:table-cell>
          <table:table-cell office:value-type="float" office:value="349.20416" calcext:value-type="float">
            <text:p>349.2041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562794" calcext:value-type="float">
            <text:p>0.0004056279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96351904" calcext:value-type="float">
            <text:p>0.00096351904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20285" calcext:value-type="float">
            <text:p>0.0007620285</text:p>
          </table:table-cell>
          <table:table-cell office:value-type="float" office:value="349.76523" calcext:value-type="float">
            <text:p>349.7652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157833" calcext:value-type="float">
            <text:p>0.00060157833</text:p>
          </table:table-cell>
          <table:table-cell office:value-type="float" office:value="349.2122" calcext:value-type="float">
            <text:p>349.212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5189485" calcext:value-type="float">
            <text:p>0.000851894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16" calcext:value-type="float">
            <text:p>165.60416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092" calcext:value-type="float">
            <text:p>5.333709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7337" calcext:value-type="float">
            <text:p>5.666733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162" calcext:value-type="float">
            <text:p>6.000162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4481" calcext:value-type="float">
            <text:p>10.14481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41" calcext:value-type="float">
            <text:p>176.4034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2365894" calcext:value-type="float">
            <text:p>5.236589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79537" calcext:value-type="float">
            <text:p>5.97953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6.16522" calcext:value-type="float">
            <text:p>166.16522</text:p>
          </table:table-cell>
          <table:table-cell office:value-type="float" office:value="6.000618" calcext:value-type="float">
            <text:p>6.000618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8.162396" calcext:value-type="float">
            <text:p>8.16239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6.5802455" calcext:value-type="float">
            <text:p>6.5802455</text:p>
          </table:table-cell>
          <table:table-cell office:value-type="float" office:value="176.41217" calcext:value-type="float">
            <text:p>176.41217</text:p>
          </table:table-cell>
          <table:table-cell office:value-type="float" office:value="8.320608" calcext:value-type="float">
            <text:p>8.320608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0.967852" calcext:value-type="float">
            <text:p>20.967852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1626" calcext:value-type="float">
            <text:p>5.000162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5648" calcext:value-type="float">
            <text:p>5.3335648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53" calcext:value-type="float">
            <text:p>6.00053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16" calcext:value-type="float">
            <text:p>165.6041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0044" calcext:value-type="float">
            <text:p>5.3340044</text:p>
          </table:table-cell>
          <table:table-cell office:value-type="float" office:value="176.66884" calcext:value-type="float">
            <text:p>176.66884</text:p>
          </table:table-cell>
          <table:table-cell office:value-type="float" office:value="5.6671762" calcext:value-type="float">
            <text:p>5.6671762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592" calcext:value-type="float">
            <text:p>6.000592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89602" calcext:value-type="float">
            <text:p>10.189602</text:p>
          </table:table-cell>
          <table:table-cell office:value-type="float" office:value="228.91437" calcext:value-type="float">
            <text:p>228.91437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341" calcext:value-type="float">
            <text:p>176.40341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311.07996" calcext:value-type="float">
            <text:p>311.07996</text:p>
          </table:table-cell>
          <table:table-cell office:value-type="float" office:value="5.001" calcext:value-type="float">
            <text:p>5.001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38067" calcext:value-type="float">
            <text:p>5.33806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95064" calcext:value-type="float">
            <text:p>5.995064</text:p>
          </table:table-cell>
          <table:table-cell office:value-type="float" office:value="179.7441" calcext:value-type="float">
            <text:p>179.7441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6.16522" calcext:value-type="float">
            <text:p>166.16522</text:p>
          </table:table-cell>
          <table:table-cell office:value-type="float" office:value="6.0007343" calcext:value-type="float">
            <text:p>6.0007343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8.382825" calcext:value-type="float">
            <text:p>8.382825</text:p>
          </table:table-cell>
          <table:table-cell office:value-type="float" office:value="388" calcext:value-type="float">
            <text:p>388</text:p>
          </table:table-cell>
          <table:table-cell office:value-type="float" office:value="8.052809" calcext:value-type="float">
            <text:p>8.052809</text:p>
          </table:table-cell>
          <table:table-cell office:value-type="float" office:value="176.41217" calcext:value-type="float">
            <text:p>176.41217</text:p>
          </table:table-cell>
          <table:table-cell office:value-type="float" office:value="8.564749" calcext:value-type="float">
            <text:p>8.564749</text:p>
          </table:table-cell>
          <table:table-cell office:value-type="float" office:value="172.9242" calcext:value-type="float">
            <text:p>172.9242</text:p>
          </table:table-cell>
          <table:table-cell office:value-type="float" office:value="10.25" calcext:value-type="float">
            <text:p>10.25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0.981638" calcext:value-type="float">
            <text:p>20.981638</text:p>
          </table:table-cell>
          <table:table-cell office:value-type="float" office:value="166.01357" calcext:value-type="float">
            <text:p>166.01357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454" calcext:value-type="float">
            <text:p>5.00045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24" calcext:value-type="float">
            <text:p>5.333724</text:p>
          </table:table-cell>
          <table:table-cell office:value-type="float" office:value="176.40474" calcext:value-type="float">
            <text:p>176.4047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6733" calcext:value-type="float">
            <text:p>6.0006733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5996" calcext:value-type="float">
            <text:p>154.25996</text:p>
          </table:table-cell>
          <table:table-cell office:value-type="float" office:value="6.521659" calcext:value-type="float">
            <text:p>6.521659</text:p>
          </table:table-cell>
          <table:table-cell office:value-type="float" office:value="143.46416" calcext:value-type="float">
            <text:p>143.46416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8997" calcext:value-type="float">
            <text:p>132.68997</text:p>
          </table:table-cell>
          <table:table-cell office:value-type="float" office:value="6.606016" calcext:value-type="float">
            <text:p>6.606016</text:p>
          </table:table-cell>
          <table:table-cell office:value-type="float" office:value="176.93999" calcext:value-type="float">
            <text:p>176.93999</text:p>
          </table:table-cell>
          <table:table-cell office:value-type="float" office:value="7.756918" calcext:value-type="float">
            <text:p>7.756918</text:p>
          </table:table-cell>
          <table:table-cell office:value-type="float" office:value="166.40884" calcext:value-type="float">
            <text:p>166.40884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3998" calcext:value-type="float">
            <text:p>155.33998</text:p>
          </table:table-cell>
          <table:table-cell office:value-type="float" office:value="7.511523" calcext:value-type="float">
            <text:p>7.511523</text:p>
          </table:table-cell>
          <table:table-cell office:value-type="float" office:value="144.53998" calcext:value-type="float">
            <text:p>144.53998</text:p>
          </table:table-cell>
          <table:table-cell office:value-type="float" office:value="11.1598215" calcext:value-type="float">
            <text:p>11.1598215</text:p>
          </table:table-cell>
          <table:table-cell office:value-type="float" office:value="213.52435" calcext:value-type="float">
            <text:p>213.52435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1343" calcext:value-type="float">
            <text:p>161.01343</text:p>
          </table:table-cell>
          <table:table-cell office:value-type="float" office:value="12.714463" calcext:value-type="float">
            <text:p>12.714463</text:p>
          </table:table-cell>
          <table:table-cell office:value-type="float" office:value="150.20996" calcext:value-type="float">
            <text:p>150.20996</text:p>
          </table:table-cell>
          <table:table-cell office:value-type="float" office:value="11.910243" calcext:value-type="float">
            <text:p>11.910243</text:p>
          </table:table-cell>
          <table:table-cell office:value-type="float" office:value="295.68994" calcext:value-type="float">
            <text:p>295.68994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4.38092" calcext:value-type="float">
            <text:p>134.38092</text:p>
          </table:table-cell>
          <table:table-cell office:value-type="float" office:value="8.40945" calcext:value-type="float">
            <text:p>8.40945</text:p>
          </table:table-cell>
          <table:table-cell office:value-type="float" office:value="122.66996" calcext:value-type="float">
            <text:p>122.66996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9.552699" calcext:value-type="float">
            <text:p>9.552699</text:p>
          </table:table-cell>
          <table:table-cell office:value-type="float" office:value="101.06997" calcext:value-type="float">
            <text:p>101.06997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5271726" calcext:value-type="float">
            <text:p>6.5271726</text:p>
          </table:table-cell>
          <table:table-cell office:value-type="float" office:value="162.38995" calcext:value-type="float">
            <text:p>162.38995</text:p>
          </table:table-cell>
          <table:table-cell office:value-type="float" office:value="6.874827" calcext:value-type="float">
            <text:p>6.874827</text:p>
          </table:table-cell>
          <table:table-cell office:value-type="float" office:value="165.70409" calcext:value-type="float">
            <text:p>165.7040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5996" calcext:value-type="float">
            <text:p>140.7599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0999" calcext:value-type="float">
            <text:p>179.90999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0242553" calcext:value-type="float">
            <text:p>6.0242553</text:p>
          </table:table-cell>
          <table:table-cell office:value-type="float" office:value="158.87521" calcext:value-type="float">
            <text:p>158.87521</text:p>
          </table:table-cell>
          <table:table-cell office:value-type="float" office:value="6.225" calcext:value-type="float">
            <text:p>6.225</text:p>
          </table:table-cell>
          <table:table-cell office:value-type="float" office:value="148.42093" calcext:value-type="float">
            <text:p>148.42093</text:p>
          </table:table-cell>
          <table:table-cell office:value-type="float" office:value="10.091089" calcext:value-type="float">
            <text:p>10.091089</text:p>
          </table:table-cell>
          <table:table-cell office:value-type="float" office:value="372.34" calcext:value-type="float">
            <text:p>372.34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5217" calcext:value-type="float">
            <text:p>160.75217</text:p>
          </table:table-cell>
          <table:table-cell office:value-type="float" office:value="11.47006" calcext:value-type="float">
            <text:p>11.47006</text:p>
          </table:table-cell>
          <table:table-cell office:value-type="float" office:value="157.26422" calcext:value-type="float">
            <text:p>157.26422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40.05092" calcext:value-type="float">
            <text:p>140.05092</text:p>
          </table:table-cell>
          <table:table-cell office:value-type="float" office:value="23" calcext:value-type="float">
            <text:p>23</text:p>
          </table:table-cell>
          <table:table-cell office:value-type="float" office:value="155.44093" calcext:value-type="float">
            <text:p>155.44093</text:p>
          </table:table-cell>
          <table:table-cell office:value-type="float" office:value="23.000631" calcext:value-type="float">
            <text:p>23.00063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786" calcext:value-type="float">
            <text:p>23.000786</text:p>
          </table:table-cell>
          <table:table-cell office:value-type="float" office:value="154.94354" calcext:value-type="float">
            <text:p>154.94354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7.2248096" calcext:value-type="float">
            <text:p>7.2248096</text:p>
          </table:table-cell>
          <table:table-cell office:value-type="float" office:value="136.97998" calcext:value-type="float">
            <text:p>136.97998</text:p>
          </table:table-cell>
          <table:table-cell office:value-type="float" office:value="7.307742" calcext:value-type="float">
            <text:p>7.307742</text:p>
          </table:table-cell>
          <table:table-cell office:value-type="float" office:value="126.184746" calcext:value-type="float">
            <text:p>126.184746</text:p>
          </table:table-cell>
          <table:table-cell office:value-type="float" office:value="7.9265776" calcext:value-type="float">
            <text:p>7.9265776</text:p>
          </table:table-cell>
          <table:table-cell office:value-type="float" office:value="115.37997" calcext:value-type="float">
            <text:p>115.37997</text:p>
          </table:table-cell>
          <table:table-cell office:value-type="float" office:value="8.313194" calcext:value-type="float">
            <text:p>8.313194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4.25996" calcext:value-type="float">
            <text:p>154.25996</text:p>
          </table:table-cell>
          <table:table-cell office:value-type="float" office:value="8.019161" calcext:value-type="float">
            <text:p>8.019161</text:p>
          </table:table-cell>
          <table:table-cell office:value-type="float" office:value="188.38922" calcext:value-type="float">
            <text:p>188.38922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8997" calcext:value-type="float">
            <text:p>132.68997</text:p>
          </table:table-cell>
          <table:table-cell office:value-type="float" office:value="6.7486134" calcext:value-type="float">
            <text:p>6.7486134</text:p>
          </table:table-cell>
          <table:table-cell office:value-type="float" office:value="306.83893" calcext:value-type="float">
            <text:p>306.83893</text:p>
          </table:table-cell>
          <table:table-cell office:value-type="float" office:value="7.999466" calcext:value-type="float">
            <text:p>7.999466</text:p>
          </table:table-cell>
          <table:table-cell office:value-type="float" office:value="387.35797" calcext:value-type="float">
            <text:p>387.35797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" calcext:value-type="float">
            <text:p>288.09</text:p>
          </table:table-cell>
          <table:table-cell office:value-type="float" office:value="7.777782" calcext:value-type="float">
            <text:p>7.777782</text:p>
          </table:table-cell>
          <table:table-cell office:value-type="float" office:value="387.08905" calcext:value-type="float">
            <text:p>387.08905</text:p>
          </table:table-cell>
          <table:table-cell office:value-type="float" office:value="11.225096" calcext:value-type="float">
            <text:p>11.225096</text:p>
          </table:table-cell>
          <table:table-cell office:value-type="float" office:value="215.48257" calcext:value-type="float">
            <text:p>215.48257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224.01344" calcext:value-type="float">
            <text:p>224.01344</text:p>
          </table:table-cell>
          <table:table-cell office:value-type="float" office:value="12.975498" calcext:value-type="float">
            <text:p>12.975498</text:p>
          </table:table-cell>
          <table:table-cell office:value-type="float" office:value="388" calcext:value-type="float">
            <text:p>388</text:p>
          </table:table-cell>
          <table:table-cell office:value-type="float" office:value="12.011577" calcext:value-type="float">
            <text:p>12.011577</text:p>
          </table:table-cell>
          <table:table-cell office:value-type="float" office:value="388" calcext:value-type="float">
            <text:p>388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4.38092" calcext:value-type="float">
            <text:p>134.38092</text:p>
          </table:table-cell>
          <table:table-cell office:value-type="float" office:value="8.548554" calcext:value-type="float">
            <text:p>8.548554</text:p>
          </table:table-cell>
          <table:table-cell office:value-type="float" office:value="126.84311" calcext:value-type="float">
            <text:p>126.84311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9.867678" calcext:value-type="float">
            <text:p>9.867678</text:p>
          </table:table-cell>
          <table:table-cell office:value-type="float" office:value="110.51933" calcext:value-type="float">
            <text:p>110.51933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602589" calcext:value-type="float">
            <text:p>6.602589</text:p>
          </table:table-cell>
          <table:table-cell office:value-type="float" office:value="162.38995" calcext:value-type="float">
            <text:p>162.38995</text:p>
          </table:table-cell>
          <table:table-cell office:value-type="float" office:value="6.922085" calcext:value-type="float">
            <text:p>6.922085</text:p>
          </table:table-cell>
          <table:table-cell office:value-type="float" office:value="165.70409" calcext:value-type="float">
            <text:p>165.70409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5996" calcext:value-type="float">
            <text:p>140.75996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95.40999" calcext:value-type="float">
            <text:p>195.40999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275745" calcext:value-type="float">
            <text:p>6.275745</text:p>
          </table:table-cell>
          <table:table-cell office:value-type="float" office:value="387.97" calcext:value-type="float">
            <text:p>387.97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8.42093" calcext:value-type="float">
            <text:p>148.42093</text:p>
          </table:table-cell>
          <table:table-cell office:value-type="float" office:value="10.10828" calcext:value-type="float">
            <text:p>10.10828</text:p>
          </table:table-cell>
          <table:table-cell office:value-type="float" office:value="388" calcext:value-type="float">
            <text:p>38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5217" calcext:value-type="float">
            <text:p>160.75217</text:p>
          </table:table-cell>
          <table:table-cell office:value-type="float" office:value="12.14882" calcext:value-type="float">
            <text:p>12.14882</text:p>
          </table:table-cell>
          <table:table-cell office:value-type="float" office:value="157.26422" calcext:value-type="float">
            <text:p>157.26422</text:p>
          </table:table-cell>
          <table:table-cell office:value-type="float" office:value="12.75" calcext:value-type="float">
            <text:p>12.75</text:p>
          </table:table-cell>
          <table:table-cell office:value-type="float" office:value="140.05092" calcext:value-type="float">
            <text:p>140.0509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6.35138" calcext:value-type="float">
            <text:p>156.35138</text:p>
          </table:table-cell>
          <table:table-cell office:value-type="float" office:value="23.000978" calcext:value-type="float">
            <text:p>23.000978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893" calcext:value-type="float">
            <text:p>23.000893</text:p>
          </table:table-cell>
          <table:table-cell office:value-type="float" office:value="155.04085" calcext:value-type="float">
            <text:p>155.040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7.3256364" calcext:value-type="float">
            <text:p>7.3256364</text:p>
          </table:table-cell>
          <table:table-cell office:value-type="float" office:value="228.8281" calcext:value-type="float">
            <text:p>228.8281</text:p>
          </table:table-cell>
          <table:table-cell office:value-type="float" office:value="7.661284" calcext:value-type="float">
            <text:p>7.661284</text:p>
          </table:table-cell>
          <table:table-cell office:value-type="float" office:value="136.791" calcext:value-type="float">
            <text:p>136.791</text:p>
          </table:table-cell>
          <table:table-cell office:value-type="float" office:value="7.940744" calcext:value-type="float">
            <text:p>7.940744</text:p>
          </table:table-cell>
          <table:table-cell office:value-type="float" office:value="115.37997" calcext:value-type="float">
            <text:p>115.37997</text:p>
          </table:table-cell>
          <table:table-cell office:value-type="float" office:value="8.344858" calcext:value-type="float">
            <text:p>8.344858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10.504116" calcext:value-type="float">
            <text:p>10.504116</text:p>
          </table:table-cell>
          <table:table-cell office:value-type="float" office:value="140.21996" calcext:value-type="float">
            <text:p>140.2199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74.34924" calcext:value-type="float">
            <text:p>174.34924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4997" calcext:value-type="float">
            <text:p>118.64997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120.808914" calcext:value-type="float">
            <text:p>120.808914</text:p>
          </table:table-cell>
          <table:table-cell office:value-type="float" office:value="20.063385" calcext:value-type="float">
            <text:p>20.063385</text:p>
          </table:table-cell>
          <table:table-cell office:value-type="float" office:value="201.32796" calcext:value-type="float">
            <text:p>201.32796</text:p>
          </table:table-cell>
          <table:table-cell office:value-type="float" office:value="19.079569" calcext:value-type="float">
            <text:p>19.079569</text:p>
          </table:table-cell>
          <table:table-cell office:value-type="float" office:value="102.06001" calcext:value-type="float">
            <text:p>102.06001</text:p>
          </table:table-cell>
          <table:table-cell office:value-type="float" office:value="20.806187" calcext:value-type="float">
            <text:p>20.806187</text:p>
          </table:table-cell>
          <table:table-cell office:value-type="float" office:value="201.05904" calcext:value-type="float">
            <text:p>201.05904</text:p>
          </table:table-cell>
          <table:table-cell office:value-type="float" office:value="15.604413" calcext:value-type="float">
            <text:p>15.604413</text:p>
          </table:table-cell>
          <table:table-cell office:value-type="float" office:value="199.5526" calcext:value-type="float">
            <text:p>199.5526</text:p>
          </table:table-cell>
          <table:table-cell office:value-type="float" office:value="14.212386" calcext:value-type="float">
            <text:p>14.212386</text:p>
          </table:table-cell>
          <table:table-cell office:value-type="float" office:value="208.08344" calcext:value-type="float">
            <text:p>208.08344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5.0625725" calcext:value-type="float">
            <text:p>15.0625725</text:p>
          </table:table-cell>
          <table:table-cell office:value-type="float" office:value="372.07004" calcext:value-type="float">
            <text:p>372.07004</text:p>
          </table:table-cell>
          <table:table-cell office:value-type="float" office:value="16.807064" calcext:value-type="float">
            <text:p>16.807064</text:p>
          </table:table-cell>
          <table:table-cell office:value-type="float" office:value="116.56091" calcext:value-type="float">
            <text:p>116.56091</text:p>
          </table:table-cell>
          <table:table-cell office:value-type="float" office:value="10" calcext:value-type="float">
            <text:p>10</text:p>
          </table:table-cell>
          <table:table-cell office:value-type="float" office:value="109.0231" calcext:value-type="float">
            <text:p>109.0231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94.079994" calcext:value-type="float">
            <text:p>94.079994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92.699326" calcext:value-type="float">
            <text:p>92.699326</text:p>
          </table:table-cell>
          <table:table-cell office:value-type="float" office:value="6.957706" calcext:value-type="float">
            <text:p>6.957706</text:p>
          </table:table-cell>
          <table:table-cell office:value-type="float" office:value="159.11996" calcext:value-type="float">
            <text:p>159.11996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4995" calcext:value-type="float">
            <text:p>148.34995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51.66408" calcext:value-type="float">
            <text:p>151.66408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6.71996" calcext:value-type="float">
            <text:p>126.71996</text:p>
          </table:table-cell>
          <table:table-cell office:value-type="float" office:value="6.761235" calcext:value-type="float">
            <text:p>6.761235</text:p>
          </table:table-cell>
          <table:table-cell office:value-type="float" office:value="179.48" calcext:value-type="float">
            <text:p>179.48</text:p>
          </table:table-cell>
          <table:table-cell office:value-type="float" office:value="7.0861344" calcext:value-type="float">
            <text:p>7.0861344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6.9" calcext:value-type="float">
            <text:p>6.9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2.49094" calcext:value-type="float">
            <text:p>132.49094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674719" calcext:value-type="float">
            <text:p>13.674719</text:p>
          </table:table-cell>
          <table:table-cell office:value-type="float" office:value="144.82216" calcext:value-type="float">
            <text:p>144.82216</text:p>
          </table:table-cell>
          <table:table-cell office:value-type="float" office:value="13.129223" calcext:value-type="float">
            <text:p>13.129223</text:p>
          </table:table-cell>
          <table:table-cell office:value-type="float" office:value="141.33421" calcext:value-type="float">
            <text:p>141.33421</text:p>
          </table:table-cell>
          <table:table-cell office:value-type="float" office:value="13.926593" calcext:value-type="float">
            <text:p>13.926593</text:p>
          </table:table-cell>
          <table:table-cell office:value-type="float" office:value="124.12091" calcext:value-type="float">
            <text:p>124.1209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221375" calcext:value-type="float">
            <text:p>124.22137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91084" calcext:value-type="float">
            <text:p>122.910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222.88809" calcext:value-type="float">
            <text:p>222.88809</text:p>
          </table:table-cell>
          <table:table-cell office:value-type="float" office:value="8.008995" calcext:value-type="float">
            <text:p>8.008995</text:p>
          </table:table-cell>
          <table:table-cell office:value-type="float" office:value="130.851" calcext:value-type="float">
            <text:p>130.851</text:p>
          </table:table-cell>
          <table:table-cell office:value-type="float" office:value="8.857123" calcext:value-type="float">
            <text:p>8.857123</text:p>
          </table:table-cell>
          <table:table-cell office:value-type="float" office:value="109.439964" calcext:value-type="float">
            <text:p>109.439964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98.63996" calcext:value-type="float">
            <text:p>98.63996</text:p>
          </table:table-cell>
        </table:table-row>
        <table:table-row table:style-name="ro1">
          <table:table-cell office:value-type="float" office:value="10.519199" calcext:value-type="float">
            <text:p>10.519199</text:p>
          </table:table-cell>
          <table:table-cell office:value-type="float" office:value="153.9601" calcext:value-type="float">
            <text:p>153.9601</text:p>
          </table:table-cell>
          <table:table-cell office:value-type="float" office:value="10.95" calcext:value-type="float">
            <text:p>10.95</text:p>
          </table:table-cell>
          <table:table-cell office:value-type="float" office:value="174.34924" calcext:value-type="float">
            <text:p>174.34924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18.64997" calcext:value-type="float">
            <text:p>118.64997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120.808914" calcext:value-type="float">
            <text:p>120.808914</text:p>
          </table:table-cell>
          <table:table-cell office:value-type="float" office:value="21.191734" calcext:value-type="float">
            <text:p>21.191734</text:p>
          </table:table-cell>
          <table:table-cell office:value-type="float" office:value="201.32796" calcext:value-type="float">
            <text:p>201.32796</text:p>
          </table:table-cell>
          <table:table-cell office:value-type="float" office:value="19.514013" calcext:value-type="float">
            <text:p>19.514013</text:p>
          </table:table-cell>
          <table:table-cell office:value-type="float" office:value="102.06001" calcext:value-type="float">
            <text:p>102.06001</text:p>
          </table:table-cell>
          <table:table-cell office:value-type="float" office:value="21.267889" calcext:value-type="float">
            <text:p>21.267889</text:p>
          </table:table-cell>
          <table:table-cell office:value-type="float" office:value="214.91011" calcext:value-type="float">
            <text:p>214.91011</text:p>
          </table:table-cell>
          <table:table-cell office:value-type="float" office:value="15.658485" calcext:value-type="float">
            <text:p>15.658485</text:p>
          </table:table-cell>
          <table:table-cell office:value-type="float" office:value="199.5526" calcext:value-type="float">
            <text:p>199.5526</text:p>
          </table:table-cell>
          <table:table-cell office:value-type="float" office:value="15.851245" calcext:value-type="float">
            <text:p>15.851245</text:p>
          </table:table-cell>
          <table:table-cell office:value-type="float" office:value="208.08344" calcext:value-type="float">
            <text:p>208.08344</text:p>
          </table:table-cell>
          <table:table-cell office:value-type="float" office:value="16.475" calcext:value-type="float">
            <text:p>16.475</text:p>
          </table:table-cell>
          <table:table-cell office:value-type="float" office:value="372.07" calcext:value-type="float">
            <text:p>372.07</text:p>
          </table:table-cell>
          <table:table-cell office:value-type="float" office:value="15.401604" calcext:value-type="float">
            <text:p>15.401604</text:p>
          </table:table-cell>
          <table:table-cell office:value-type="float" office:value="372.07004" calcext:value-type="float">
            <text:p>372.07004</text:p>
          </table:table-cell>
          <table:table-cell office:value-type="float" office:value="17.105038" calcext:value-type="float">
            <text:p>17.105038</text:p>
          </table:table-cell>
          <table:table-cell office:value-type="float" office:value="388" calcext:value-type="float">
            <text:p>388</text:p>
          </table:table-cell>
          <table:table-cell office:value-type="float" office:value="18.35" calcext:value-type="float">
            <text:p>18.35</text:p>
          </table:table-cell>
          <table:table-cell office:value-type="float" office:value="109.0231" calcext:value-type="float">
            <text:p>109.0231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94.079994" calcext:value-type="float">
            <text:p>94.079994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343.1993" calcext:value-type="float">
            <text:p>343.1993</text:p>
          </table:table-cell>
          <table:table-cell office:value-type="float" office:value="7.2089605" calcext:value-type="float">
            <text:p>7.2089605</text:p>
          </table:table-cell>
          <table:table-cell office:value-type="float" office:value="166.6576" calcext:value-type="float">
            <text:p>166.6576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4995" calcext:value-type="float">
            <text:p>148.34995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51.66408" calcext:value-type="float">
            <text:p>151.66408</text:p>
          </table:table-cell>
          <table:table-cell office:value-type="float" office:value="8.375" calcext:value-type="float">
            <text:p>8.375</text:p>
          </table:table-cell>
          <table:table-cell office:value-type="float" office:value="126.71996" calcext:value-type="float">
            <text:p>126.71996</text:p>
          </table:table-cell>
          <table:table-cell office:value-type="float" office:value="6.781439" calcext:value-type="float">
            <text:p>6.781439</text:p>
          </table:table-cell>
          <table:table-cell office:value-type="float" office:value="197.88446" calcext:value-type="float">
            <text:p>197.88446</text:p>
          </table:table-cell>
          <table:table-cell office:value-type="float" office:value="7.1614223" calcext:value-type="float">
            <text:p>7.1614223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2.49094" calcext:value-type="float">
            <text:p>132.49094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906425" calcext:value-type="float">
            <text:p>13.906425</text:p>
          </table:table-cell>
          <table:table-cell office:value-type="float" office:value="151.77336" calcext:value-type="float">
            <text:p>151.77336</text:p>
          </table:table-cell>
          <table:table-cell office:value-type="float" office:value="13.280686" calcext:value-type="float">
            <text:p>13.280686</text:p>
          </table:table-cell>
          <table:table-cell office:value-type="float" office:value="141.33421" calcext:value-type="float">
            <text:p>141.33421</text:p>
          </table:table-cell>
          <table:table-cell office:value-type="float" office:value="14.8665695" calcext:value-type="float">
            <text:p>14.8665695</text:p>
          </table:table-cell>
          <table:table-cell office:value-type="float" office:value="152.3202" calcext:value-type="float">
            <text:p>152.3202</text:p>
          </table:table-cell>
          <table:table-cell office:value-type="float" office:value="24" calcext:value-type="float">
            <text:p>24</text:p>
          </table:table-cell>
          <table:table-cell office:value-type="float" office:value="124.221375" calcext:value-type="float">
            <text:p>124.221375</text:p>
          </table:table-cell>
          <table:table-cell office:value-type="float" office:value="24" calcext:value-type="float">
            <text:p>24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4" calcext:value-type="float">
            <text:p>24</text:p>
          </table:table-cell>
          <table:table-cell office:value-type="float" office:value="122.91084" calcext:value-type="float">
            <text:p>122.91084</text:p>
          </table:table-cell>
          <table:table-cell office:value-type="float" office:value="24" calcext:value-type="float">
            <text:p>24</text:p>
          </table:table-cell>
          <table:table-cell office:value-type="float" office:value="129.99112" calcext:value-type="float">
            <text:p>129.99112</text:p>
          </table:table-cell>
          <table:table-cell office:value-type="float" office:value="8.35" calcext:value-type="float">
            <text:p>8.35</text:p>
          </table:table-cell>
          <table:table-cell office:value-type="float" office:value="222.88809" calcext:value-type="float">
            <text:p>222.88809</text:p>
          </table:table-cell>
          <table:table-cell office:value-type="float" office:value="8.500148" calcext:value-type="float">
            <text:p>8.500148</text:p>
          </table:table-cell>
          <table:table-cell office:value-type="float" office:value="145.58559" calcext:value-type="float">
            <text:p>145.58559</text:p>
          </table:table-cell>
          <table:table-cell office:value-type="float" office:value="8.901708" calcext:value-type="float">
            <text:p>8.901708</text:p>
          </table:table-cell>
          <table:table-cell office:value-type="float" office:value="110.7775" calcext:value-type="float">
            <text:p>110.7775</text:p>
          </table:table-cell>
          <table:table-cell office:value-type="float" office:value="9.35" calcext:value-type="float">
            <text:p>9.35</text:p>
          </table:table-cell>
          <table:table-cell office:value-type="float" office:value="122.13998" calcext:value-type="float">
            <text:p>122.13998</text:p>
          </table:table-cell>
        </table:table-row>
        <table:table-row table:style-name="ro1">
          <table:table-cell office:value-type="float" office:value="11.851334" calcext:value-type="float">
            <text:p>11.851334</text:p>
          </table:table-cell>
          <table:table-cell office:value-type="float" office:value="141.5401" calcext:value-type="float">
            <text:p>141.5401</text:p>
          </table:table-cell>
          <table:table-cell office:value-type="float" office:value="13.445232" calcext:value-type="float">
            <text:p>13.445232</text:p>
          </table:table-cell>
          <table:table-cell office:value-type="float" office:value="161.92924" calcext:value-type="float">
            <text:p>161.92924</text:p>
          </table:table-cell>
          <table:table-cell office:value-type="float" office:value="12.908094" calcext:value-type="float">
            <text:p>12.908094</text:p>
          </table:table-cell>
          <table:table-cell office:value-type="float" office:value="106.22997" calcext:value-type="float">
            <text:p>106.22997</text:p>
          </table:table-cell>
          <table:table-cell office:value-type="float" office:value="23" calcext:value-type="float">
            <text:p>23</text:p>
          </table:table-cell>
          <table:table-cell office:value-type="float" office:value="53.038895" calcext:value-type="float">
            <text:p>53.038895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144.35796" calcext:value-type="float">
            <text:p>144.35796</text:p>
          </table:table-cell>
          <table:table-cell office:value-type="float" office:value="23" calcext:value-type="float">
            <text:p>23</text:p>
          </table:table-cell>
          <table:table-cell office:value-type="float" office:value="55.890034" calcext:value-type="float">
            <text:p>55.890034</text:p>
          </table:table-cell>
          <table:table-cell office:value-type="float" office:value="23.000322" calcext:value-type="float">
            <text:p>23.000322</text:p>
          </table:table-cell>
          <table:table-cell office:value-type="float" office:value="179.5401" calcext:value-type="float">
            <text:p>179.5401</text:p>
          </table:table-cell>
          <table:table-cell office:value-type="float" office:value="18.178965" calcext:value-type="float">
            <text:p>18.178965</text:p>
          </table:table-cell>
          <table:table-cell office:value-type="float" office:value="187.40263" calcext:value-type="float">
            <text:p>187.40263</text:p>
          </table:table-cell>
          <table:table-cell office:value-type="float" office:value="17.367613" calcext:value-type="float">
            <text:p>17.367613</text:p>
          </table:table-cell>
          <table:table-cell office:value-type="float" office:value="195.93344" calcext:value-type="float">
            <text:p>195.93344</text:p>
          </table:table-cell>
          <table:table-cell office:value-type="float" office:value="17.420404" calcext:value-type="float">
            <text:p>17.420404</text:p>
          </table:table-cell>
          <table:table-cell office:value-type="float" office:value="359.92" calcext:value-type="float">
            <text:p>359.92</text:p>
          </table:table-cell>
          <table:table-cell office:value-type="float" office:value="18.488522" calcext:value-type="float">
            <text:p>18.488522</text:p>
          </table:table-cell>
          <table:table-cell office:value-type="float" office:value="359.92004" calcext:value-type="float">
            <text:p>359.92004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368.83" calcext:value-type="float">
            <text:p>368.83</text:p>
          </table:table-cell>
          <table:table-cell office:value-type="float" office:value="19.06782" calcext:value-type="float">
            <text:p>19.06782</text:p>
          </table:table-cell>
          <table:table-cell office:value-type="float" office:value="89.85309" calcext:value-type="float">
            <text:p>89.85309</text:p>
          </table:table-cell>
          <table:table-cell office:value-type="float" office:value="19.612835" calcext:value-type="float">
            <text:p>19.612835</text:p>
          </table:table-cell>
          <table:table-cell office:value-type="float" office:value="74.90997" calcext:value-type="float">
            <text:p>74.90997</text:p>
          </table:table-cell>
          <table:table-cell office:value-type="float" office:value="20.331554" calcext:value-type="float">
            <text:p>20.331554</text:p>
          </table:table-cell>
          <table:table-cell office:value-type="float" office:value="324.0293" calcext:value-type="float">
            <text:p>324.0293</text:p>
          </table:table-cell>
          <table:table-cell office:value-type="float" office:value="7.8134418" calcext:value-type="float">
            <text:p>7.8134418</text:p>
          </table:table-cell>
          <table:table-cell office:value-type="float" office:value="155.0476" calcext:value-type="float">
            <text:p>155.0476</text:p>
          </table:table-cell>
          <table:table-cell office:value-type="float" office:value="8.44177" calcext:value-type="float">
            <text:p>8.44177</text:p>
          </table:table-cell>
          <table:table-cell office:value-type="float" office:value="136.73996" calcext:value-type="float">
            <text:p>136.73996</text:p>
          </table:table-cell>
          <table:table-cell office:value-type="float" office:value="9.065754" calcext:value-type="float">
            <text:p>9.065754</text:p>
          </table:table-cell>
          <table:table-cell office:value-type="float" office:value="140.05411" calcext:value-type="float">
            <text:p>140.05411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15.109955" calcext:value-type="float">
            <text:p>115.109955</text:p>
          </table:table-cell>
          <table:table-cell office:value-type="float" office:value="7.8750806" calcext:value-type="float">
            <text:p>7.8750806</text:p>
          </table:table-cell>
          <table:table-cell office:value-type="float" office:value="186.27444" calcext:value-type="float">
            <text:p>186.27444</text:p>
          </table:table-cell>
          <table:table-cell office:value-type="float" office:value="7.9766555" calcext:value-type="float">
            <text:p>7.9766555</text:p>
          </table:table-cell>
          <table:table-cell office:value-type="float" office:value="141.56995" calcext:value-type="float">
            <text:p>141.56995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8.940598" calcext:value-type="float">
            <text:p>8.940598</text:p>
          </table:table-cell>
          <table:table-cell office:value-type="float" office:value="120.88094" calcext:value-type="float">
            <text:p>120.88094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358.3" calcext:value-type="float">
            <text:p>358.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8.00336" calcext:value-type="float">
            <text:p>138.00336</text:p>
          </table:table-cell>
          <table:table-cell office:value-type="float" office:value="15.35" calcext:value-type="float">
            <text:p>15.35</text:p>
          </table:table-cell>
          <table:table-cell office:value-type="float" office:value="127.56421" calcext:value-type="float">
            <text:p>127.56421</text:p>
          </table:table-cell>
          <table:table-cell office:value-type="float" office:value="15.912269" calcext:value-type="float">
            <text:p>15.912269</text:p>
          </table:table-cell>
          <table:table-cell office:value-type="float" office:value="138.5502" calcext:value-type="float">
            <text:p>138.55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396325" calcext:value-type="float">
            <text:p>9.396325</text:p>
          </table:table-cell>
          <table:table-cell office:value-type="float" office:value="207.76811" calcext:value-type="float">
            <text:p>207.76811</text:p>
          </table:table-cell>
          <table:table-cell office:value-type="float" office:value="9.301575" calcext:value-type="float">
            <text:p>9.301575</text:p>
          </table:table-cell>
          <table:table-cell office:value-type="float" office:value="130.4656" calcext:value-type="float">
            <text:p>130.4656</text:p>
          </table:table-cell>
          <table:table-cell office:value-type="float" office:value="9.716713" calcext:value-type="float">
            <text:p>9.716713</text:p>
          </table:table-cell>
          <table:table-cell office:value-type="float" office:value="95.65748" calcext:value-type="float">
            <text:p>95.65748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2.265333" calcext:value-type="float">
            <text:p>12.265333</text:p>
          </table:table-cell>
          <table:table-cell office:value-type="float" office:value="153.96008" calcext:value-type="float">
            <text:p>153.96008</text:p>
          </table:table-cell>
          <table:table-cell office:value-type="float" office:value="13.44776" calcext:value-type="float">
            <text:p>13.44776</text:p>
          </table:table-cell>
          <table:table-cell office:value-type="float" office:value="161.92924" calcext:value-type="float">
            <text:p>161.92924</text:p>
          </table:table-cell>
          <table:table-cell office:value-type="float" office:value="13.217409" calcext:value-type="float">
            <text:p>13.217409</text:p>
          </table:table-cell>
          <table:table-cell office:value-type="float" office:value="388" calcext:value-type="float">
            <text:p>3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53.038895" calcext:value-type="float">
            <text:p>53.038895</text:p>
          </table:table-cell>
          <table:table-cell office:value-type="float" office:value="23.00096" calcext:value-type="float">
            <text:p>23.00096</text:p>
          </table:table-cell>
          <table:table-cell office:value-type="float" office:value="144.60815" calcext:value-type="float">
            <text:p>144.608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55.890034" calcext:value-type="float">
            <text:p>55.89003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79.5401" calcext:value-type="float">
            <text:p>179.5401</text:p>
          </table:table-cell>
          <table:table-cell office:value-type="float" office:value="18.204182" calcext:value-type="float">
            <text:p>18.204182</text:p>
          </table:table-cell>
          <table:table-cell office:value-type="float" office:value="210.37411" calcext:value-type="float">
            <text:p>210.37411</text:p>
          </table:table-cell>
          <table:table-cell office:value-type="float" office:value="17.490702" calcext:value-type="float">
            <text:p>17.490702</text:p>
          </table:table-cell>
          <table:table-cell office:value-type="float" office:value="195.93344" calcext:value-type="float">
            <text:p>195.93344</text:p>
          </table:table-cell>
          <table:table-cell office:value-type="float" office:value="17.43374" calcext:value-type="float">
            <text:p>17.43374</text:p>
          </table:table-cell>
          <table:table-cell office:value-type="float" office:value="360.32016" calcext:value-type="float">
            <text:p>360.32016</text:p>
          </table:table-cell>
          <table:table-cell office:value-type="float" office:value="18.694944" calcext:value-type="float">
            <text:p>18.694944</text:p>
          </table:table-cell>
          <table:table-cell office:value-type="float" office:value="366.11273" calcext:value-type="float">
            <text:p>366.11273</text:p>
          </table:table-cell>
          <table:table-cell office:value-type="float" office:value="20.125" calcext:value-type="float">
            <text:p>20.125</text:p>
          </table:table-cell>
          <table:table-cell office:value-type="float" office:value="368.83" calcext:value-type="float">
            <text:p>368.83</text:p>
          </table:table-cell>
          <table:table-cell office:value-type="float" office:value="20.332182" calcext:value-type="float">
            <text:p>20.332182</text:p>
          </table:table-cell>
          <table:table-cell office:value-type="float" office:value="127.784" calcext:value-type="float">
            <text:p>127.784</text:p>
          </table:table-cell>
          <table:table-cell office:value-type="float" office:value="19.956566" calcext:value-type="float">
            <text:p>19.956566</text:p>
          </table:table-cell>
          <table:table-cell office:value-type="float" office:value="85.22185" calcext:value-type="float">
            <text:p>85.22185</text:p>
          </table:table-cell>
          <table:table-cell office:value-type="float" office:value="20.40178" calcext:value-type="float">
            <text:p>20.40178</text:p>
          </table:table-cell>
          <table:table-cell office:value-type="float" office:value="388" calcext:value-type="float">
            <text:p>388</text:p>
          </table:table-cell>
          <table:table-cell office:value-type="float" office:value="8.072487" calcext:value-type="float">
            <text:p>8.072487</text:p>
          </table:table-cell>
          <table:table-cell office:value-type="float" office:value="155.0476" calcext:value-type="float">
            <text:p>155.0476</text:p>
          </table:table-cell>
          <table:table-cell office:value-type="float" office:value="8.666284" calcext:value-type="float">
            <text:p>8.666284</text:p>
          </table:table-cell>
          <table:table-cell office:value-type="float" office:value="143.47537" calcext:value-type="float">
            <text:p>143.47537</text:p>
          </table:table-cell>
          <table:table-cell office:value-type="float" office:value="9.165512" calcext:value-type="float">
            <text:p>9.165512</text:p>
          </table:table-cell>
          <table:table-cell office:value-type="float" office:value="140.05411" calcext:value-type="float">
            <text:p>140.05411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15.109955" calcext:value-type="float">
            <text:p>115.109955</text:p>
          </table:table-cell>
          <table:table-cell office:value-type="float" office:value="7.9591393" calcext:value-type="float">
            <text:p>7.9591393</text:p>
          </table:table-cell>
          <table:table-cell office:value-type="float" office:value="262.84778" calcext:value-type="float">
            <text:p>262.84778</text:p>
          </table:table-cell>
          <table:table-cell office:value-type="float" office:value="8.282171" calcext:value-type="float">
            <text:p>8.282171</text:p>
          </table:table-cell>
          <table:table-cell office:value-type="float" office:value="141.56995" calcext:value-type="float">
            <text:p>141.56995</text:p>
          </table:table-cell>
          <table:table-cell office:value-type="float" office:value="8.65" calcext:value-type="float">
            <text:p>8.65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8.954046" calcext:value-type="float">
            <text:p>8.954046</text:p>
          </table:table-cell>
          <table:table-cell office:value-type="float" office:value="133.13205" calcext:value-type="float">
            <text:p>133.13205</text:p>
          </table:table-cell>
          <table:table-cell office:value-type="float" office:value="17.25" calcext:value-type="float">
            <text:p>17.25</text:p>
          </table:table-cell>
          <table:table-cell office:value-type="float" office:value="358.3" calcext:value-type="float">
            <text:p>358.3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38.00336" calcext:value-type="float">
            <text:p>138.00336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7.56421" calcext:value-type="float">
            <text:p>127.56421</text:p>
          </table:table-cell>
          <table:table-cell office:value-type="float" office:value="17.246082" calcext:value-type="float">
            <text:p>17.246082</text:p>
          </table:table-cell>
          <table:table-cell office:value-type="float" office:value="138.5502" calcext:value-type="float">
            <text:p>138.55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70561" calcext:value-type="float">
            <text:p>9.470561</text:p>
          </table:table-cell>
          <table:table-cell office:value-type="float" office:value="207.76811" calcext:value-type="float">
            <text:p>207.76811</text:p>
          </table:table-cell>
          <table:table-cell office:value-type="float" office:value="9.408503" calcext:value-type="float">
            <text:p>9.408503</text:p>
          </table:table-cell>
          <table:table-cell office:value-type="float" office:value="130.4656" calcext:value-type="float">
            <text:p>130.4656</text:p>
          </table:table-cell>
          <table:table-cell office:value-type="float" office:value="10.033287" calcext:value-type="float">
            <text:p>10.033287</text:p>
          </table:table-cell>
          <table:table-cell office:value-type="float" office:value="384.04092" calcext:value-type="float">
            <text:p>384.04092</text:p>
          </table:table-cell>
          <table:table-cell office:value-type="float" office:value="10.6" calcext:value-type="float">
            <text:p>10.6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40.19008" calcext:value-type="float">
            <text:p>140.19008</text:p>
          </table:table-cell>
          <table:table-cell office:value-type="float" office:value="13.995286" calcext:value-type="float">
            <text:p>13.995286</text:p>
          </table:table-cell>
          <table:table-cell office:value-type="float" office:value="148.15924" calcext:value-type="float">
            <text:p>148.15924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374.23" calcext:value-type="float">
            <text:p>374.2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0.90889" calcext:value-type="float">
            <text:p>20.90889</text:p>
          </table:table-cell>
          <table:table-cell office:value-type="float" office:value="23.992264" calcext:value-type="float">
            <text:p>23.992264</text:p>
          </table:table-cell>
          <table:table-cell office:value-type="float" office:value="112.47815" calcext:value-type="float">
            <text:p>112.4781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3.760029" calcext:value-type="float">
            <text:p>23.7600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7.4101" calcext:value-type="float">
            <text:p>147.4101</text:p>
          </table:table-cell>
          <table:table-cell office:value-type="float" office:value="19.435942" calcext:value-type="float">
            <text:p>19.435942</text:p>
          </table:table-cell>
          <table:table-cell office:value-type="float" office:value="196.60408" calcext:value-type="float">
            <text:p>196.60408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16347" calcext:value-type="float">
            <text:p>182.16347</text:p>
          </table:table-cell>
          <table:table-cell office:value-type="float" office:value="21.264433" calcext:value-type="float">
            <text:p>21.264433</text:p>
          </table:table-cell>
          <table:table-cell office:value-type="float" office:value="346.55017" calcext:value-type="float">
            <text:p>346.55017</text:p>
          </table:table-cell>
          <table:table-cell office:value-type="float" office:value="20.155712" calcext:value-type="float">
            <text:p>20.155712</text:p>
          </table:table-cell>
          <table:table-cell office:value-type="float" office:value="352.34268" calcext:value-type="float">
            <text:p>352.34268</text:p>
          </table:table-cell>
          <table:table-cell office:value-type="float" office:value="22.98703" calcext:value-type="float">
            <text:p>22.98703</text:p>
          </table:table-cell>
          <table:table-cell office:value-type="float" office:value="349.38998" calcext:value-type="float">
            <text:p>349.38998</text:p>
          </table:table-cell>
          <table:table-cell office:value-type="float" office:value="22.915482" calcext:value-type="float">
            <text:p>22.915482</text:p>
          </table:table-cell>
          <table:table-cell office:value-type="float" office:value="108.34405" calcext:value-type="float">
            <text:p>108.34405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65.78183" calcext:value-type="float">
            <text:p>65.78183</text:p>
          </table:table-cell>
          <table:table-cell office:value-type="float" office:value="21.932442" calcext:value-type="float">
            <text:p>21.932442</text:p>
          </table:table-cell>
          <table:table-cell office:value-type="float" office:value="368.56" calcext:value-type="float">
            <text:p>368.56</text:p>
          </table:table-cell>
          <table:table-cell office:value-type="float" office:value="9" calcext:value-type="float">
            <text:p>9</text:p>
          </table:table-cell>
          <table:table-cell office:value-type="float" office:value="139.3876" calcext:value-type="float">
            <text:p>139.3876</text:p>
          </table:table-cell>
          <table:table-cell office:value-type="float" office:value="9.367804" calcext:value-type="float">
            <text:p>9.367804</text:p>
          </table:table-cell>
          <table:table-cell office:value-type="float" office:value="127.81539" calcext:value-type="float">
            <text:p>127.81539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24.3941" calcext:value-type="float">
            <text:p>124.3941</text:p>
          </table:table-cell>
          <table:table-cell office:value-type="float" office:value="10.292" calcext:value-type="float">
            <text:p>10.292</text:p>
          </table:table-cell>
          <table:table-cell office:value-type="float" office:value="99.44994" calcext:value-type="float">
            <text:p>99.44994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246.64777" calcext:value-type="float">
            <text:p>246.64777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6995" calcext:value-type="float">
            <text:p>125.36995</text:p>
          </table:table-cell>
          <table:table-cell office:value-type="float" office:value="9.48065" calcext:value-type="float">
            <text:p>9.48065</text:p>
          </table:table-cell>
          <table:table-cell office:value-type="float" office:value="344.23" calcext:value-type="float">
            <text:p>344.23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6.93205" calcext:value-type="float">
            <text:p>116.93205</text:p>
          </table:table-cell>
          <table:table-cell office:value-type="float" office:value="18.421484" calcext:value-type="float">
            <text:p>18.421484</text:p>
          </table:table-cell>
          <table:table-cell office:value-type="float" office:value="342.09998" calcext:value-type="float">
            <text:p>342.09998</text:p>
          </table:table-cell>
          <table:table-cell office:value-type="float" office:value="19.919413" calcext:value-type="float">
            <text:p>19.919413</text:p>
          </table:table-cell>
          <table:table-cell office:value-type="float" office:value="121.80336" calcext:value-type="float">
            <text:p>121.80336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11.36421" calcext:value-type="float">
            <text:p>111.36421</text:p>
          </table:table-cell>
          <table:table-cell office:value-type="float" office:value="18.75" calcext:value-type="float">
            <text:p>18.75</text:p>
          </table:table-cell>
          <table:table-cell office:value-type="float" office:value="122.350204" calcext:value-type="float">
            <text:p>122.3502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72699" calcext:value-type="float">
            <text:p>10.272699</text:p>
          </table:table-cell>
          <table:table-cell office:value-type="float" office:value="193.99814" calcext:value-type="float">
            <text:p>193.99814</text:p>
          </table:table-cell>
          <table:table-cell office:value-type="float" office:value="10.841875" calcext:value-type="float">
            <text:p>10.841875</text:p>
          </table:table-cell>
          <table:table-cell office:value-type="float" office:value="116.6956" calcext:value-type="float">
            <text:p>116.6956</text:p>
          </table:table-cell>
          <table:table-cell office:value-type="float" office:value="11.106492" calcext:value-type="float">
            <text:p>11.106492</text:p>
          </table:table-cell>
          <table:table-cell office:value-type="float" office:value="370.2709" calcext:value-type="float">
            <text:p>370.2709</text:p>
          </table:table-cell>
          <table:table-cell office:value-type="float" office:value="11.218116" calcext:value-type="float">
            <text:p>11.218116</text:p>
          </table:table-cell>
          <table:table-cell office:value-type="float" office:value="93.250015" calcext:value-type="float">
            <text:p>93.25001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40.19008" calcext:value-type="float">
            <text:p>140.19008</text:p>
          </table:table-cell>
          <table:table-cell office:value-type="float" office:value="14.685137" calcext:value-type="float">
            <text:p>14.685137</text:p>
          </table:table-cell>
          <table:table-cell office:value-type="float" office:value="168.85477" calcext:value-type="float">
            <text:p>168.85477</text:p>
          </table:table-cell>
          <table:table-cell office:value-type="float" office:value="16.75" calcext:value-type="float">
            <text:p>16.75</text:p>
          </table:table-cell>
          <table:table-cell office:value-type="float" office:value="374.23" calcext:value-type="float">
            <text:p>374.23</text:p>
          </table:table-cell>
          <table:table-cell office:value-type="float" office:value="24" calcext:value-type="float">
            <text:p>24</text:p>
          </table:table-cell>
          <table:table-cell office:value-type="float" office:value="20.90889" calcext:value-type="float">
            <text:p>20.90889</text:p>
          </table:table-cell>
          <table:table-cell office:value-type="float" office:value="23.993979" calcext:value-type="float">
            <text:p>23.993979</text:p>
          </table:table-cell>
          <table:table-cell office:value-type="float" office:value="114.04016" calcext:value-type="float">
            <text:p>114.04016</text:p>
          </table:table-cell>
          <table:table-cell office:value-type="float" office:value="24" calcext:value-type="float">
            <text:p>24</text:p>
          </table:table-cell>
          <table:table-cell office:value-type="float" office:value="23.760029" calcext:value-type="float">
            <text:p>23.760029</text:p>
          </table:table-cell>
          <table:table-cell office:value-type="float" office:value="24" calcext:value-type="float">
            <text:p>24</text:p>
          </table:table-cell>
          <table:table-cell office:value-type="float" office:value="147.4101" calcext:value-type="float">
            <text:p>147.4101</text:p>
          </table:table-cell>
          <table:table-cell office:value-type="float" office:value="19.646046" calcext:value-type="float">
            <text:p>19.646046</text:p>
          </table:table-cell>
          <table:table-cell office:value-type="float" office:value="388" calcext:value-type="float">
            <text:p>388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16347" calcext:value-type="float">
            <text:p>182.16347</text:p>
          </table:table-cell>
          <table:table-cell office:value-type="float" office:value="21.311996" calcext:value-type="float">
            <text:p>21.311996</text:p>
          </table:table-cell>
          <table:table-cell office:value-type="float" office:value="347.97708" calcext:value-type="float">
            <text:p>347.97708</text:p>
          </table:table-cell>
          <table:table-cell office:value-type="float" office:value="21.344288" calcext:value-type="float">
            <text:p>21.344288</text:p>
          </table:table-cell>
          <table:table-cell office:value-type="float" office:value="388" calcext:value-type="float">
            <text:p>388</text:p>
          </table:table-cell>
          <table:table-cell office:value-type="float" office:value="22.999998" calcext:value-type="float">
            <text:p>22.999998</text:p>
          </table:table-cell>
          <table:table-cell office:value-type="float" office:value="349.77902" calcext:value-type="float">
            <text:p>349.77902</text:p>
          </table:table-cell>
          <table:table-cell office:value-type="float" office:value="22.936823" calcext:value-type="float">
            <text:p>22.936823</text:p>
          </table:table-cell>
          <table:table-cell office:value-type="float" office:value="127.78399" calcext:value-type="float">
            <text:p>127.78399</text:p>
          </table:table-cell>
          <table:table-cell office:value-type="float" office:value="23" calcext:value-type="float">
            <text:p>23</text:p>
          </table:table-cell>
          <table:table-cell office:value-type="float" office:value="65.78183" calcext:value-type="float">
            <text:p>65.78183</text:p>
          </table:table-cell>
          <table:table-cell office:value-type="float" office:value="21.953785" calcext:value-type="float">
            <text:p>21.953785</text:p>
          </table:table-cell>
          <table:table-cell office:value-type="float" office:value="388" calcext:value-type="float">
            <text:p>388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9.3876" calcext:value-type="float">
            <text:p>139.3876</text:p>
          </table:table-cell>
          <table:table-cell office:value-type="float" office:value="9.601105" calcext:value-type="float">
            <text:p>9.601105</text:p>
          </table:table-cell>
          <table:table-cell office:value-type="float" office:value="340.3411" calcext:value-type="float">
            <text:p>340.3411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24.3941" calcext:value-type="float">
            <text:p>124.3941</text:p>
          </table:table-cell>
          <table:table-cell office:value-type="float" office:value="10.596532" calcext:value-type="float">
            <text:p>10.596532</text:p>
          </table:table-cell>
          <table:table-cell office:value-type="float" office:value="99.44994" calcext:value-type="float">
            <text:p>99.44994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246.64777" calcext:value-type="float">
            <text:p>246.64777</text:p>
          </table:table-cell>
          <table:table-cell office:value-type="float" office:value="9.55" calcext:value-type="float">
            <text:p>9.55</text:p>
          </table:table-cell>
          <table:table-cell office:value-type="float" office:value="125.36995" calcext:value-type="float">
            <text:p>125.36995</text:p>
          </table:table-cell>
          <table:table-cell office:value-type="float" office:value="9.498433" calcext:value-type="float">
            <text:p>9.498433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10.216666" calcext:value-type="float">
            <text:p>10.216666</text:p>
          </table:table-cell>
          <table:table-cell office:value-type="float" office:value="116.93205" calcext:value-type="float">
            <text:p>116.93205</text:p>
          </table:table-cell>
          <table:table-cell office:value-type="float" office:value="19.022604" calcext:value-type="float">
            <text:p>19.022604</text:p>
          </table:table-cell>
          <table:table-cell office:value-type="float" office:value="342.09998" calcext:value-type="float">
            <text:p>342.09998</text:p>
          </table:table-cell>
          <table:table-cell office:value-type="float" office:value="19.937689" calcext:value-type="float">
            <text:p>19.937689</text:p>
          </table:table-cell>
          <table:table-cell office:value-type="float" office:value="121.80336" calcext:value-type="float">
            <text:p>121.80336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11.36421" calcext:value-type="float">
            <text:p>111.36421</text:p>
          </table:table-cell>
          <table:table-cell office:value-type="float" office:value="20.75" calcext:value-type="float">
            <text:p>20.75</text:p>
          </table:table-cell>
          <table:table-cell office:value-type="float" office:value="122.350204" calcext:value-type="float">
            <text:p>122.3502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85634" calcext:value-type="float">
            <text:p>10.485634</text:p>
          </table:table-cell>
          <table:table-cell office:value-type="float" office:value="387.97" calcext:value-type="float">
            <text:p>387.97</text:p>
          </table:table-cell>
          <table:table-cell office:value-type="float" office:value="10.949862" calcext:value-type="float">
            <text:p>10.949862</text:p>
          </table:table-cell>
          <table:table-cell office:value-type="float" office:value="119.935196" calcext:value-type="float">
            <text:p>119.935196</text:p>
          </table:table-cell>
          <table:table-cell office:value-type="float" office:value="11.125921" calcext:value-type="float">
            <text:p>11.125921</text:p>
          </table:table-cell>
          <table:table-cell office:value-type="float" office:value="387.97" calcext:value-type="float">
            <text:p>387.97</text:p>
          </table:table-cell>
          <table:table-cell office:value-type="float" office:value="11.540217" calcext:value-type="float">
            <text:p>11.540217</text:p>
          </table:table-cell>
          <table:table-cell office:value-type="float" office:value="386.67065" calcext:value-type="float">
            <text:p>386.67065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6.420105" calcext:value-type="float">
            <text:p>126.420105</text:p>
          </table:table-cell>
          <table:table-cell office:value-type="float" office:value="18.046204" calcext:value-type="float">
            <text:p>18.046204</text:p>
          </table:table-cell>
          <table:table-cell office:value-type="float" office:value="155.08473" calcext:value-type="float">
            <text:p>155.08473</text:p>
          </table:table-cell>
          <table:table-cell office:value-type="float" office:value="17.582794" calcext:value-type="float">
            <text:p>17.582794</text:p>
          </table:table-cell>
          <table:table-cell office:value-type="float" office:value="360.46002" calcext:value-type="float">
            <text:p>360.46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4507" calcext:value-type="float">
            <text:p>21.24507</text:p>
          </table:table-cell>
          <table:table-cell office:value-type="float" office:value="379.63" calcext:value-type="float">
            <text:p>379.63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3.79347" calcext:value-type="float">
            <text:p>173.7934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339.6071" calcext:value-type="float">
            <text:p>339.6071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379.63" calcext:value-type="float">
            <text:p>379.63</text:p>
          </table:table-cell>
          <table:table-cell office:value-type="float" office:value="23.991756" calcext:value-type="float">
            <text:p>23.991756</text:p>
          </table:table-cell>
          <table:table-cell office:value-type="float" office:value="317.64902" calcext:value-type="float">
            <text:p>317.64902</text:p>
          </table:table-cell>
          <table:table-cell office:value-type="float" office:value="23.993093" calcext:value-type="float">
            <text:p>23.993093</text:p>
          </table:table-cell>
          <table:table-cell office:value-type="float" office:value="95.653984" calcext:value-type="float">
            <text:p>95.6539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.651825" calcext:value-type="float">
            <text:p>33.6518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55.87" calcext:value-type="float">
            <text:p>355.87</text:p>
          </table:table-cell>
          <table:table-cell office:value-type="float" office:value="11.482822" calcext:value-type="float">
            <text:p>11.482822</text:p>
          </table:table-cell>
          <table:table-cell office:value-type="float" office:value="123.457596" calcext:value-type="float">
            <text:p>123.457596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324.41113" calcext:value-type="float">
            <text:p>324.41113</text:p>
          </table:table-cell>
          <table:table-cell office:value-type="float" office:value="17.3079" calcext:value-type="float">
            <text:p>17.3079</text:p>
          </table:table-cell>
          <table:table-cell office:value-type="float" office:value="108.46409" calcext:value-type="float">
            <text:p>108.46409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83.519936" calcext:value-type="float">
            <text:p>83.519936</text:p>
          </table:table-cell>
          <table:table-cell office:value-type="float" office:value="10.358325" calcext:value-type="float">
            <text:p>10.358325</text:p>
          </table:table-cell>
          <table:table-cell office:value-type="float" office:value="230.17773" calcext:value-type="float">
            <text:p>230.17773</text:p>
          </table:table-cell>
          <table:table-cell office:value-type="float" office:value="10.250975" calcext:value-type="float">
            <text:p>10.250975</text:p>
          </table:table-cell>
          <table:table-cell office:value-type="float" office:value="108.89995" calcext:value-type="float">
            <text:p>108.8999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3.96002" calcext:value-type="float">
            <text:p>343.96002</text:p>
          </table:table-cell>
          <table:table-cell office:value-type="float" office:value="10.972593" calcext:value-type="float">
            <text:p>10.972593</text:p>
          </table:table-cell>
          <table:table-cell office:value-type="float" office:value="100.46202" calcext:value-type="float">
            <text:p>100.46202</text:p>
          </table:table-cell>
          <table:table-cell office:value-type="float" office:value="20.650696" calcext:value-type="float">
            <text:p>20.650696</text:p>
          </table:table-cell>
          <table:table-cell office:value-type="float" office:value="327.78995" calcext:value-type="float">
            <text:p>327.78995</text:p>
          </table:table-cell>
          <table:table-cell office:value-type="float" office:value="21.131977" calcext:value-type="float">
            <text:p>21.131977</text:p>
          </table:table-cell>
          <table:table-cell office:value-type="float" office:value="107.49339" calcext:value-type="float">
            <text:p>107.49339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08.04018" calcext:value-type="float">
            <text:p>108.0401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3431" calcext:value-type="float">
            <text:p>11.333431</text:p>
          </table:table-cell>
          <table:table-cell office:value-type="float" office:value="369.88" calcext:value-type="float">
            <text:p>369.88</text:p>
          </table:table-cell>
          <table:table-cell office:value-type="float" office:value="11.625" calcext:value-type="float">
            <text:p>11.625</text:p>
          </table:table-cell>
          <table:table-cell office:value-type="float" office:value="101.84519" calcext:value-type="float">
            <text:p>101.84519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368.58066" calcext:value-type="float">
            <text:p>368.58066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6.420105" calcext:value-type="float">
            <text:p>126.420105</text:p>
          </table:table-cell>
          <table:table-cell office:value-type="float" office:value="18.25518" calcext:value-type="float">
            <text:p>18.25518</text:p>
          </table:table-cell>
          <table:table-cell office:value-type="float" office:value="345.4497" calcext:value-type="float">
            <text:p>345.4497</text:p>
          </table:table-cell>
          <table:table-cell office:value-type="float" office:value="17.844725" calcext:value-type="float">
            <text:p>17.844725</text:p>
          </table:table-cell>
          <table:table-cell office:value-type="float" office:value="368.31793" calcext:value-type="float">
            <text:p>368.317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52367" calcext:value-type="float">
            <text:p>21.252367</text:p>
          </table:table-cell>
          <table:table-cell office:value-type="float" office:value="386.27768" calcext:value-type="float">
            <text:p>386.27768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82.54346" calcext:value-type="float">
            <text:p>182.54346</text:p>
          </table:table-cell>
          <table:table-cell office:value-type="float" office:value="22" calcext:value-type="float">
            <text:p>22</text:p>
          </table:table-cell>
          <table:table-cell office:value-type="float" office:value="339.6071" calcext:value-type="float">
            <text:p>339.6071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379.63" calcext:value-type="float">
            <text:p>379.63</text:p>
          </table:table-cell>
          <table:table-cell office:value-type="float" office:value="23.993456" calcext:value-type="float">
            <text:p>23.993456</text:p>
          </table:table-cell>
          <table:table-cell office:value-type="float" office:value="317.7" calcext:value-type="float">
            <text:p>317.7</text:p>
          </table:table-cell>
          <table:table-cell office:value-type="float" office:value="23.993685" calcext:value-type="float">
            <text:p>23.993685</text:p>
          </table:table-cell>
          <table:table-cell office:value-type="float" office:value="95.67172" calcext:value-type="float">
            <text:p>95.67172</text:p>
          </table:table-cell>
          <table:table-cell office:value-type="float" office:value="24" calcext:value-type="float">
            <text:p>24</text:p>
          </table:table-cell>
          <table:table-cell office:value-type="float" office:value="33.651825" calcext:value-type="float">
            <text:p>33.651825</text:p>
          </table:table-cell>
          <table:table-cell office:value-type="float" office:value="24" calcext:value-type="float">
            <text:p>24</text:p>
          </table:table-cell>
          <table:table-cell office:value-type="float" office:value="356.12" calcext:value-type="float">
            <text:p>356.12</text:p>
          </table:table-cell>
          <table:table-cell office:value-type="float" office:value="16.814608" calcext:value-type="float">
            <text:p>16.814608</text:p>
          </table:table-cell>
          <table:table-cell office:value-type="float" office:value="123.457596" calcext:value-type="float">
            <text:p>123.457596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324.41113" calcext:value-type="float">
            <text:p>324.41113</text:p>
          </table:table-cell>
          <table:table-cell office:value-type="float" office:value="17.317017" calcext:value-type="float">
            <text:p>17.317017</text:p>
          </table:table-cell>
          <table:table-cell office:value-type="float" office:value="116.76933" calcext:value-type="float">
            <text:p>116.76933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83.519936" calcext:value-type="float">
            <text:p>83.519936</text:p>
          </table:table-cell>
          <table:table-cell office:value-type="float" office:value="10.381058" calcext:value-type="float">
            <text:p>10.381058</text:p>
          </table:table-cell>
          <table:table-cell office:value-type="float" office:value="230.17773" calcext:value-type="float">
            <text:p>230.17773</text:p>
          </table:table-cell>
          <table:table-cell office:value-type="float" office:value="10.557359" calcext:value-type="float">
            <text:p>10.557359</text:p>
          </table:table-cell>
          <table:table-cell office:value-type="float" office:value="388" calcext:value-type="float">
            <text:p>388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3.96002" calcext:value-type="float">
            <text:p>343.96002</text:p>
          </table:table-cell>
          <table:table-cell office:value-type="float" office:value="11.280581" calcext:value-type="float">
            <text:p>11.280581</text:p>
          </table:table-cell>
          <table:table-cell office:value-type="float" office:value="381.02386" calcext:value-type="float">
            <text:p>381.02386</text:p>
          </table:table-cell>
          <table:table-cell office:value-type="float" office:value="20.699305" calcext:value-type="float">
            <text:p>20.699305</text:p>
          </table:table-cell>
          <table:table-cell office:value-type="float" office:value="372.07" calcext:value-type="float">
            <text:p>372.07</text:p>
          </table:table-cell>
          <table:table-cell office:value-type="float" office:value="21.485535" calcext:value-type="float">
            <text:p>21.485535</text:p>
          </table:table-cell>
          <table:table-cell office:value-type="float" office:value="118.10012" calcext:value-type="float">
            <text:p>118.10012</text:p>
          </table:table-cell>
          <table:table-cell office:value-type="float" office:value="21.825" calcext:value-type="float">
            <text:p>21.825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08.04018" calcext:value-type="float">
            <text:p>108.0401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74605" calcext:value-type="float">
            <text:p>11.3374605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101.84519" calcext:value-type="float">
            <text:p>101.84519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9" calcext:value-type="float">
            <text:p>12.9</text:p>
          </table:table-cell>
          <table:table-cell office:value-type="float" office:value="368.58066" calcext:value-type="float">
            <text:p>368.58066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15.35009" calcext:value-type="float">
            <text:p>115.35009</text:p>
          </table:table-cell>
          <table:table-cell office:value-type="float" office:value="19.35" calcext:value-type="float">
            <text:p>19.35</text:p>
          </table:table-cell>
          <table:table-cell office:value-type="float" office:value="334.3797" calcext:value-type="float">
            <text:p>334.3797</text:p>
          </table:table-cell>
          <table:table-cell office:value-type="float" office:value="20.261639" calcext:value-type="float">
            <text:p>20.261639</text:p>
          </table:table-cell>
          <table:table-cell office:value-type="float" office:value="357.248" calcext:value-type="float">
            <text:p>357.2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32.2777" calcext:value-type="float">
            <text:p>332.2777</text:p>
          </table:table-cell>
          <table:table-cell office:value-type="float" office:value="23.00053" calcext:value-type="float">
            <text:p>23.00053</text:p>
          </table:table-cell>
          <table:table-cell office:value-type="float" office:value="139.34343" calcext:value-type="float">
            <text:p>139.34343</text:p>
          </table:table-cell>
          <table:table-cell office:value-type="float" office:value="23.0006" calcext:value-type="float">
            <text:p>23.0006</text:p>
          </table:table-cell>
          <table:table-cell office:value-type="float" office:value="307.2071" calcext:value-type="float">
            <text:p>307.2071</text:p>
          </table:table-cell>
          <table:table-cell office:value-type="float" office:value="23" calcext:value-type="float">
            <text:p>23</text:p>
          </table:table-cell>
          <table:table-cell office:value-type="float" office:value="358.03003" calcext:value-type="float">
            <text:p>358.0300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25419" calcext:value-type="float">
            <text:p>18.25419</text:p>
          </table:table-cell>
          <table:table-cell office:value-type="float" office:value="107.52759" calcext:value-type="float">
            <text:p>107.52759</text:p>
          </table:table-cell>
          <table:table-cell office:value-type="float" office:value="18.528492" calcext:value-type="float">
            <text:p>18.528492</text:p>
          </table:table-cell>
          <table:table-cell office:value-type="float" office:value="308.48114" calcext:value-type="float">
            <text:p>308.48114</text:p>
          </table:table-cell>
          <table:table-cell office:value-type="float" office:value="18.816256" calcext:value-type="float">
            <text:p>18.816256</text:p>
          </table:table-cell>
          <table:table-cell office:value-type="float" office:value="100.839325" calcext:value-type="float">
            <text:p>100.839325</text:p>
          </table:table-cell>
          <table:table-cell office:value-type="float" office:value="19.42336" calcext:value-type="float">
            <text:p>19.42336</text:p>
          </table:table-cell>
          <table:table-cell office:value-type="float" office:value="67.58993" calcext:value-type="float">
            <text:p>67.58993</text:p>
          </table:table-cell>
          <table:table-cell office:value-type="float" office:value="17.691074" calcext:value-type="float">
            <text:p>17.691074</text:p>
          </table:table-cell>
          <table:table-cell office:value-type="float" office:value="7.1577606" calcext:value-type="float">
            <text:p>7.1577606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98" calcext:value-type="float">
            <text:p>164.98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20.93999" calcext:value-type="float">
            <text:p>120.93999</text:p>
          </table:table-cell>
          <table:table-cell office:value-type="float" office:value="18.66511" calcext:value-type="float">
            <text:p>18.66511</text:p>
          </table:table-cell>
          <table:table-cell office:value-type="float" office:value="158.00389" calcext:value-type="float">
            <text:p>158.00389</text:p>
          </table:table-cell>
          <table:table-cell office:value-type="float" office:value="22.899778" calcext:value-type="float">
            <text:p>22.899778</text:p>
          </table:table-cell>
          <table:table-cell office:value-type="float" office:value="322.38995" calcext:value-type="float">
            <text:p>322.38995</text:p>
          </table:table-cell>
          <table:table-cell office:value-type="float" office:value="23" calcext:value-type="float">
            <text:p>23</text:p>
          </table:table-cell>
          <table:table-cell office:value-type="float" office:value="69.23012" calcext:value-type="float">
            <text:p>69.23012</text:p>
          </table:table-cell>
          <table:table-cell office:value-type="float" office:value="23.000319" calcext:value-type="float">
            <text:p>23.000319</text:p>
          </table:table-cell>
          <table:table-cell office:value-type="float" office:value="58.984207" calcext:value-type="float">
            <text:p>58.984207</text:p>
          </table:table-cell>
          <table:table-cell office:value-type="float" office:value="23.000362" calcext:value-type="float">
            <text:p>23.000362</text:p>
          </table:table-cell>
          <table:table-cell office:value-type="float" office:value="80.77016" calcext:value-type="float">
            <text:p>80.770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681277" calcext:value-type="float">
            <text:p>12.681277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2.913878" calcext:value-type="float">
            <text:p>12.913878</text:p>
          </table:table-cell>
          <table:table-cell office:value-type="float" office:value="82.135216" calcext:value-type="float">
            <text:p>82.135216</text:p>
          </table:table-cell>
          <table:table-cell office:value-type="float" office:value="13.487585" calcext:value-type="float">
            <text:p>13.487585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48.87064" calcext:value-type="float">
            <text:p>348.8706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15.35009" calcext:value-type="float">
            <text:p>115.35009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334.3797" calcext:value-type="float">
            <text:p>334.3797</text:p>
          </table:table-cell>
          <table:table-cell office:value-type="float" office:value="20.615643" calcext:value-type="float">
            <text:p>20.615643</text:p>
          </table:table-cell>
          <table:table-cell office:value-type="float" office:value="357.248" calcext:value-type="float">
            <text:p>357.2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2.2777" calcext:value-type="float">
            <text:p>332.2777</text:p>
          </table:table-cell>
          <table:table-cell office:value-type="float" office:value="23.000967" calcext:value-type="float">
            <text:p>23.000967</text:p>
          </table:table-cell>
          <table:table-cell office:value-type="float" office:value="139.35654" calcext:value-type="float">
            <text:p>139.35654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307.2071" calcext:value-type="float">
            <text:p>307.2071</text:p>
          </table:table-cell>
          <table:table-cell office:value-type="float" office:value="23.001" calcext:value-type="float">
            <text:p>23.001</text:p>
          </table:table-cell>
          <table:table-cell office:value-type="float" office:value="358.03003" calcext:value-type="float">
            <text:p>358.0300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65644" calcext:value-type="float">
            <text:p>18.365644</text:p>
          </table:table-cell>
          <table:table-cell office:value-type="float" office:value="110.87121" calcext:value-type="float">
            <text:p>110.87121</text:p>
          </table:table-cell>
          <table:table-cell office:value-type="float" office:value="18.57975" calcext:value-type="float">
            <text:p>18.57975</text:p>
          </table:table-cell>
          <table:table-cell office:value-type="float" office:value="308.48114" calcext:value-type="float">
            <text:p>308.48114</text:p>
          </table:table-cell>
          <table:table-cell office:value-type="float" office:value="18.833744" calcext:value-type="float">
            <text:p>18.833744</text:p>
          </table:table-cell>
          <table:table-cell office:value-type="float" office:value="116.76932" calcext:value-type="float">
            <text:p>116.76932</text:p>
          </table:table-cell>
          <table:table-cell office:value-type="float" office:value="19.42573" calcext:value-type="float">
            <text:p>19.42573</text:p>
          </table:table-cell>
          <table:table-cell office:value-type="float" office:value="67.660995" calcext:value-type="float">
            <text:p>67.660995</text:p>
          </table:table-cell>
          <table:table-cell office:value-type="float" office:value="17.841248" calcext:value-type="float">
            <text:p>17.841248</text:p>
          </table:table-cell>
          <table:table-cell office:value-type="float" office:value="143.95802" calcext:value-type="float">
            <text:p>143.9580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20.93999" calcext:value-type="float">
            <text:p>120.93999</text:p>
          </table:table-cell>
          <table:table-cell office:value-type="float" office:value="19.099215" calcext:value-type="float">
            <text:p>19.099215</text:p>
          </table:table-cell>
          <table:table-cell office:value-type="float" office:value="158.00389" calcext:value-type="float">
            <text:p>158.00389</text:p>
          </table:table-cell>
          <table:table-cell office:value-type="float" office:value="22.960999" calcext:value-type="float">
            <text:p>22.960999</text:p>
          </table:table-cell>
          <table:table-cell office:value-type="float" office:value="322.38995" calcext:value-type="float">
            <text:p>322.389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69.2601" calcext:value-type="float">
            <text:p>69.2601</text:p>
          </table:table-cell>
          <table:table-cell office:value-type="float" office:value="23.000765" calcext:value-type="float">
            <text:p>23.000765</text:p>
          </table:table-cell>
          <table:table-cell office:value-type="float" office:value="58.997597" calcext:value-type="float">
            <text:p>58.997597</text:p>
          </table:table-cell>
          <table:table-cell office:value-type="float" office:value="23.000723" calcext:value-type="float">
            <text:p>23.000723</text:p>
          </table:table-cell>
          <table:table-cell office:value-type="float" office:value="80.780975" calcext:value-type="float">
            <text:p>80.7809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15478" calcext:value-type="float">
            <text:p>13.015478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3.0285845" calcext:value-type="float">
            <text:p>13.0285845</text:p>
          </table:table-cell>
          <table:table-cell office:value-type="float" office:value="82.135216" calcext:value-type="float">
            <text:p>82.135216</text:p>
          </table:table-cell>
          <table:table-cell office:value-type="float" office:value="13.529081" calcext:value-type="float">
            <text:p>13.529081</text:p>
          </table:table-cell>
          <table:table-cell office:value-type="float" office:value="387.97" calcext:value-type="float">
            <text:p>387.97</text:p>
          </table:table-cell>
          <table:table-cell office:value-type="float" office:value="14.175" calcext:value-type="float">
            <text:p>14.175</text:p>
          </table:table-cell>
          <table:table-cell office:value-type="float" office:value="348.87064" calcext:value-type="float">
            <text:p>348.87064</text:p>
          </table:table-cell>
        </table:table-row>
        <table:table-row table:style-name="ro1">
          <table:table-cell office:value-type="float" office:value="23.00051" calcext:value-type="float">
            <text:p>23.00051</text:p>
          </table:table-cell>
          <table:table-cell office:value-type="float" office:value="54.600086" calcext:value-type="float">
            <text:p>54.600086</text:p>
          </table:table-cell>
          <table:table-cell office:value-type="float" office:value="23" calcext:value-type="float">
            <text:p>23</text:p>
          </table:table-cell>
          <table:table-cell office:value-type="float" office:value="284.42972" calcext:value-type="float">
            <text:p>284.42972</text:p>
          </table:table-cell>
          <table:table-cell office:value-type="float" office:value="23.000729" calcext:value-type="float">
            <text:p>23.000729</text:p>
          </table:table-cell>
          <table:table-cell office:value-type="float" office:value="318.09796" calcext:value-type="float">
            <text:p>318.097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4995" calcext:value-type="float">
            <text:p>23.994995</text:p>
          </table:table-cell>
          <table:table-cell office:value-type="float" office:value="300.1477" calcext:value-type="float">
            <text:p>300.1477</text:p>
          </table:table-cell>
          <table:table-cell office:value-type="float" office:value="23.996443" calcext:value-type="float">
            <text:p>23.996443</text:p>
          </table:table-cell>
          <table:table-cell office:value-type="float" office:value="107.22653" calcext:value-type="float">
            <text:p>107.22653</text:p>
          </table:table-cell>
          <table:table-cell office:value-type="float" office:value="23.998465" calcext:value-type="float">
            <text:p>23.998465</text:p>
          </table:table-cell>
          <table:table-cell office:value-type="float" office:value="275.0771" calcext:value-type="float">
            <text:p>275.07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5.90002" calcext:value-type="float">
            <text:p>325.90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92.24118" calcext:value-type="float">
            <text:p>92.24118</text:p>
          </table:table-cell>
          <table:table-cell office:value-type="float" office:value="19.806984" calcext:value-type="float">
            <text:p>19.806984</text:p>
          </table:table-cell>
          <table:table-cell office:value-type="float" office:value="289.85117" calcext:value-type="float">
            <text:p>289.85117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98.13929" calcext:value-type="float">
            <text:p>98.139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49.030968" calcext:value-type="float">
            <text:p>49.030968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29.64806" calcext:value-type="float">
            <text:p>129.6480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06.62996" calcext:value-type="float">
            <text:p>106.62996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43.69392" calcext:value-type="float">
            <text:p>143.6939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0.25995" calcext:value-type="float">
            <text:p>290.25995</text:p>
          </table:table-cell>
          <table:table-cell office:value-type="float" office:value="23.995434" calcext:value-type="float">
            <text:p>23.995434</text:p>
          </table:table-cell>
          <table:table-cell office:value-type="float" office:value="37.130096" calcext:value-type="float">
            <text:p>37.1300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.867592" calcext:value-type="float">
            <text:p>26.867592</text:p>
          </table:table-cell>
          <table:table-cell office:value-type="float" office:value="23.994144" calcext:value-type="float">
            <text:p>23.994144</text:p>
          </table:table-cell>
          <table:table-cell office:value-type="float" office:value="48.65097" calcext:value-type="float">
            <text:p>48.650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331.27" calcext:value-type="float">
            <text:p>331.27</text:p>
          </table:table-cell>
          <table:table-cell office:value-type="float" office:value="14.638023" calcext:value-type="float">
            <text:p>14.638023</text:p>
          </table:table-cell>
          <table:table-cell office:value-type="float" office:value="63.235226" calcext:value-type="float">
            <text:p>63.235226</text:p>
          </table:table-cell>
          <table:table-cell office:value-type="float" office:value="14.451166" calcext:value-type="float">
            <text:p>14.451166</text:p>
          </table:table-cell>
          <table:table-cell office:value-type="float" office:value="369.06998" calcext:value-type="float">
            <text:p>369.06998</text:p>
          </table:table-cell>
          <table:table-cell office:value-type="float" office:value="14.912395" calcext:value-type="float">
            <text:p>14.912395</text:p>
          </table:table-cell>
          <table:table-cell office:value-type="float" office:value="329.97064" calcext:value-type="float">
            <text:p>329.97064</text:p>
          </table:table-cell>
        </table:table-row>
        <table:table-row table:style-name="ro1">
          <table:table-cell office:value-type="float" office:value="23.000906" calcext:value-type="float">
            <text:p>23.000906</text:p>
          </table:table-cell>
          <table:table-cell office:value-type="float" office:value="54.611988" calcext:value-type="float">
            <text:p>54.6119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284.42972" calcext:value-type="float">
            <text:p>284.42972</text:p>
          </table:table-cell>
          <table:table-cell office:value-type="float" office:value="23.00096" calcext:value-type="float">
            <text:p>23.00096</text:p>
          </table:table-cell>
          <table:table-cell office:value-type="float" office:value="318.09796" calcext:value-type="float">
            <text:p>318.097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9397" calcext:value-type="float">
            <text:p>23.999397</text:p>
          </table:table-cell>
          <table:table-cell office:value-type="float" office:value="300.1477" calcext:value-type="float">
            <text:p>300.1477</text:p>
          </table:table-cell>
          <table:table-cell office:value-type="float" office:value="23.99781" calcext:value-type="float">
            <text:p>23.99781</text:p>
          </table:table-cell>
          <table:table-cell office:value-type="float" office:value="107.26756" calcext:value-type="float">
            <text:p>107.26756</text:p>
          </table:table-cell>
          <table:table-cell office:value-type="float" office:value="23.998636" calcext:value-type="float">
            <text:p>23.998636</text:p>
          </table:table-cell>
          <table:table-cell office:value-type="float" office:value="275.0771" calcext:value-type="float">
            <text:p>275.0771</text:p>
          </table:table-cell>
          <table:table-cell office:value-type="float" office:value="24" calcext:value-type="float">
            <text:p>24</text:p>
          </table:table-cell>
          <table:table-cell office:value-type="float" office:value="325.90002" calcext:value-type="float">
            <text:p>325.90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11.741165" calcext:value-type="float">
            <text:p>111.741165</text:p>
          </table:table-cell>
          <table:table-cell office:value-type="float" office:value="19.845806" calcext:value-type="float">
            <text:p>19.845806</text:p>
          </table:table-cell>
          <table:table-cell office:value-type="float" office:value="289.85117" calcext:value-type="float">
            <text:p>289.85117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17.63928" calcext:value-type="float">
            <text:p>117.639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49.030968" calcext:value-type="float">
            <text:p>49.03096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29.64806" calcext:value-type="float">
            <text:p>129.64806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06.62996" calcext:value-type="float">
            <text:p>106.62996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43.69392" calcext:value-type="float">
            <text:p>143.69392</text:p>
          </table:table-cell>
          <table:table-cell office:value-type="float" office:value="24" calcext:value-type="float">
            <text:p>24</text:p>
          </table:table-cell>
          <table:table-cell office:value-type="float" office:value="290.25995" calcext:value-type="float">
            <text:p>290.25995</text:p>
          </table:table-cell>
          <table:table-cell office:value-type="float" office:value="23.99853" calcext:value-type="float">
            <text:p>23.99853</text:p>
          </table:table-cell>
          <table:table-cell office:value-type="float" office:value="39.950058" calcext:value-type="float">
            <text:p>39.950058</text:p>
          </table:table-cell>
          <table:table-cell office:value-type="float" office:value="24" calcext:value-type="float">
            <text:p>24</text:p>
          </table:table-cell>
          <table:table-cell office:value-type="float" office:value="26.867592" calcext:value-type="float">
            <text:p>26.867592</text:p>
          </table:table-cell>
          <table:table-cell office:value-type="float" office:value="23.99507" calcext:value-type="float">
            <text:p>23.99507</text:p>
          </table:table-cell>
          <table:table-cell office:value-type="float" office:value="48.678722" calcext:value-type="float">
            <text:p>48.6787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331.27" calcext:value-type="float">
            <text:p>331.27</text:p>
          </table:table-cell>
          <table:table-cell office:value-type="float" office:value="14.651275" calcext:value-type="float">
            <text:p>14.651275</text:p>
          </table:table-cell>
          <table:table-cell office:value-type="float" office:value="63.235226" calcext:value-type="float">
            <text:p>63.235226</text:p>
          </table:table-cell>
          <table:table-cell office:value-type="float" office:value="15.082168" calcext:value-type="float">
            <text:p>15.082168</text:p>
          </table:table-cell>
          <table:table-cell office:value-type="float" office:value="388" calcext:value-type="float">
            <text:p>388</text:p>
          </table:table-cell>
          <table:table-cell office:value-type="float" office:value="15.1890955" calcext:value-type="float">
            <text:p>15.1890955</text:p>
          </table:table-cell>
          <table:table-cell office:value-type="float" office:value="329.97064" calcext:value-type="float">
            <text:p>329.97064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22.481983" calcext:value-type="float">
            <text:p>22.481983</text:p>
          </table:table-cell>
          <table:table-cell office:value-type="float" office:value="23.9957" calcext:value-type="float">
            <text:p>23.9957</text:p>
          </table:table-cell>
          <table:table-cell office:value-type="float" office:value="252.29971" calcext:value-type="float">
            <text:p>252.299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5.96796" calcext:value-type="float">
            <text:p>285.9679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00.40115" calcext:value-type="float">
            <text:p>100.40115</text:p>
          </table:table-cell>
          <table:table-cell office:value-type="float" office:value="20.553516" calcext:value-type="float">
            <text:p>20.553516</text:p>
          </table:table-cell>
          <table:table-cell office:value-type="float" office:value="278.51114" calcext:value-type="float">
            <text:p>278.51114</text:p>
          </table:table-cell>
          <table:table-cell office:value-type="float" office:value="20.992939" calcext:value-type="float">
            <text:p>20.992939</text:p>
          </table:table-cell>
          <table:table-cell office:value-type="float" office:value="106.29927" calcext:value-type="float">
            <text:p>106.299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37.690956" calcext:value-type="float">
            <text:p>37.690956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23.70802" calcext:value-type="float">
            <text:p>123.70802</text:p>
          </table:table-cell>
          <table:table-cell office:value-type="float" office:value="19.775" calcext:value-type="float">
            <text:p>19.77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76866" calcext:value-type="float">
            <text:p>20.476866</text:p>
          </table:table-cell>
          <table:table-cell office:value-type="float" office:value="100.689926" calcext:value-type="float">
            <text:p>100.689926</text:p>
          </table:table-cell>
          <table:table-cell office:value-type="float" office:value="20.625906" calcext:value-type="float">
            <text:p>20.625906</text:p>
          </table:table-cell>
          <table:table-cell office:value-type="float" office:value="137.75389" calcext:value-type="float">
            <text:p>137.7538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312.09998" calcext:value-type="float">
            <text:p>312.09998</text:p>
          </table:table-cell>
          <table:table-cell office:value-type="float" office:value="15.592765" calcext:value-type="float">
            <text:p>15.592765</text:p>
          </table:table-cell>
          <table:table-cell office:value-type="float" office:value="44.06521" calcext:value-type="float">
            <text:p>44.06521</text:p>
          </table:table-cell>
          <table:table-cell office:value-type="float" office:value="15.9450655" calcext:value-type="float">
            <text:p>15.9450655</text:p>
          </table:table-cell>
          <table:table-cell office:value-type="float" office:value="368.83002" calcext:value-type="float">
            <text:p>368.83002</text:p>
          </table:table-cell>
          <table:table-cell office:value-type="float" office:value="16.320127" calcext:value-type="float">
            <text:p>16.320127</text:p>
          </table:table-cell>
          <table:table-cell office:value-type="float" office:value="310.80066" calcext:value-type="float">
            <text:p>310.80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481983" calcext:value-type="float">
            <text:p>22.481983</text:p>
          </table:table-cell>
          <table:table-cell office:value-type="float" office:value="23.99624" calcext:value-type="float">
            <text:p>23.99624</text:p>
          </table:table-cell>
          <table:table-cell office:value-type="float" office:value="252.29971" calcext:value-type="float">
            <text:p>252.29971</text:p>
          </table:table-cell>
          <table:table-cell office:value-type="float" office:value="24" calcext:value-type="float">
            <text:p>24</text:p>
          </table:table-cell>
          <table:table-cell office:value-type="float" office:value="293.55908" calcext:value-type="float">
            <text:p>293.5590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00.40115" calcext:value-type="float">
            <text:p>100.40115</text:p>
          </table:table-cell>
          <table:table-cell office:value-type="float" office:value="20.604053" calcext:value-type="float">
            <text:p>20.604053</text:p>
          </table:table-cell>
          <table:table-cell office:value-type="float" office:value="280.02725" calcext:value-type="float">
            <text:p>280.02725</text:p>
          </table:table-cell>
          <table:table-cell office:value-type="float" office:value="21.061556" calcext:value-type="float">
            <text:p>21.061556</text:p>
          </table:table-cell>
          <table:table-cell office:value-type="float" office:value="108.35777" calcext:value-type="float">
            <text:p>108.35777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37.690956" calcext:value-type="float">
            <text:p>37.690956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23.70802" calcext:value-type="float">
            <text:p>123.70802</text:p>
          </table:table-cell>
          <table:table-cell office:value-type="float" office:value="20.15" calcext:value-type="float">
            <text:p>20.1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80429" calcext:value-type="float">
            <text:p>20.480429</text:p>
          </table:table-cell>
          <table:table-cell office:value-type="float" office:value="100.796814" calcext:value-type="float">
            <text:p>100.796814</text:p>
          </table:table-cell>
          <table:table-cell office:value-type="float" office:value="20.63243" calcext:value-type="float">
            <text:p>20.63243</text:p>
          </table:table-cell>
          <table:table-cell office:value-type="float" office:value="143.69392" calcext:value-type="float">
            <text:p>143.6939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312.09998" calcext:value-type="float">
            <text:p>312.09998</text:p>
          </table:table-cell>
          <table:table-cell office:value-type="float" office:value="15.932119" calcext:value-type="float">
            <text:p>15.932119</text:p>
          </table:table-cell>
          <table:table-cell office:value-type="float" office:value="353.20023" calcext:value-type="float">
            <text:p>353.20023</text:p>
          </table:table-cell>
          <table:table-cell office:value-type="float" office:value="16.045368" calcext:value-type="float">
            <text:p>16.045368</text:p>
          </table:table-cell>
          <table:table-cell office:value-type="float" office:value="371.8391" calcext:value-type="float">
            <text:p>371.8391</text:p>
          </table:table-cell>
          <table:table-cell office:value-type="float" office:value="16.404873" calcext:value-type="float">
            <text:p>16.404873</text:p>
          </table:table-cell>
          <table:table-cell office:value-type="float" office:value="313.34305" calcext:value-type="float">
            <text:p>313.3430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98.511185" calcext:value-type="float">
            <text:p>98.511185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278.1372" calcext:value-type="float">
            <text:p>278.1372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06.46774" calcext:value-type="float">
            <text:p>106.46774</text:p>
          </table:table-cell>
          <table:table-cell office:value-type="float" office:value="22.29867" calcext:value-type="float">
            <text:p>22.29867</text:p>
          </table:table-cell>
          <table:table-cell office:value-type="float" office:value="35.800983" calcext:value-type="float">
            <text:p>35.800983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2.08805" calcext:value-type="float">
            <text:p>122.08805</text:p>
          </table:table-cell>
          <table:table-cell office:value-type="float" office:value="20.2" calcext:value-type="float">
            <text:p>20.2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1.38281" calcext:value-type="float">
            <text:p>21.38281</text:p>
          </table:table-cell>
          <table:table-cell office:value-type="float" office:value="99.17684" calcext:value-type="float">
            <text:p>99.17684</text:p>
          </table:table-cell>
          <table:table-cell office:value-type="float" office:value="22.224237" calcext:value-type="float">
            <text:p>22.224237</text:p>
          </table:table-cell>
          <table:table-cell office:value-type="float" office:value="142.07394" calcext:value-type="float">
            <text:p>142.07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469395" calcext:value-type="float">
            <text:p>16.469395</text:p>
          </table:table-cell>
          <table:table-cell office:value-type="float" office:value="294.00998" calcext:value-type="float">
            <text:p>294.00998</text:p>
          </table:table-cell>
          <table:table-cell office:value-type="float" office:value="17.249514" calcext:value-type="float">
            <text:p>17.249514</text:p>
          </table:table-cell>
          <table:table-cell office:value-type="float" office:value="335.1102" calcext:value-type="float">
            <text:p>335.1102</text:p>
          </table:table-cell>
          <table:table-cell office:value-type="float" office:value="17.38375" calcext:value-type="float">
            <text:p>17.38375</text:p>
          </table:table-cell>
          <table:table-cell office:value-type="float" office:value="353.74915" calcext:value-type="float">
            <text:p>353.74915</text:p>
          </table:table-cell>
          <table:table-cell office:value-type="float" office:value="17.25" calcext:value-type="float">
            <text:p>17.25</text:p>
          </table:table-cell>
          <table:table-cell office:value-type="float" office:value="295.25308" calcext:value-type="float">
            <text:p>295.2530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98.511185" calcext:value-type="float">
            <text:p>98.511185</text:p>
          </table:table-cell>
          <table:table-cell office:value-type="float" office:value="23" calcext:value-type="float">
            <text:p>23</text:p>
          </table:table-cell>
          <table:table-cell office:value-type="float" office:value="278.1372" calcext:value-type="float">
            <text:p>278.1372</text:p>
          </table:table-cell>
          <table:table-cell office:value-type="float" office:value="23" calcext:value-type="float">
            <text:p>23</text:p>
          </table:table-cell>
          <table:table-cell office:value-type="float" office:value="106.46774" calcext:value-type="float">
            <text:p>106.46774</text:p>
          </table:table-cell>
          <table:table-cell office:value-type="float" office:value="22.792835" calcext:value-type="float">
            <text:p>22.792835</text:p>
          </table:table-cell>
          <table:table-cell office:value-type="float" office:value="35.800983" calcext:value-type="float">
            <text:p>35.800983</text:p>
          </table:table-cell>
          <table:table-cell office:value-type="float" office:value="23" calcext:value-type="float">
            <text:p>23</text:p>
          </table:table-cell>
          <table:table-cell office:value-type="float" office:value="122.08805" calcext:value-type="float">
            <text:p>122.08805</text:p>
          </table:table-cell>
          <table:table-cell office:value-type="float" office:value="23" calcext:value-type="float">
            <text:p>23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1.922915" calcext:value-type="float">
            <text:p>21.922915</text:p>
          </table:table-cell>
          <table:table-cell office:value-type="float" office:value="99.17684" calcext:value-type="float">
            <text:p>99.17684</text:p>
          </table:table-cell>
          <table:table-cell office:value-type="float" office:value="22.646875" calcext:value-type="float">
            <text:p>22.646875</text:p>
          </table:table-cell>
          <table:table-cell office:value-type="float" office:value="142.07394" calcext:value-type="float">
            <text:p>142.07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35118" calcext:value-type="float">
            <text:p>16.935118</text:p>
          </table:table-cell>
          <table:table-cell office:value-type="float" office:value="307.98166" calcext:value-type="float">
            <text:p>307.98166</text:p>
          </table:table-cell>
          <table:table-cell office:value-type="float" office:value="17.269375" calcext:value-type="float">
            <text:p>17.269375</text:p>
          </table:table-cell>
          <table:table-cell office:value-type="float" office:value="353.20023" calcext:value-type="float">
            <text:p>353.20023</text:p>
          </table:table-cell>
          <table:table-cell office:value-type="float" office:value="17.592714" calcext:value-type="float">
            <text:p>17.592714</text:p>
          </table:table-cell>
          <table:table-cell office:value-type="float" office:value="360.01804" calcext:value-type="float">
            <text:p>360.01804</text:p>
          </table:table-cell>
          <table:table-cell office:value-type="float" office:value="18.025" calcext:value-type="float">
            <text:p>18.025</text:p>
          </table:table-cell>
          <table:table-cell office:value-type="float" office:value="295.25308" calcext:value-type="float">
            <text:p>295.2530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6.38118" calcext:value-type="float">
            <text:p>66.38118</text:p>
          </table:table-cell>
          <table:table-cell office:value-type="float" office:value="23.998596" calcext:value-type="float">
            <text:p>23.998596</text:p>
          </table:table-cell>
          <table:table-cell office:value-type="float" office:value="246.0072" calcext:value-type="float">
            <text:p>246.00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4.33774" calcext:value-type="float">
            <text:p>74.33774</text:p>
          </table:table-cell>
          <table:table-cell office:value-type="float" office:value="23.99716" calcext:value-type="float">
            <text:p>23.99716</text:p>
          </table:table-cell>
          <table:table-cell office:value-type="float" office:value="3.6709785" calcext:value-type="float">
            <text:p>3.67097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9.958046" calcext:value-type="float">
            <text:p>89.958046</text:p>
          </table:table-cell>
          <table:table-cell office:value-type="float" office:value="23.993896" calcext:value-type="float">
            <text:p>23.993896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132" calcext:value-type="float">
            <text:p>23.999132</text:p>
          </table:table-cell>
          <table:table-cell office:value-type="float" office:value="67.04684" calcext:value-type="float">
            <text:p>67.04684</text:p>
          </table:table-cell>
          <table:table-cell office:value-type="float" office:value="23.995045" calcext:value-type="float">
            <text:p>23.995045</text:p>
          </table:table-cell>
          <table:table-cell office:value-type="float" office:value="109.94394" calcext:value-type="float">
            <text:p>109.94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4067" calcext:value-type="float">
            <text:p>18.024067</text:p>
          </table:table-cell>
          <table:table-cell office:value-type="float" office:value="291.78165" calcext:value-type="float">
            <text:p>291.78165</text:p>
          </table:table-cell>
          <table:table-cell office:value-type="float" office:value="18.280222" calcext:value-type="float">
            <text:p>18.280222</text:p>
          </table:table-cell>
          <table:table-cell office:value-type="float" office:value="337.0002" calcext:value-type="float">
            <text:p>337.0002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343.81802" calcext:value-type="float">
            <text:p>343.81802</text:p>
          </table:table-cell>
          <table:table-cell office:value-type="float" office:value="18.841127" calcext:value-type="float">
            <text:p>18.841127</text:p>
          </table:table-cell>
          <table:table-cell office:value-type="float" office:value="279.05307" calcext:value-type="float">
            <text:p>279.0530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66.63118" calcext:value-type="float">
            <text:p>66.63118</text:p>
          </table:table-cell>
          <table:table-cell office:value-type="float" office:value="23.999577" calcext:value-type="float">
            <text:p>23.999577</text:p>
          </table:table-cell>
          <table:table-cell office:value-type="float" office:value="246.90028" calcext:value-type="float">
            <text:p>246.90028</text:p>
          </table:table-cell>
          <table:table-cell office:value-type="float" office:value="24" calcext:value-type="float">
            <text:p>24</text:p>
          </table:table-cell>
          <table:table-cell office:value-type="float" office:value="74.33774" calcext:value-type="float">
            <text:p>74.33774</text:p>
          </table:table-cell>
          <table:table-cell office:value-type="float" office:value="23.99864" calcext:value-type="float">
            <text:p>23.99864</text:p>
          </table:table-cell>
          <table:table-cell office:value-type="float" office:value="5.019278" calcext:value-type="float">
            <text:p>5.019278</text:p>
          </table:table-cell>
          <table:table-cell office:value-type="float" office:value="24" calcext:value-type="float">
            <text:p>24</text:p>
          </table:table-cell>
          <table:table-cell office:value-type="float" office:value="89.958046" calcext:value-type="float">
            <text:p>89.958046</text:p>
          </table:table-cell>
          <table:table-cell office:value-type="float" office:value="23.99864" calcext:value-type="float">
            <text:p>23.99864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67.06938" calcext:value-type="float">
            <text:p>67.06938</text:p>
          </table:table-cell>
          <table:table-cell office:value-type="float" office:value="23.998745" calcext:value-type="float">
            <text:p>23.998745</text:p>
          </table:table-cell>
          <table:table-cell office:value-type="float" office:value="110.05495" calcext:value-type="float">
            <text:p>110.0549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71585" calcext:value-type="float">
            <text:p>18.071585</text:p>
          </table:table-cell>
          <table:table-cell office:value-type="float" office:value="291.78165" calcext:value-type="float">
            <text:p>291.78165</text:p>
          </table:table-cell>
          <table:table-cell office:value-type="float" office:value="18.32117" calcext:value-type="float">
            <text:p>18.32117</text:p>
          </table:table-cell>
          <table:table-cell office:value-type="float" office:value="374.3032" calcext:value-type="float">
            <text:p>374.3032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343.81802" calcext:value-type="float">
            <text:p>343.81802</text:p>
          </table:table-cell>
          <table:table-cell office:value-type="float" office:value="19.23971" calcext:value-type="float">
            <text:p>19.23971</text:p>
          </table:table-cell>
          <table:table-cell office:value-type="float" office:value="291.01056" calcext:value-type="float">
            <text:p>291.0105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15097" calcext:value-type="float">
            <text:p>19.115097</text:p>
          </table:table-cell>
          <table:table-cell office:value-type="float" office:value="275.58163" calcext:value-type="float">
            <text:p>275.58163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358.10318" calcext:value-type="float">
            <text:p>358.10318</text:p>
          </table:table-cell>
          <table:table-cell office:value-type="float" office:value="19.94899" calcext:value-type="float">
            <text:p>19.94899</text:p>
          </table:table-cell>
          <table:table-cell office:value-type="float" office:value="327.618" calcext:value-type="float">
            <text:p>327.618</text:p>
          </table:table-cell>
          <table:table-cell office:value-type="float" office:value="20.248623" calcext:value-type="float">
            <text:p>20.248623</text:p>
          </table:table-cell>
          <table:table-cell office:value-type="float" office:value="274.81055" calcext:value-type="float">
            <text:p>274.8105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236607" calcext:value-type="float">
            <text:p>19.236607</text:p>
          </table:table-cell>
          <table:table-cell office:value-type="float" office:value="275.58163" calcext:value-type="float">
            <text:p>275.58163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358.10318" calcext:value-type="float">
            <text:p>358.10318</text:p>
          </table:table-cell>
          <table:table-cell office:value-type="float" office:value="19.99328" calcext:value-type="float">
            <text:p>19.99328</text:p>
          </table:table-cell>
          <table:table-cell office:value-type="float" office:value="367.96423" calcext:value-type="float">
            <text:p>367.96423</text:p>
          </table:table-cell>
          <table:table-cell office:value-type="float" office:value="20.2707" calcext:value-type="float">
            <text:p>20.2707</text:p>
          </table:table-cell>
          <table:table-cell office:value-type="float" office:value="294.9221" calcext:value-type="float">
            <text:p>294.92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66.67163" calcext:value-type="float">
            <text:p>266.67163</text:p>
          </table:table-cell>
          <table:table-cell office:value-type="float" office:value="20.616728" calcext:value-type="float">
            <text:p>20.616728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010193" calcext:value-type="float">
            <text:p>21.010193</text:p>
          </table:table-cell>
          <table:table-cell office:value-type="float" office:value="359.05426" calcext:value-type="float">
            <text:p>359.05426</text:p>
          </table:table-cell>
          <table:table-cell office:value-type="float" office:value="20.75" calcext:value-type="float">
            <text:p>20.75</text:p>
          </table:table-cell>
          <table:table-cell office:value-type="float" office:value="286.0121" calcext:value-type="float">
            <text:p>286.01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66.67163" calcext:value-type="float">
            <text:p>266.67163</text:p>
          </table:table-cell>
          <table:table-cell office:value-type="float" office:value="20.616924" calcext:value-type="float">
            <text:p>20.616924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041967" calcext:value-type="float">
            <text:p>21.041967</text:p>
          </table:table-cell>
          <table:table-cell office:value-type="float" office:value="388" calcext:value-type="float">
            <text:p>3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86.0121" calcext:value-type="float">
            <text:p>286.01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0493" calcext:value-type="float">
            <text:p>21.10493</text:p>
          </table:table-cell>
          <table:table-cell office:value-type="float" office:value="254.52164" calcext:value-type="float">
            <text:p>254.52164</text:p>
          </table:table-cell>
          <table:table-cell office:value-type="float" office:value="21.164167" calcext:value-type="float">
            <text:p>21.164167</text:p>
          </table:table-cell>
          <table:table-cell office:value-type="float" office:value="337.04312" calcext:value-type="float">
            <text:p>337.04312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375.85" calcext:value-type="float">
            <text:p>375.8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273.8621" calcext:value-type="float">
            <text:p>273.86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16703" calcext:value-type="float">
            <text:p>21.216703</text:p>
          </table:table-cell>
          <table:table-cell office:value-type="float" office:value="254.52164" calcext:value-type="float">
            <text:p>254.52164</text:p>
          </table:table-cell>
          <table:table-cell office:value-type="float" office:value="21.569166" calcext:value-type="float">
            <text:p>21.569166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375.85" calcext:value-type="float">
            <text:p>375.85</text:p>
          </table:table-cell>
          <table:table-cell office:value-type="float" office:value="22.3" calcext:value-type="float">
            <text:p>22.3</text:p>
          </table:table-cell>
          <table:table-cell office:value-type="float" office:value="273.8621" calcext:value-type="float">
            <text:p>273.86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20715" calcext:value-type="float">
            <text:p>21.820715</text:p>
          </table:table-cell>
          <table:table-cell office:value-type="float" office:value="238.59163" calcext:value-type="float">
            <text:p>238.59163</text:p>
          </table:table-cell>
          <table:table-cell office:value-type="float" office:value="22.17499" calcext:value-type="float">
            <text:p>22.17499</text:p>
          </table:table-cell>
          <table:table-cell office:value-type="float" office:value="333.26312" calcext:value-type="float">
            <text:p>333.26312</text:p>
          </table:table-cell>
          <table:table-cell office:value-type="float" office:value="22.635103" calcext:value-type="float">
            <text:p>22.635103</text:p>
          </table:table-cell>
          <table:table-cell office:value-type="float" office:value="359.92" calcext:value-type="float">
            <text:p>359.92</text:p>
          </table:table-cell>
          <table:table-cell office:value-type="float" office:value="22.855623" calcext:value-type="float">
            <text:p>22.855623</text:p>
          </table:table-cell>
          <table:table-cell office:value-type="float" office:value="257.9321" calcext:value-type="float">
            <text:p>257.93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41868" calcext:value-type="float">
            <text:p>21.941868</text:p>
          </table:table-cell>
          <table:table-cell office:value-type="float" office:value="348.95584" calcext:value-type="float">
            <text:p>348.95584</text:p>
          </table:table-cell>
          <table:table-cell office:value-type="float" office:value="22.235079" calcext:value-type="float">
            <text:p>22.235079</text:p>
          </table:table-cell>
          <table:table-cell office:value-type="float" office:value="388" calcext:value-type="float">
            <text:p>388</text:p>
          </table:table-cell>
          <table:table-cell office:value-type="float" office:value="22.640945" calcext:value-type="float">
            <text:p>22.640945</text:p>
          </table:table-cell>
          <table:table-cell office:value-type="float" office:value="359.92" calcext:value-type="float">
            <text:p>359.92</text:p>
          </table:table-cell>
          <table:table-cell office:value-type="float" office:value="22.931267" calcext:value-type="float">
            <text:p>22.931267</text:p>
          </table:table-cell>
          <table:table-cell office:value-type="float" office:value="260.20142" calcext:value-type="float">
            <text:p>260.201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16.28583" calcext:value-type="float">
            <text:p>316.28583</text:p>
          </table:table-cell>
          <table:table-cell office:value-type="float" office:value="23.000055" calcext:value-type="float">
            <text:p>23.000055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" calcext:value-type="float">
            <text:p>23</text:p>
          </table:table-cell>
          <table:table-cell office:value-type="float" office:value="348.85" calcext:value-type="float">
            <text:p>348.85</text:p>
          </table:table-cell>
          <table:table-cell office:value-type="float" office:value="23" calcext:value-type="float">
            <text:p>23</text:p>
          </table:table-cell>
          <table:table-cell office:value-type="float" office:value="259.93143" calcext:value-type="float">
            <text:p>259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16.28583" calcext:value-type="float">
            <text:p>316.28583</text:p>
          </table:table-cell>
          <table:table-cell office:value-type="float" office:value="23.000776" calcext:value-type="float">
            <text:p>23.000776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48.85" calcext:value-type="float">
            <text:p>348.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59.93143" calcext:value-type="float">
            <text:p>259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4.15582" calcext:value-type="float">
            <text:p>284.15582</text:p>
          </table:table-cell>
          <table:table-cell office:value-type="float" office:value="23.996004" calcext:value-type="float">
            <text:p>23.996004</text:p>
          </table:table-cell>
          <table:table-cell office:value-type="float" office:value="334.00003" calcext:value-type="float">
            <text:p>334.0000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16.72" calcext:value-type="float">
            <text:p>316.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27.80142" calcext:value-type="float">
            <text:p>227.801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84.40582" calcext:value-type="float">
            <text:p>284.40582</text:p>
          </table:table-cell>
          <table:table-cell office:value-type="float" office:value="23.99738" calcext:value-type="float">
            <text:p>23.99738</text:p>
          </table:table-cell>
          <table:table-cell office:value-type="float" office:value="335.25278" calcext:value-type="float">
            <text:p>335.25278</text:p>
          </table:table-cell>
          <table:table-cell office:value-type="float" office:value="24" calcext:value-type="float">
            <text:p>24</text:p>
          </table:table-cell>
          <table:table-cell office:value-type="float" office:value="316.72" calcext:value-type="float">
            <text:p>316.72</text:p>
          </table:table-cell>
          <table:table-cell office:value-type="float" office:value="24" calcext:value-type="float">
            <text:p>24</text:p>
          </table:table-cell>
          <table:table-cell office:value-type="float" office:value="227.80142" calcext:value-type="float">
            <text:p>227.80142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8:08:15.748848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8:08:52.759046454</dc:date>
    <meta:editing-duration>PT20M25S</meta:editing-duration>
    <meta:editing-cycles>7</meta:editing-cycles>
    <meta:generator>LibreOffice/24.2.1.2$Linux_X86_64 LibreOffice_project/420$Build-2</meta:generator>
    <meta:document-statistic meta:table-count="5" meta:cell-count="189580" meta:object-count="0"/>
  </office:meta>
</office:document-meta>
</file>